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8201in" table:align="left"/>
    </style:style>
    <style:style style:name="Table1.A" style:family="table-column">
      <style:table-column-properties style:column-width="0.9528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0965in"/>
    </style:style>
    <style:style style:name="Table1.A1" style:family="table-cell">
      <style:table-cell-properties style:vertical-align="middle" fo:background-color="#f5f5f5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1.3" style:family="table-row">
      <style:table-row-properties fo:background-color="#cd5c5c">
        <style:background-image/>
      </style:table-row-properties>
    </style:style>
    <style:style style:name="Table1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4" style:family="table-row">
      <style:table-row-properties fo:background-color="#f08080">
        <style:background-image/>
      </style:table-row-properties>
    </style:style>
    <style:style style:name="Table1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5" style:family="table-row">
      <style:table-row-properties fo:background-color="#fa8072">
        <style:background-image/>
      </style:table-row-properties>
    </style:style>
    <style:style style:name="Table1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6" style:family="table-row">
      <style:table-row-properties fo:background-color="#e9967a">
        <style:background-image/>
      </style:table-row-properties>
    </style:style>
    <style:style style:name="Table1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7" style:family="table-row">
      <style:table-row-properties fo:background-color="#ffa07a">
        <style:background-image/>
      </style:table-row-properties>
    </style:style>
    <style:style style:name="Table1.A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8" style:family="table-row">
      <style:table-row-properties fo:background-color="#dc143c">
        <style:background-image/>
      </style:table-row-properties>
    </style:style>
    <style:style style:name="Table1.A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9" style:family="table-row">
      <style:table-row-properties fo:background-color="#ff0000">
        <style:background-image/>
      </style:table-row-properties>
    </style:style>
    <style:style style:name="Table1.A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10" style:family="table-row">
      <style:table-row-properties fo:background-color="#b22222">
        <style:background-image/>
      </style:table-row-properties>
    </style:style>
    <style:style style:name="Table1.A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11" style:family="table-row">
      <style:table-row-properties fo:background-color="#8b0000">
        <style:background-image/>
      </style:table-row-properties>
    </style:style>
    <style:style style:name="Table1.A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B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1.C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" style:family="table">
      <style:table-properties style:width="2.9396in" table:align="left"/>
    </style:style>
    <style:style style:name="Table2.A" style:family="table-column">
      <style:table-column-properties style:column-width="1.3229in"/>
    </style:style>
    <style:style style:name="Table2.B" style:family="table-column">
      <style:table-column-properties style:column-width="0.6785in"/>
    </style:style>
    <style:style style:name="Table2.C" style:family="table-column">
      <style:table-column-properties style:column-width="0.9382in"/>
    </style:style>
    <style:style style:name="Table2.A1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2.2" style:family="table-row">
      <style:table-row-properties fo:background-color="#ffc0cb">
        <style:background-image/>
      </style:table-row-properties>
    </style:style>
    <style:style style:name="Table2.A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B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C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3" style:family="table-row">
      <style:table-row-properties fo:background-color="#ffb6c1">
        <style:background-image/>
      </style:table-row-properties>
    </style:style>
    <style:style style:name="Table2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4" style:family="table-row">
      <style:table-row-properties fo:background-color="#ff69b4">
        <style:background-image/>
      </style:table-row-properties>
    </style:style>
    <style:style style:name="Table2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5" style:family="table-row">
      <style:table-row-properties fo:background-color="#ff1493">
        <style:background-image/>
      </style:table-row-properties>
    </style:style>
    <style:style style:name="Table2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6" style:family="table-row">
      <style:table-row-properties fo:background-color="#c71585">
        <style:background-image/>
      </style:table-row-properties>
    </style:style>
    <style:style style:name="Table2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7" style:family="table-row">
      <style:table-row-properties fo:background-color="#db7093">
        <style:background-image/>
      </style:table-row-properties>
    </style:style>
    <style:style style:name="Table2.A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B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2.C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" style:family="table">
      <style:table-properties style:width="2.3819in" table:align="left"/>
    </style:style>
    <style:style style:name="Table3.A" style:family="table-column">
      <style:table-column-properties style:column-width="0.9069in"/>
    </style:style>
    <style:style style:name="Table3.B" style:family="table-column">
      <style:table-column-properties style:column-width="0.6201in"/>
    </style:style>
    <style:style style:name="Table3.C" style:family="table-column">
      <style:table-column-properties style:column-width="0.8549in"/>
    </style:style>
    <style:style style:name="Table3.A1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3.2" style:family="table-row">
      <style:table-row-properties fo:background-color="#ff7f50">
        <style:background-image/>
      </style:table-row-properties>
    </style:style>
    <style:style style:name="Table3.A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B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C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3" style:family="table-row">
      <style:table-row-properties fo:background-color="#ff6347">
        <style:background-image/>
      </style:table-row-properties>
    </style:style>
    <style:style style:name="Table3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4" style:family="table-row">
      <style:table-row-properties fo:background-color="#ff4500">
        <style:background-image/>
      </style:table-row-properties>
    </style:style>
    <style:style style:name="Table3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5" style:family="table-row">
      <style:table-row-properties fo:background-color="#ff8c00">
        <style:background-image/>
      </style:table-row-properties>
    </style:style>
    <style:style style:name="Table3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6" style:family="table-row">
      <style:table-row-properties fo:background-color="#ffa500">
        <style:background-image/>
      </style:table-row-properties>
    </style:style>
    <style:style style:name="Table3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3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" style:family="table">
      <style:table-properties style:width="3.2785in" table:align="left"/>
    </style:style>
    <style:style style:name="Table4.A" style:family="table-column">
      <style:table-column-properties style:column-width="1.6333in"/>
    </style:style>
    <style:style style:name="Table4.B" style:family="table-column">
      <style:table-column-properties style:column-width="0.7069in"/>
    </style:style>
    <style:style style:name="Table4.C" style:family="table-column">
      <style:table-column-properties style:column-width="0.9382in"/>
    </style:style>
    <style:style style:name="Table4.A1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4.2" style:family="table-row">
      <style:table-row-properties fo:background-color="#ffd700">
        <style:background-image/>
      </style:table-row-properties>
    </style:style>
    <style:style style:name="Table4.A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3" style:family="table-row">
      <style:table-row-properties fo:background-color="#ffff00">
        <style:background-image/>
      </style:table-row-properties>
    </style:style>
    <style:style style:name="Table4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4" style:family="table-row">
      <style:table-row-properties fo:background-color="#ffffe0">
        <style:background-image/>
      </style:table-row-properties>
    </style:style>
    <style:style style:name="Table4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5" style:family="table-row">
      <style:table-row-properties fo:background-color="#fffacd">
        <style:background-image/>
      </style:table-row-properties>
    </style:style>
    <style:style style:name="Table4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6" style:family="table-row">
      <style:table-row-properties fo:background-color="#fafad2">
        <style:background-image/>
      </style:table-row-properties>
    </style:style>
    <style:style style:name="Table4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7" style:family="table-row">
      <style:table-row-properties fo:background-color="#ffefd5">
        <style:background-image/>
      </style:table-row-properties>
    </style:style>
    <style:style style:name="Table4.A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8" style:family="table-row">
      <style:table-row-properties fo:background-color="#ffe4b5">
        <style:background-image/>
      </style:table-row-properties>
    </style:style>
    <style:style style:name="Table4.A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9" style:family="table-row">
      <style:table-row-properties fo:background-color="#ffdab9">
        <style:background-image/>
      </style:table-row-properties>
    </style:style>
    <style:style style:name="Table4.A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10" style:family="table-row">
      <style:table-row-properties fo:background-color="#eee8aa">
        <style:background-image/>
      </style:table-row-properties>
    </style:style>
    <style:style style:name="Table4.A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11" style:family="table-row">
      <style:table-row-properties fo:background-color="#f0e68c">
        <style:background-image/>
      </style:table-row-properties>
    </style:style>
    <style:style style:name="Table4.A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12" style:family="table-row">
      <style:table-row-properties fo:background-color="#bdb76b">
        <style:background-image/>
      </style:table-row-properties>
    </style:style>
    <style:style style:name="Table4.A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B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4.C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" style:family="table">
      <style:table-properties style:width="2.9958in" table:align="left"/>
    </style:style>
    <style:style style:name="Table5.A" style:family="table-column">
      <style:table-column-properties style:column-width="1.2951in"/>
    </style:style>
    <style:style style:name="Table5.B" style:family="table-column">
      <style:table-column-properties style:column-width="0.7625in"/>
    </style:style>
    <style:style style:name="Table5.C" style:family="table-column">
      <style:table-column-properties style:column-width="0.9382in"/>
    </style:style>
    <style:style style:name="Table5.A1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5.2" style:family="table-row">
      <style:table-row-properties fo:background-color="#e6e6fa">
        <style:background-image/>
      </style:table-row-properties>
    </style:style>
    <style:style style:name="Table5.A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3" style:family="table-row">
      <style:table-row-properties fo:background-color="#d8bfd8">
        <style:background-image/>
      </style:table-row-properties>
    </style:style>
    <style:style style:name="Table5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4" style:family="table-row">
      <style:table-row-properties fo:background-color="#dda0dd">
        <style:background-image/>
      </style:table-row-properties>
    </style:style>
    <style:style style:name="Table5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5" style:family="table-row">
      <style:table-row-properties fo:background-color="#ee82ee">
        <style:background-image/>
      </style:table-row-properties>
    </style:style>
    <style:style style:name="Table5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6" style:family="table-row">
      <style:table-row-properties fo:background-color="#da70d6">
        <style:background-image/>
      </style:table-row-properties>
    </style:style>
    <style:style style:name="Table5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7" style:family="table-row">
      <style:table-row-properties fo:background-color="#ff00ff">
        <style:background-image/>
      </style:table-row-properties>
    </style:style>
    <style:style style:name="Table5.A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A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9" style:family="table-row">
      <style:table-row-properties fo:background-color="#ba55d3">
        <style:background-image/>
      </style:table-row-properties>
    </style:style>
    <style:style style:name="Table5.A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0" style:family="table-row">
      <style:table-row-properties fo:background-color="#9370db">
        <style:background-image/>
      </style:table-row-properties>
    </style:style>
    <style:style style:name="Table5.A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1" style:family="table-row">
      <style:table-row-properties fo:background-color="#8a2be2">
        <style:background-image/>
      </style:table-row-properties>
    </style:style>
    <style:style style:name="Table5.A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2" style:family="table-row">
      <style:table-row-properties fo:background-color="#9400d3">
        <style:background-image/>
      </style:table-row-properties>
    </style:style>
    <style:style style:name="Table5.A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3" style:family="table-row">
      <style:table-row-properties fo:background-color="#9932cc">
        <style:background-image/>
      </style:table-row-properties>
    </style:style>
    <style:style style:name="Table5.A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4" style:family="table-row">
      <style:table-row-properties fo:background-color="#8b008b">
        <style:background-image/>
      </style:table-row-properties>
    </style:style>
    <style:style style:name="Table5.A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5" style:family="table-row">
      <style:table-row-properties fo:background-color="#800080">
        <style:background-image/>
      </style:table-row-properties>
    </style:style>
    <style:style style:name="Table5.A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A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7" style:family="table-row">
      <style:table-row-properties fo:background-color="#4b0082">
        <style:background-image/>
      </style:table-row-properties>
    </style:style>
    <style:style style:name="Table5.A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8" style:family="table-row">
      <style:table-row-properties fo:background-color="#7b68ee">
        <style:background-image/>
      </style:table-row-properties>
    </style:style>
    <style:style style:name="Table5.A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19" style:family="table-row">
      <style:table-row-properties fo:background-color="#6a5acd">
        <style:background-image/>
      </style:table-row-properties>
    </style:style>
    <style:style style:name="Table5.A1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1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1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20" style:family="table-row">
      <style:table-row-properties fo:background-color="#483d8b">
        <style:background-image/>
      </style:table-row-properties>
    </style:style>
    <style:style style:name="Table5.A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B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5.C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" style:family="table">
      <style:table-properties style:width="3.1549in" table:align="left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0.7167in"/>
    </style:style>
    <style:style style:name="Table6.C" style:family="table-column">
      <style:table-column-properties style:column-width="0.9382in"/>
    </style:style>
    <style:style style:name="Table6.A1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6.2" style:family="table-row">
      <style:table-row-properties fo:background-color="#adff2f">
        <style:background-image/>
      </style:table-row-properties>
    </style:style>
    <style:style style:name="Table6.A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" style:family="table-row">
      <style:table-row-properties fo:background-color="#7fff00">
        <style:background-image/>
      </style:table-row-properties>
    </style:style>
    <style:style style:name="Table6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" style:family="table-row">
      <style:table-row-properties fo:background-color="#7cfc00">
        <style:background-image/>
      </style:table-row-properties>
    </style:style>
    <style:style style:name="Table6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5" style:family="table-row">
      <style:table-row-properties fo:background-color="#00ff00">
        <style:background-image/>
      </style:table-row-properties>
    </style:style>
    <style:style style:name="Table6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6" style:family="table-row">
      <style:table-row-properties fo:background-color="#32cd32">
        <style:background-image/>
      </style:table-row-properties>
    </style:style>
    <style:style style:name="Table6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7" style:family="table-row">
      <style:table-row-properties fo:background-color="#98fb98">
        <style:background-image/>
      </style:table-row-properties>
    </style:style>
    <style:style style:name="Table6.A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8" style:family="table-row">
      <style:table-row-properties fo:background-color="#90ee90">
        <style:background-image/>
      </style:table-row-properties>
    </style:style>
    <style:style style:name="Table6.A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9" style:family="table-row">
      <style:table-row-properties fo:background-color="#00fa9a">
        <style:background-image/>
      </style:table-row-properties>
    </style:style>
    <style:style style:name="Table6.A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0" style:family="table-row">
      <style:table-row-properties fo:background-color="#00ff7f">
        <style:background-image/>
      </style:table-row-properties>
    </style:style>
    <style:style style:name="Table6.A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1" style:family="table-row">
      <style:table-row-properties fo:background-color="#3cb371">
        <style:background-image/>
      </style:table-row-properties>
    </style:style>
    <style:style style:name="Table6.A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2" style:family="table-row">
      <style:table-row-properties fo:background-color="#2e8b57">
        <style:background-image/>
      </style:table-row-properties>
    </style:style>
    <style:style style:name="Table6.A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3" style:family="table-row">
      <style:table-row-properties fo:background-color="#228b22">
        <style:background-image/>
      </style:table-row-properties>
    </style:style>
    <style:style style:name="Table6.A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4" style:family="table-row">
      <style:table-row-properties fo:background-color="#008000">
        <style:background-image/>
      </style:table-row-properties>
    </style:style>
    <style:style style:name="Table6.A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5" style:family="table-row">
      <style:table-row-properties fo:background-color="#006400">
        <style:background-image/>
      </style:table-row-properties>
    </style:style>
    <style:style style:name="Table6.A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6" style:family="table-row">
      <style:table-row-properties fo:background-color="#9acd32">
        <style:background-image/>
      </style:table-row-properties>
    </style:style>
    <style:style style:name="Table6.A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7" style:family="table-row">
      <style:table-row-properties fo:background-color="#6b8e23">
        <style:background-image/>
      </style:table-row-properties>
    </style:style>
    <style:style style:name="Table6.A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8" style:family="table-row">
      <style:table-row-properties fo:background-color="#808000">
        <style:background-image/>
      </style:table-row-properties>
    </style:style>
    <style:style style:name="Table6.A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19" style:family="table-row">
      <style:table-row-properties fo:background-color="#556b2f">
        <style:background-image/>
      </style:table-row-properties>
    </style:style>
    <style:style style:name="Table6.A1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1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1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0" style:family="table-row">
      <style:table-row-properties fo:background-color="#66cdaa">
        <style:background-image/>
      </style:table-row-properties>
    </style:style>
    <style:style style:name="Table6.A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1" style:family="table-row">
      <style:table-row-properties fo:background-color="#8fbc8f">
        <style:background-image/>
      </style:table-row-properties>
    </style:style>
    <style:style style:name="Table6.A2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2" style:family="table-row">
      <style:table-row-properties fo:background-color="#20b2aa">
        <style:background-image/>
      </style:table-row-properties>
    </style:style>
    <style:style style:name="Table6.A2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3" style:family="table-row">
      <style:table-row-properties fo:background-color="#008b8b">
        <style:background-image/>
      </style:table-row-properties>
    </style:style>
    <style:style style:name="Table6.A2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4" style:family="table-row">
      <style:table-row-properties fo:background-color="#008080">
        <style:background-image/>
      </style:table-row-properties>
    </style:style>
    <style:style style:name="Table6.A2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6" style:family="table-row">
      <style:table-row-properties fo:background-color="#00ffff">
        <style:background-image/>
      </style:table-row-properties>
    </style:style>
    <style:style style:name="Table6.A2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A2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8" style:family="table-row">
      <style:table-row-properties fo:background-color="#e0ffff">
        <style:background-image/>
      </style:table-row-properties>
    </style:style>
    <style:style style:name="Table6.A2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29" style:family="table-row">
      <style:table-row-properties fo:background-color="#afeeee">
        <style:background-image/>
      </style:table-row-properties>
    </style:style>
    <style:style style:name="Table6.A2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2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2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0" style:family="table-row">
      <style:table-row-properties fo:background-color="#7fffd4">
        <style:background-image/>
      </style:table-row-properties>
    </style:style>
    <style:style style:name="Table6.A3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1" style:family="table-row">
      <style:table-row-properties fo:background-color="#40e0d0">
        <style:background-image/>
      </style:table-row-properties>
    </style:style>
    <style:style style:name="Table6.A3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2" style:family="table-row">
      <style:table-row-properties fo:background-color="#48d1cc">
        <style:background-image/>
      </style:table-row-properties>
    </style:style>
    <style:style style:name="Table6.A3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3" style:family="table-row">
      <style:table-row-properties fo:background-color="#00ced1">
        <style:background-image/>
      </style:table-row-properties>
    </style:style>
    <style:style style:name="Table6.A3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4" style:family="table-row">
      <style:table-row-properties fo:background-color="#5f9ea0">
        <style:background-image/>
      </style:table-row-properties>
    </style:style>
    <style:style style:name="Table6.A3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5" style:family="table-row">
      <style:table-row-properties fo:background-color="#4682b4">
        <style:background-image/>
      </style:table-row-properties>
    </style:style>
    <style:style style:name="Table6.A3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6" style:family="table-row">
      <style:table-row-properties fo:background-color="#b0c4de">
        <style:background-image/>
      </style:table-row-properties>
    </style:style>
    <style:style style:name="Table6.A3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7" style:family="table-row">
      <style:table-row-properties fo:background-color="#b0e0e6">
        <style:background-image/>
      </style:table-row-properties>
    </style:style>
    <style:style style:name="Table6.A3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8" style:family="table-row">
      <style:table-row-properties fo:background-color="#add8e6">
        <style:background-image/>
      </style:table-row-properties>
    </style:style>
    <style:style style:name="Table6.A3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39" style:family="table-row">
      <style:table-row-properties fo:background-color="#87ceeb">
        <style:background-image/>
      </style:table-row-properties>
    </style:style>
    <style:style style:name="Table6.A3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3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3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0" style:family="table-row">
      <style:table-row-properties fo:background-color="#87cefa">
        <style:background-image/>
      </style:table-row-properties>
    </style:style>
    <style:style style:name="Table6.A4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1" style:family="table-row">
      <style:table-row-properties fo:background-color="#00bfff">
        <style:background-image/>
      </style:table-row-properties>
    </style:style>
    <style:style style:name="Table6.A4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2" style:family="table-row">
      <style:table-row-properties fo:background-color="#1e90ff">
        <style:background-image/>
      </style:table-row-properties>
    </style:style>
    <style:style style:name="Table6.A4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3" style:family="table-row">
      <style:table-row-properties fo:background-color="#6495ed">
        <style:background-image/>
      </style:table-row-properties>
    </style:style>
    <style:style style:name="Table6.A4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4" style:family="table-row">
      <style:table-row-properties fo:background-color="#4169e1">
        <style:background-image/>
      </style:table-row-properties>
    </style:style>
    <style:style style:name="Table6.A4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5" style:family="table-row">
      <style:table-row-properties fo:background-color="#0000ff">
        <style:background-image/>
      </style:table-row-properties>
    </style:style>
    <style:style style:name="Table6.A4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6" style:family="table-row">
      <style:table-row-properties fo:background-color="#0000cd">
        <style:background-image/>
      </style:table-row-properties>
    </style:style>
    <style:style style:name="Table6.A4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7" style:family="table-row">
      <style:table-row-properties fo:background-color="#00008b">
        <style:background-image/>
      </style:table-row-properties>
    </style:style>
    <style:style style:name="Table6.A4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8" style:family="table-row">
      <style:table-row-properties fo:background-color="#000080">
        <style:background-image/>
      </style:table-row-properties>
    </style:style>
    <style:style style:name="Table6.A4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49" style:family="table-row">
      <style:table-row-properties fo:background-color="#191970">
        <style:background-image/>
      </style:table-row-properties>
    </style:style>
    <style:style style:name="Table6.A4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B4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6.C4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" style:family="table">
      <style:table-properties style:width="2.9688in" table:align="left"/>
    </style:style>
    <style:style style:name="Table7.A" style:family="table-column">
      <style:table-column-properties style:column-width="1.259in"/>
    </style:style>
    <style:style style:name="Table7.B" style:family="table-column">
      <style:table-column-properties style:column-width="0.7715in"/>
    </style:style>
    <style:style style:name="Table7.C" style:family="table-column">
      <style:table-column-properties style:column-width="0.9382in"/>
    </style:style>
    <style:style style:name="Table7.A1" style:family="table-cell">
      <style:table-cell-properties style:vertical-align="middle" fo:background-color="#000000" fo:padding-left="0in" fo:padding-right="0in" fo:padding-top="0in" fo:padding-bottom="0.0521in" fo:border-left="none" fo:border-right="none" fo:border-top="none" fo:border-bottom="0.05pt solid #000000">
        <style:background-image/>
      </style:table-cell-properties>
    </style:style>
    <style:style style:name="Table7.2" style:family="table-row">
      <style:table-row-properties fo:background-color="#fff8dc">
        <style:background-image/>
      </style:table-row-properties>
    </style:style>
    <style:style style:name="Table7.A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" style:family="table-row">
      <style:table-row-properties fo:background-color="#ffebcd">
        <style:background-image/>
      </style:table-row-properties>
    </style:style>
    <style:style style:name="Table7.A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4" style:family="table-row">
      <style:table-row-properties fo:background-color="#ffe4c4">
        <style:background-image/>
      </style:table-row-properties>
    </style:style>
    <style:style style:name="Table7.A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5" style:family="table-row">
      <style:table-row-properties fo:background-color="#ffdead">
        <style:background-image/>
      </style:table-row-properties>
    </style:style>
    <style:style style:name="Table7.A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6" style:family="table-row">
      <style:table-row-properties fo:background-color="#f5deb3">
        <style:background-image/>
      </style:table-row-properties>
    </style:style>
    <style:style style:name="Table7.A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7" style:family="table-row">
      <style:table-row-properties fo:background-color="#deb887">
        <style:background-image/>
      </style:table-row-properties>
    </style:style>
    <style:style style:name="Table7.A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8" style:family="table-row">
      <style:table-row-properties fo:background-color="#d2b48c">
        <style:background-image/>
      </style:table-row-properties>
    </style:style>
    <style:style style:name="Table7.A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9" style:family="table-row">
      <style:table-row-properties fo:background-color="#bc8f8f">
        <style:background-image/>
      </style:table-row-properties>
    </style:style>
    <style:style style:name="Table7.A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0" style:family="table-row">
      <style:table-row-properties fo:background-color="#f4a460">
        <style:background-image/>
      </style:table-row-properties>
    </style:style>
    <style:style style:name="Table7.A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1" style:family="table-row">
      <style:table-row-properties fo:background-color="#daa520">
        <style:background-image/>
      </style:table-row-properties>
    </style:style>
    <style:style style:name="Table7.A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2" style:family="table-row">
      <style:table-row-properties fo:background-color="#b8860b">
        <style:background-image/>
      </style:table-row-properties>
    </style:style>
    <style:style style:name="Table7.A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3" style:family="table-row">
      <style:table-row-properties fo:background-color="#cd853f">
        <style:background-image/>
      </style:table-row-properties>
    </style:style>
    <style:style style:name="Table7.A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4" style:family="table-row">
      <style:table-row-properties fo:background-color="#d2691e">
        <style:background-image/>
      </style:table-row-properties>
    </style:style>
    <style:style style:name="Table7.A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5" style:family="table-row">
      <style:table-row-properties fo:background-color="#8b4513">
        <style:background-image/>
      </style:table-row-properties>
    </style:style>
    <style:style style:name="Table7.A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6" style:family="table-row">
      <style:table-row-properties fo:background-color="#a0522d">
        <style:background-image/>
      </style:table-row-properties>
    </style:style>
    <style:style style:name="Table7.A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7" style:family="table-row">
      <style:table-row-properties fo:background-color="#a52a2a">
        <style:background-image/>
      </style:table-row-properties>
    </style:style>
    <style:style style:name="Table7.A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18" style:family="table-row">
      <style:table-row-properties fo:background-color="#800000">
        <style:background-image/>
      </style:table-row-properties>
    </style:style>
    <style:style style:name="Table7.A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1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0" style:family="table-row">
      <style:table-row-properties fo:background-color="#ffffff">
        <style:background-image/>
      </style:table-row-properties>
    </style:style>
    <style:style style:name="Table7.A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1" style:family="table-row">
      <style:table-row-properties fo:background-color="#fffafa">
        <style:background-image/>
      </style:table-row-properties>
    </style:style>
    <style:style style:name="Table7.A2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2" style:family="table-row">
      <style:table-row-properties fo:background-color="#f0fff0">
        <style:background-image/>
      </style:table-row-properties>
    </style:style>
    <style:style style:name="Table7.A2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3" style:family="table-row">
      <style:table-row-properties fo:background-color="#f5fffa">
        <style:background-image/>
      </style:table-row-properties>
    </style:style>
    <style:style style:name="Table7.A2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4" style:family="table-row">
      <style:table-row-properties fo:background-color="#f0ffff">
        <style:background-image/>
      </style:table-row-properties>
    </style:style>
    <style:style style:name="Table7.A2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5" style:family="table-row">
      <style:table-row-properties fo:background-color="#f0f8ff">
        <style:background-image/>
      </style:table-row-properties>
    </style:style>
    <style:style style:name="Table7.A2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6" style:family="table-row">
      <style:table-row-properties fo:background-color="#f8f8ff">
        <style:background-image/>
      </style:table-row-properties>
    </style:style>
    <style:style style:name="Table7.A2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7" style:family="table-row">
      <style:table-row-properties fo:background-color="#f5f5f5">
        <style:background-image/>
      </style:table-row-properties>
    </style:style>
    <style:style style:name="Table7.A2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8" style:family="table-row">
      <style:table-row-properties fo:background-color="#fff5ee">
        <style:background-image/>
      </style:table-row-properties>
    </style:style>
    <style:style style:name="Table7.A2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29" style:family="table-row">
      <style:table-row-properties fo:background-color="#f5f5dc">
        <style:background-image/>
      </style:table-row-properties>
    </style:style>
    <style:style style:name="Table7.A2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2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2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0" style:family="table-row">
      <style:table-row-properties fo:background-color="#fdf5e6">
        <style:background-image/>
      </style:table-row-properties>
    </style:style>
    <style:style style:name="Table7.A3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1" style:family="table-row">
      <style:table-row-properties fo:background-color="#fffaf0">
        <style:background-image/>
      </style:table-row-properties>
    </style:style>
    <style:style style:name="Table7.A3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2" style:family="table-row">
      <style:table-row-properties fo:background-color="#fffff0">
        <style:background-image/>
      </style:table-row-properties>
    </style:style>
    <style:style style:name="Table7.A3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3" style:family="table-row">
      <style:table-row-properties fo:background-color="#faebd7">
        <style:background-image/>
      </style:table-row-properties>
    </style:style>
    <style:style style:name="Table7.A3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4" style:family="table-row">
      <style:table-row-properties fo:background-color="#faf0e6">
        <style:background-image/>
      </style:table-row-properties>
    </style:style>
    <style:style style:name="Table7.A3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5" style:family="table-row">
      <style:table-row-properties fo:background-color="#fff0f5">
        <style:background-image/>
      </style:table-row-properties>
    </style:style>
    <style:style style:name="Table7.A3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6" style:family="table-row">
      <style:table-row-properties fo:background-color="#ffe4e1">
        <style:background-image/>
      </style:table-row-properties>
    </style:style>
    <style:style style:name="Table7.A3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8" style:family="table-row">
      <style:table-row-properties fo:background-color="#dcdcdc">
        <style:background-image/>
      </style:table-row-properties>
    </style:style>
    <style:style style:name="Table7.A3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39" style:family="table-row">
      <style:table-row-properties fo:background-color="#d3d3d3">
        <style:background-image/>
      </style:table-row-properties>
    </style:style>
    <style:style style:name="Table7.A3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3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3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4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41" style:family="table-row">
      <style:table-row-properties fo:background-color="#c0c0c0">
        <style:background-image/>
      </style:table-row-properties>
    </style:style>
    <style:style style:name="Table7.A4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42" style:family="table-row">
      <style:table-row-properties fo:background-color="#a9a9a9">
        <style:background-image/>
      </style:table-row-properties>
    </style:style>
    <style:style style:name="Table7.A4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4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44" style:family="table-row">
      <style:table-row-properties fo:background-color="#808080">
        <style:background-image/>
      </style:table-row-properties>
    </style:style>
    <style:style style:name="Table7.A4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4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5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46" style:family="table-row">
      <style:table-row-properties fo:background-color="#696969">
        <style:background-image/>
      </style:table-row-properties>
    </style:style>
    <style:style style:name="Table7.A4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6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4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7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48" style:family="table-row">
      <style:table-row-properties fo:background-color="#778899">
        <style:background-image/>
      </style:table-row-properties>
    </style:style>
    <style:style style:name="Table7.A4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8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4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4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49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50" style:family="table-row">
      <style:table-row-properties fo:background-color="#708090">
        <style:background-image/>
      </style:table-row-properties>
    </style:style>
    <style:style style:name="Table7.A5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5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50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5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5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51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52" style:family="table-row">
      <style:table-row-properties fo:background-color="#2f4f4f">
        <style:background-image/>
      </style:table-row-properties>
    </style:style>
    <style:style style:name="Table7.A5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5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52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A5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5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53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54" style:family="table-row">
      <style:table-row-properties fo:background-color="#000000">
        <style:background-image/>
      </style:table-row-properties>
    </style:style>
    <style:style style:name="Table7.A5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B5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Table7.C54" style:family="table-cell">
      <style:table-cell-properties style:vertical-align="middle" fo:padding-left="0in" fo:padding-right="0in" fo:padding-top="0in" fo:padding-bottom="0.0521in" fo:border-left="none" fo:border-right="none" fo:border-top="none" fo:border-bottom="0.05pt solid #000000"/>
    </style:style>
    <style:style style:name="P1" style:family="paragraph" style:parent-style-name="Table_20_Contents">
      <style:text-properties fo:color="#ffffff" fo:font-size="9pt" fo:font-weight="bold"/>
    </style:style>
    <style:style style:name="P2" style:family="paragraph" style:parent-style-name="Table_20_Contents">
      <style:text-properties fo:color="#ffffff" fo:font-size="9pt" fo:font-weight="bold" officeooo:paragraph-rsid="0013d3fb"/>
    </style:style>
    <style:style style:name="P3" style:family="paragraph" style:parent-style-name="Table_20_Contents">
      <style:text-properties fo:color="#ffffff" fo:font-size="9pt" fo:font-weight="bold" officeooo:rsid="0014b59f" officeooo:paragraph-rsid="0014b59f"/>
    </style:style>
    <style:style style:name="P4" style:family="paragraph" style:parent-style-name="Table_20_Contents">
      <style:text-properties fo:color="#ffffff" fo:font-size="15pt" fo:font-weight="bold" officeooo:rsid="0014b59f" officeooo:paragraph-rsid="0014b59f" style:font-size-asian="13.1000003814697pt" style:font-size-complex="15pt"/>
    </style:style>
    <style:style style:name="P5" style:family="paragraph" style:parent-style-name="Table_20_Contents">
      <style:text-properties officeooo:paragraph-rsid="0014b59f"/>
    </style:style>
    <style:style style:name="P6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officeooo:paragraph-rsid="0014b59f"/>
    </style:style>
    <style:style style:name="P8" style:family="paragraph" style:parent-style-name="Table_20_Heading">
      <style:text-properties fo:color="#000000"/>
    </style:style>
    <style:style style:name="P9" style:family="paragraph" style:parent-style-name="Standard">
      <style:text-properties fo:font-size="26pt" fo:font-style="italic" fo:font-weight="bold" officeooo:rsid="0013d3fb" officeooo:paragraph-rsid="0013d3fb" style:font-size-asian="22.75pt" style:font-style-asian="italic" style:font-weight-asian="bold" style:font-size-complex="26pt" style:font-style-complex="italic" style:font-weight-complex="bold"/>
    </style:style>
    <style:style style:name="P10" style:family="paragraph" style:parent-style-name="Standard">
      <style:text-properties officeooo:paragraph-rsid="0013d3fb"/>
    </style:style>
    <style:style style:name="T1" style:family="text">
      <style:text-properties fo:color="#ffffff" style:text-line-through-style="none" style:text-line-through-type="none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2" style:family="text">
      <style:text-properties fo:color="#ffffff" style:text-line-through-style="none" style:text-line-through-type="none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ffa500"/>
    </style:style>
    <style:style style:name="T3" style:family="text">
      <style:text-properties fo:color="#000000" style:text-line-through-style="none" style:text-line-through-type="none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4" style:family="text">
      <style:text-properties fo:color="#000000" style:text-line-through-style="none" style:text-line-through-type="none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ffa500"/>
    </style:style>
    <style:style style:name="T5" style:family="text">
      <style:text-properties officeooo:rsid="0013d3fb"/>
    </style:style>
    <style:style style:name="T6" style:family="text">
      <style:text-properties fo:font-variant="normal" fo:text-transform="none" fo:color="#ffffff" style:text-line-through-style="none" style:text-line-through-type="none" style:font-name="Lato" fo:font-size="8.2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7" style:family="text">
      <style:text-properties fo:font-variant="normal" fo:text-transform="none" fo:color="#ffffff" style:text-line-through-style="none" style:text-line-through-type="none" style:font-name="Lato" fo:font-size="8.25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ffa5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 text:c="22"/>CSS <text:s text:c="3"/>COLORS </text:p>
      <text:p text:style-name="Standard"><text:s text:c="55"/><text:span text:style-name="T5">(Hex-Code---RGB-Code)</text:span></text:p>
      <text:p text:style-name="Standard"/>
      <text:p text:style-name="P10"><text:s text:c="20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Color Name</text:p>
          </table:table-cell>
          <table:table-cell table:style-name="Table1.A1" office:value-type="string">
            <text:p text:style-name="P8">Hex Code<text:line-break/>RGB</text:p>
          </table:table-cell>
          <table:table-cell table:style-name="Table1.A1" office:value-type="string">
            <text:p text:style-name="P8">Decimal Code<text:line-break/>RGB</text:p>
          </table:table-cell>
        </table:table-row>
        <table:table-row>
          <table:table-cell table:style-name="Table1.A2" table:number-columns-spanned="3" office:value-type="string">
            <text:p text:style-name="P1">Reds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Table_20_Contents"><text:a xlink:type="simple" xlink:href="https://www.quackit.com/html/html_editors/scratchpad/?app=color_tester&amp;colorName=IndianRed" office:target-frame-name="color-scheme" xlink:show="replace" text:style-name="Internet_20_link" text:visited-style-name="Visited_20_Internet_20_Link"><text:span text:style-name="T1">IndianRed</text:span></text:a></text:p>
          </table:table-cell>
          <table:table-cell table:style-name="Table1.B3" office:value-type="string">
            <text:p text:style-name="Table_20_Contents"><text:a xlink:type="simple" xlink:href="https://www.quackit.com/html/html_editors/scratchpad/?app=color_tester&amp;hexColor=CD5C5C" office:target-frame-name="color-scheme" xlink:show="replace" text:style-name="Internet_20_link" text:visited-style-name="Visited_20_Internet_20_Link"><text:span text:style-name="T1">CD5C5C</text:span></text:a></text:p>
          </table:table-cell>
          <table:table-cell table:style-name="Table1.C3" office:value-type="string">
            <text:p text:style-name="Table_20_Contents"><text:a xlink:type="simple" xlink:href="https://www.quackit.com/html/html_editors/scratchpad/?app=color_tester&amp;rgbColor=205,92,92" office:target-frame-name="color-scheme" xlink:show="replace" text:style-name="Internet_20_link" text:visited-style-name="Visited_20_Internet_20_Link">205,92,92</text:a><text:span text:style-name="T1"> <text:s text:c="2"/></text:span></text:p>
          </table:table-cell>
        </table:table-row>
        <table:table-row table:style-name="Table1.4">
          <table:table-cell table:style-name="Table1.A4" office:value-type="string">
            <text:p text:style-name="Table_20_Contents"><text:a xlink:type="simple" xlink:href="https://www.quackit.com/html/html_editors/scratchpad/?app=color_tester&amp;colorName=LightCoral" office:target-frame-name="color-scheme" xlink:show="replace" text:style-name="Internet_20_link" text:visited-style-name="Visited_20_Internet_20_Link"><text:span text:style-name="T3">LightCoral</text:span></text:a></text:p>
          </table:table-cell>
          <table:table-cell table:style-name="Table1.B4" office:value-type="string">
            <text:p text:style-name="Table_20_Contents"><text:a xlink:type="simple" xlink:href="https://www.quackit.com/html/html_editors/scratchpad/?app=color_tester&amp;hexColor=F08080" office:target-frame-name="color-scheme" xlink:show="replace" text:style-name="Internet_20_link" text:visited-style-name="Visited_20_Internet_20_Link"><text:span text:style-name="T3">F08080</text:span></text:a></text:p>
          </table:table-cell>
          <table:table-cell table:style-name="Table1.C4" office:value-type="string">
            <text:p text:style-name="Table_20_Contents"><text:a xlink:type="simple" xlink:href="https://www.quackit.com/html/html_editors/scratchpad/?app=color_tester&amp;rgbColor=240,128,128" office:target-frame-name="color-scheme" xlink:show="replace" text:style-name="Internet_20_link" text:visited-style-name="Visited_20_Internet_20_Link"><text:span text:style-name="T3">240,128,128</text:span></text:a></text:p>
          </table:table-cell>
        </table:table-row>
        <table:table-row table:style-name="Table1.5">
          <table:table-cell table:style-name="Table1.A5" office:value-type="string">
            <text:p text:style-name="Table_20_Contents"><text:a xlink:type="simple" xlink:href="https://www.quackit.com/html/html_editors/scratchpad/?app=color_tester&amp;colorName=Salmon" office:target-frame-name="color-scheme" xlink:show="replace" text:style-name="Internet_20_link" text:visited-style-name="Visited_20_Internet_20_Link"><text:span text:style-name="T3">Salmon</text:span></text:a></text:p>
          </table:table-cell>
          <table:table-cell table:style-name="Table1.B5" office:value-type="string">
            <text:p text:style-name="Table_20_Contents"><text:a xlink:type="simple" xlink:href="https://www.quackit.com/html/html_editors/scratchpad/?app=color_tester&amp;hexColor=FA8072" office:target-frame-name="color-scheme" xlink:show="replace" text:style-name="Internet_20_link" text:visited-style-name="Visited_20_Internet_20_Link"><text:span text:style-name="T3">FA8072</text:span></text:a></text:p>
          </table:table-cell>
          <table:table-cell table:style-name="Table1.C5" office:value-type="string">
            <text:p text:style-name="Table_20_Contents"><text:a xlink:type="simple" xlink:href="https://www.quackit.com/html/html_editors/scratchpad/?app=color_tester&amp;rgbColor=250,128,114" office:target-frame-name="color-scheme" xlink:show="replace" text:style-name="Internet_20_link" text:visited-style-name="Visited_20_Internet_20_Link"><text:span text:style-name="T3">250,128,114</text:span></text:a></text:p>
          </table:table-cell>
        </table:table-row>
        <table:table-row table:style-name="Table1.6">
          <table:table-cell table:style-name="Table1.A6" office:value-type="string">
            <text:p text:style-name="Table_20_Contents"><text:a xlink:type="simple" xlink:href="https://www.quackit.com/html/html_editors/scratchpad/?app=color_tester&amp;colorName=DarkSalmon" office:target-frame-name="color-scheme" xlink:show="replace" text:style-name="Internet_20_link" text:visited-style-name="Visited_20_Internet_20_Link"><text:span text:style-name="T3">DarkSalmon</text:span></text:a></text:p>
          </table:table-cell>
          <table:table-cell table:style-name="Table1.B6" office:value-type="string">
            <text:p text:style-name="Table_20_Contents"><text:a xlink:type="simple" xlink:href="https://www.quackit.com/html/html_editors/scratchpad/?app=color_tester&amp;hexColor=E9967A" office:target-frame-name="color-scheme" xlink:show="replace" text:style-name="Internet_20_link" text:visited-style-name="Visited_20_Internet_20_Link"><text:span text:style-name="T3">E9967A</text:span></text:a></text:p>
          </table:table-cell>
          <table:table-cell table:style-name="Table1.C6" office:value-type="string">
            <text:p text:style-name="Table_20_Contents"><text:a xlink:type="simple" xlink:href="https://www.quackit.com/html/html_editors/scratchpad/?app=color_tester&amp;rgbColor=233,150,122" office:target-frame-name="color-scheme" xlink:show="replace" text:style-name="Internet_20_link" text:visited-style-name="Visited_20_Internet_20_Link"><text:span text:style-name="T3">233,150,122</text:span></text:a></text:p>
          </table:table-cell>
        </table:table-row>
        <table:table-row table:style-name="Table1.7">
          <table:table-cell table:style-name="Table1.A7" office:value-type="string">
            <text:p text:style-name="Table_20_Contents"><text:a xlink:type="simple" xlink:href="https://www.quackit.com/html/html_editors/scratchpad/?app=color_tester&amp;colorName=LightSalmon" office:target-frame-name="color-scheme" xlink:show="replace" text:style-name="Internet_20_link" text:visited-style-name="Visited_20_Internet_20_Link"><text:span text:style-name="T3">LightSalmon</text:span></text:a></text:p>
          </table:table-cell>
          <table:table-cell table:style-name="Table1.B7" office:value-type="string">
            <text:p text:style-name="Table_20_Contents"><text:a xlink:type="simple" xlink:href="https://www.quackit.com/html/html_editors/scratchpad/?app=color_tester&amp;hexColor=FFA07A" office:target-frame-name="color-scheme" xlink:show="replace" text:style-name="Internet_20_link" text:visited-style-name="Visited_20_Internet_20_Link"><text:span text:style-name="T3">FFA07A</text:span></text:a></text:p>
          </table:table-cell>
          <table:table-cell table:style-name="Table1.C7" office:value-type="string">
            <text:p text:style-name="Table_20_Contents"><text:a xlink:type="simple" xlink:href="https://www.quackit.com/html/html_editors/scratchpad/?app=color_tester&amp;rgbColor=255,160,122" office:target-frame-name="color-scheme" xlink:show="replace" text:style-name="Internet_20_link" text:visited-style-name="Visited_20_Internet_20_Link"><text:span text:style-name="T3">255,160,122</text:span></text:a></text:p>
          </table:table-cell>
        </table:table-row>
        <table:table-row table:style-name="Table1.8">
          <table:table-cell table:style-name="Table1.A8" office:value-type="string">
            <text:p text:style-name="Table_20_Contents"><text:a xlink:type="simple" xlink:href="https://www.quackit.com/html/html_editors/scratchpad/?app=color_tester&amp;colorName=Crimson" office:target-frame-name="color-scheme" xlink:show="replace" text:style-name="Internet_20_link" text:visited-style-name="Visited_20_Internet_20_Link"><text:span text:style-name="T1">Crimson</text:span></text:a></text:p>
          </table:table-cell>
          <table:table-cell table:style-name="Table1.B8" office:value-type="string">
            <text:p text:style-name="Table_20_Contents"><text:a xlink:type="simple" xlink:href="https://www.quackit.com/html/html_editors/scratchpad/?app=color_tester&amp;hexColor=DC143C" office:target-frame-name="color-scheme" xlink:show="replace" text:style-name="Internet_20_link" text:visited-style-name="Visited_20_Internet_20_Link"><text:span text:style-name="T1">DC143C</text:span></text:a></text:p>
          </table:table-cell>
          <table:table-cell table:style-name="Table1.C8" office:value-type="string">
            <text:p text:style-name="Table_20_Contents"><text:a xlink:type="simple" xlink:href="https://www.quackit.com/html/html_editors/scratchpad/?app=color_tester&amp;rgbColor=220,20,60" office:target-frame-name="color-scheme" xlink:show="replace" text:style-name="Internet_20_link" text:visited-style-name="Visited_20_Internet_20_Link"><text:span text:style-name="T1">220,20,60</text:span></text:a></text:p>
          </table:table-cell>
        </table:table-row>
        <table:table-row table:style-name="Table1.9">
          <table:table-cell table:style-name="Table1.A9" office:value-type="string">
            <text:p text:style-name="Table_20_Contents"><text:a xlink:type="simple" xlink:href="https://www.quackit.com/html/html_editors/scratchpad/?app=color_tester&amp;colorName=Red" office:target-frame-name="color-scheme" xlink:show="replace" text:style-name="Internet_20_link" text:visited-style-name="Visited_20_Internet_20_Link"><text:span text:style-name="T1">Red</text:span></text:a></text:p>
          </table:table-cell>
          <table:table-cell table:style-name="Table1.B9" office:value-type="string">
            <text:p text:style-name="Table_20_Contents"><text:a xlink:type="simple" xlink:href="https://www.quackit.com/html/html_editors/scratchpad/?app=color_tester&amp;hexColor=FF0000" office:target-frame-name="color-scheme" xlink:show="replace" text:style-name="Internet_20_link" text:visited-style-name="Visited_20_Internet_20_Link"><text:span text:style-name="T1">FF0000</text:span></text:a></text:p>
          </table:table-cell>
          <table:table-cell table:style-name="Table1.C9" office:value-type="string">
            <text:p text:style-name="Table_20_Contents"><text:a xlink:type="simple" xlink:href="https://www.quackit.com/html/html_editors/scratchpad/?app=color_tester&amp;rgbColor=255,0,0" office:target-frame-name="color-scheme" xlink:show="replace" text:style-name="Internet_20_link" text:visited-style-name="Visited_20_Internet_20_Link"><text:span text:style-name="T1">255,0,0</text:span></text:a></text:p>
          </table:table-cell>
        </table:table-row>
        <table:table-row table:style-name="Table1.10">
          <table:table-cell table:style-name="Table1.A10" office:value-type="string">
            <text:p text:style-name="Table_20_Contents"><text:a xlink:type="simple" xlink:href="https://www.quackit.com/html/html_editors/scratchpad/?app=color_tester&amp;colorName=FireBrick" office:target-frame-name="color-scheme" xlink:show="replace" text:style-name="Internet_20_link" text:visited-style-name="Visited_20_Internet_20_Link"><text:span text:style-name="T1">FireBrick</text:span></text:a></text:p>
          </table:table-cell>
          <table:table-cell table:style-name="Table1.B10" office:value-type="string">
            <text:p text:style-name="Table_20_Contents"><text:a xlink:type="simple" xlink:href="https://www.quackit.com/html/html_editors/scratchpad/?app=color_tester&amp;hexColor=B22222" office:target-frame-name="color-scheme" xlink:show="replace" text:style-name="Internet_20_link" text:visited-style-name="Visited_20_Internet_20_Link"><text:span text:style-name="T1">B22222</text:span></text:a></text:p>
          </table:table-cell>
          <table:table-cell table:style-name="Table1.C10" office:value-type="string">
            <text:p text:style-name="Table_20_Contents"><text:a xlink:type="simple" xlink:href="https://www.quackit.com/html/html_editors/scratchpad/?app=color_tester&amp;rgbColor=178,34,34" office:target-frame-name="color-scheme" xlink:show="replace" text:style-name="Internet_20_link" text:visited-style-name="Visited_20_Internet_20_Link"><text:span text:style-name="T1">178,34,34</text:span></text:a></text:p>
          </table:table-cell>
        </table:table-row>
        <table:table-row table:style-name="Table1.11">
          <table:table-cell table:style-name="Table1.A11" office:value-type="string">
            <text:p text:style-name="Table_20_Contents"><text:a xlink:type="simple" xlink:href="https://www.quackit.com/html/html_editors/scratchpad/?app=color_tester&amp;colorName=DarkRed" office:target-frame-name="color-scheme" xlink:show="replace" text:style-name="Internet_20_link" text:visited-style-name="Visited_20_Internet_20_Link"><text:span text:style-name="T1">DarkRed</text:span></text:a></text:p>
          </table:table-cell>
          <table:table-cell table:style-name="Table1.B11" office:value-type="string">
            <text:p text:style-name="Table_20_Contents"><text:a xlink:type="simple" xlink:href="https://www.quackit.com/html/html_editors/scratchpad/?app=color_tester&amp;hexColor=8B0000" office:target-frame-name="color-scheme" xlink:show="replace" text:style-name="Internet_20_link" text:visited-style-name="Visited_20_Internet_20_Link"><text:span text:style-name="T1">8B0000</text:span></text:a></text:p>
          </table:table-cell>
          <table:table-cell table:style-name="Table1.C11" office:value-type="string">
            <text:p text:style-name="Table_20_Contents"><text:a xlink:type="simple" xlink:href="https://www.quackit.com/html/html_editors/scratchpad/?app=color_tester&amp;rgbColor=139,0,0" office:target-frame-name="color-scheme" xlink:show="replace" text:style-name="Internet_20_link" text:visited-style-name="Visited_20_Internet_20_Link"><text:span text:style-name="T1">139,0,0</text:span></text:a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">Pinks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Table_20_Contents"><text:a xlink:type="simple" xlink:href="https://www.quackit.com/html/html_editors/scratchpad/?app=color_tester&amp;colorName=Pink" office:target-frame-name="color-scheme" xlink:show="replace" text:style-name="Internet_20_link" text:visited-style-name="Visited_20_Internet_20_Link"><text:span text:style-name="T3">Pink</text:span></text:a></text:p>
          </table:table-cell>
          <table:table-cell table:style-name="Table2.B2" office:value-type="string">
            <text:p text:style-name="Table_20_Contents"><text:a xlink:type="simple" xlink:href="https://www.quackit.com/html/html_editors/scratchpad/?app=color_tester&amp;hexColor=FFC0CB" office:target-frame-name="color-scheme" xlink:show="replace" text:style-name="Internet_20_link" text:visited-style-name="Visited_20_Internet_20_Link"><text:span text:style-name="T3">FFC0CB</text:span></text:a></text:p>
          </table:table-cell>
          <table:table-cell table:style-name="Table2.C2" office:value-type="string">
            <text:p text:style-name="Table_20_Contents"><text:a xlink:type="simple" xlink:href="https://www.quackit.com/html/html_editors/scratchpad/?app=color_tester&amp;rgbColor=255,192,203" office:target-frame-name="color-scheme" xlink:show="replace" text:style-name="Internet_20_link" text:visited-style-name="Visited_20_Internet_20_Link"><text:span text:style-name="T3">255,192,203</text:span></text:a></text:p>
          </table:table-cell>
        </table:table-row>
        <table:table-row table:style-name="Table2.3">
          <table:table-cell table:style-name="Table2.A3" office:value-type="string">
            <text:p text:style-name="Table_20_Contents"><text:a xlink:type="simple" xlink:href="https://www.quackit.com/html/html_editors/scratchpad/?app=color_tester&amp;colorName=LightPink" office:target-frame-name="color-scheme" xlink:show="replace" text:style-name="Internet_20_link" text:visited-style-name="Visited_20_Internet_20_Link"><text:span text:style-name="T3">LightPink</text:span></text:a></text:p>
          </table:table-cell>
          <table:table-cell table:style-name="Table2.B3" office:value-type="string">
            <text:p text:style-name="Table_20_Contents"><text:a xlink:type="simple" xlink:href="https://www.quackit.com/html/html_editors/scratchpad/?app=color_tester&amp;hexColor=FFB6C1" office:target-frame-name="color-scheme" xlink:show="replace" text:style-name="Internet_20_link" text:visited-style-name="Visited_20_Internet_20_Link"><text:span text:style-name="T3">FFB6C1</text:span></text:a></text:p>
          </table:table-cell>
          <table:table-cell table:style-name="Table2.C3" office:value-type="string">
            <text:p text:style-name="Table_20_Contents"><text:a xlink:type="simple" xlink:href="https://www.quackit.com/html/html_editors/scratchpad/?app=color_tester&amp;rgbColor=255,182,193" office:target-frame-name="color-scheme" xlink:show="replace" text:style-name="Internet_20_link" text:visited-style-name="Visited_20_Internet_20_Link"><text:span text:style-name="T3">255,182,193</text:span></text:a></text:p>
          </table:table-cell>
        </table:table-row>
        <table:table-row table:style-name="Table2.4">
          <table:table-cell table:style-name="Table2.A4" office:value-type="string">
            <text:p text:style-name="Table_20_Contents"><text:a xlink:type="simple" xlink:href="https://www.quackit.com/html/html_editors/scratchpad/?app=color_tester&amp;colorName=HotPink" office:target-frame-name="color-scheme" xlink:show="replace" text:style-name="Internet_20_link" text:visited-style-name="Visited_20_Internet_20_Link"><text:span text:style-name="T1">HotPink</text:span></text:a></text:p>
          </table:table-cell>
          <table:table-cell table:style-name="Table2.B4" office:value-type="string">
            <text:p text:style-name="Table_20_Contents"><text:a xlink:type="simple" xlink:href="https://www.quackit.com/html/html_editors/scratchpad/?app=color_tester&amp;hexColor=FF69B4" office:target-frame-name="color-scheme" xlink:show="replace" text:style-name="Internet_20_link" text:visited-style-name="Visited_20_Internet_20_Link"><text:span text:style-name="T1">FF69B4</text:span></text:a></text:p>
          </table:table-cell>
          <table:table-cell table:style-name="Table2.C4" office:value-type="string">
            <text:p text:style-name="Table_20_Contents"><text:a xlink:type="simple" xlink:href="https://www.quackit.com/html/html_editors/scratchpad/?app=color_tester&amp;rgbColor=255,105,180" office:target-frame-name="color-scheme" xlink:show="replace" text:style-name="Internet_20_link" text:visited-style-name="Visited_20_Internet_20_Link"><text:span text:style-name="T1">255,105,180</text:span></text:a></text:p>
          </table:table-cell>
        </table:table-row>
        <table:table-row table:style-name="Table2.5">
          <table:table-cell table:style-name="Table2.A5" office:value-type="string">
            <text:p text:style-name="Table_20_Contents"><text:a xlink:type="simple" xlink:href="https://www.quackit.com/html/html_editors/scratchpad/?app=color_tester&amp;colorName=DeepPink" office:target-frame-name="color-scheme" xlink:show="replace" text:style-name="Internet_20_link" text:visited-style-name="Visited_20_Internet_20_Link"><text:span text:style-name="T1">DeepPink</text:span></text:a></text:p>
          </table:table-cell>
          <table:table-cell table:style-name="Table2.B5" office:value-type="string">
            <text:p text:style-name="Table_20_Contents"><text:a xlink:type="simple" xlink:href="https://www.quackit.com/html/html_editors/scratchpad/?app=color_tester&amp;hexColor=FF1493" office:target-frame-name="color-scheme" xlink:show="replace" text:style-name="Internet_20_link" text:visited-style-name="Visited_20_Internet_20_Link"><text:span text:style-name="T1">FF1493</text:span></text:a></text:p>
          </table:table-cell>
          <table:table-cell table:style-name="Table2.C5" office:value-type="string">
            <text:p text:style-name="Table_20_Contents"><text:a xlink:type="simple" xlink:href="https://www.quackit.com/html/html_editors/scratchpad/?app=color_tester&amp;rgbColor=255,20,147" office:target-frame-name="color-scheme" xlink:show="replace" text:style-name="Internet_20_link" text:visited-style-name="Visited_20_Internet_20_Link"><text:span text:style-name="T1">255,20,147</text:span></text:a></text:p>
          </table:table-cell>
        </table:table-row>
        <table:table-row table:style-name="Table2.6">
          <table:table-cell table:style-name="Table2.A6" office:value-type="string">
            <text:p text:style-name="Table_20_Contents"><text:a xlink:type="simple" xlink:href="https://www.quackit.com/html/html_editors/scratchpad/?app=color_tester&amp;colorName=MediumVioletRed" office:target-frame-name="color-scheme" xlink:show="replace" text:style-name="Internet_20_link" text:visited-style-name="Visited_20_Internet_20_Link"><text:span text:style-name="T1">MediumVioletRed</text:span></text:a></text:p>
          </table:table-cell>
          <table:table-cell table:style-name="Table2.B6" office:value-type="string">
            <text:p text:style-name="Table_20_Contents"><text:a xlink:type="simple" xlink:href="https://www.quackit.com/html/html_editors/scratchpad/?app=color_tester&amp;hexColor=C71585" office:target-frame-name="color-scheme" xlink:show="replace" text:style-name="Internet_20_link" text:visited-style-name="Visited_20_Internet_20_Link"><text:span text:style-name="T1">C71585</text:span></text:a></text:p>
          </table:table-cell>
          <table:table-cell table:style-name="Table2.C6" office:value-type="string">
            <text:p text:style-name="Table_20_Contents"><text:a xlink:type="simple" xlink:href="https://www.quackit.com/html/html_editors/scratchpad/?app=color_tester&amp;rgbColor=199,21,133" office:target-frame-name="color-scheme" xlink:show="replace" text:style-name="Internet_20_link" text:visited-style-name="Visited_20_Internet_20_Link"><text:span text:style-name="T1">199,21,133</text:span></text:a></text:p>
          </table:table-cell>
        </table:table-row>
        <table:table-row table:style-name="Table2.7">
          <table:table-cell table:style-name="Table2.A7" office:value-type="string">
            <text:p text:style-name="Table_20_Contents"><text:a xlink:type="simple" xlink:href="https://www.quackit.com/html/html_editors/scratchpad/?app=color_tester&amp;colorName=PaleVioletRed" office:target-frame-name="color-scheme" xlink:show="replace" text:style-name="Internet_20_link" text:visited-style-name="Visited_20_Internet_20_Link"><text:span text:style-name="T1">PaleVioletRed</text:span></text:a></text:p>
          </table:table-cell>
          <table:table-cell table:style-name="Table2.B7" office:value-type="string">
            <text:p text:style-name="Table_20_Contents"><text:a xlink:type="simple" xlink:href="https://www.quackit.com/html/html_editors/scratchpad/?app=color_tester&amp;hexColor=DB7093" office:target-frame-name="color-scheme" xlink:show="replace" text:style-name="Internet_20_link" text:visited-style-name="Visited_20_Internet_20_Link"><text:span text:style-name="T1">DB7093</text:span></text:a></text:p>
          </table:table-cell>
          <table:table-cell table:style-name="Table2.C7" office:value-type="string">
            <text:p text:style-name="Table_20_Contents"><text:a xlink:type="simple" xlink:href="https://www.quackit.com/html/html_editors/scratchpad/?app=color_tester&amp;rgbColor=219,112,147" office:target-frame-name="color-scheme" xlink:show="replace" text:style-name="Internet_20_link" text:visited-style-name="Visited_20_Internet_20_Link"><text:span text:style-name="T2">219,112,147</text:span></text:a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">Orange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Table_20_Contents"><text:a xlink:type="simple" xlink:href="https://www.quackit.com/html/html_editors/scratchpad/?app=color_tester&amp;colorName=Coral" office:target-frame-name="color-scheme" xlink:show="replace" text:style-name="Internet_20_link" text:visited-style-name="Visited_20_Internet_20_Link"><text:span text:style-name="T1">Coral</text:span></text:a></text:p>
          </table:table-cell>
          <table:table-cell table:style-name="Table3.B2" office:value-type="string">
            <text:p text:style-name="Table_20_Contents"><text:a xlink:type="simple" xlink:href="https://www.quackit.com/html/html_editors/scratchpad/?app=color_tester&amp;hexColor=FF7F50" office:target-frame-name="color-scheme" xlink:show="replace" text:style-name="Internet_20_link" text:visited-style-name="Visited_20_Internet_20_Link"><text:span text:style-name="T1">FF7F50</text:span></text:a></text:p>
          </table:table-cell>
          <table:table-cell table:style-name="Table3.C2" office:value-type="string">
            <text:p text:style-name="Table_20_Contents"><text:a xlink:type="simple" xlink:href="https://www.quackit.com/html/html_editors/scratchpad/?app=color_tester&amp;rgbColor=255,127,80" office:target-frame-name="color-scheme" xlink:show="replace" text:style-name="Internet_20_link" text:visited-style-name="Visited_20_Internet_20_Link"><text:span text:style-name="T1">255,127,80</text:span></text:a></text:p>
          </table:table-cell>
        </table:table-row>
        <table:table-row table:style-name="Table3.3">
          <table:table-cell table:style-name="Table3.A3" office:value-type="string">
            <text:p text:style-name="Table_20_Contents"><text:a xlink:type="simple" xlink:href="https://www.quackit.com/html/html_editors/scratchpad/?app=color_tester&amp;colorName=Tomato" office:target-frame-name="color-scheme" xlink:show="replace" text:style-name="Internet_20_link" text:visited-style-name="Visited_20_Internet_20_Link"><text:span text:style-name="T1">Tomato</text:span></text:a></text:p>
          </table:table-cell>
          <table:table-cell table:style-name="Table3.B3" office:value-type="string">
            <text:p text:style-name="Table_20_Contents"><text:a xlink:type="simple" xlink:href="https://www.quackit.com/html/html_editors/scratchpad/?app=color_tester&amp;hexColor=FF6347" office:target-frame-name="color-scheme" xlink:show="replace" text:style-name="Internet_20_link" text:visited-style-name="Visited_20_Internet_20_Link"><text:span text:style-name="T1">FF6347</text:span></text:a></text:p>
          </table:table-cell>
          <table:table-cell table:style-name="Table3.C3" office:value-type="string">
            <text:p text:style-name="Table_20_Contents"><text:a xlink:type="simple" xlink:href="https://www.quackit.com/html/html_editors/scratchpad/?app=color_tester&amp;rgbColor=255,99,71" office:target-frame-name="color-scheme" xlink:show="replace" text:style-name="Internet_20_link" text:visited-style-name="Visited_20_Internet_20_Link"><text:span text:style-name="T1">255,99,71</text:span></text:a></text:p>
          </table:table-cell>
        </table:table-row>
        <table:table-row table:style-name="Table3.4">
          <table:table-cell table:style-name="Table3.A4" office:value-type="string">
            <text:p text:style-name="Table_20_Contents"><text:a xlink:type="simple" xlink:href="https://www.quackit.com/html/html_editors/scratchpad/?app=color_tester&amp;colorName=OrangeRed" office:target-frame-name="color-scheme" xlink:show="replace" text:style-name="Internet_20_link" text:visited-style-name="Visited_20_Internet_20_Link"><text:span text:style-name="T1">OrangeRed</text:span></text:a></text:p>
          </table:table-cell>
          <table:table-cell table:style-name="Table3.B4" office:value-type="string">
            <text:p text:style-name="Table_20_Contents"><text:a xlink:type="simple" xlink:href="https://www.quackit.com/html/html_editors/scratchpad/?app=color_tester&amp;hexColor=FF4500" office:target-frame-name="color-scheme" xlink:show="replace" text:style-name="Internet_20_link" text:visited-style-name="Visited_20_Internet_20_Link"><text:span text:style-name="T1">FF4500</text:span></text:a></text:p>
          </table:table-cell>
          <table:table-cell table:style-name="Table3.C4" office:value-type="string">
            <text:p text:style-name="Table_20_Contents"><text:a xlink:type="simple" xlink:href="https://www.quackit.com/html/html_editors/scratchpad/?app=color_tester&amp;rgbColor=255,69,0" office:target-frame-name="color-scheme" xlink:show="replace" text:style-name="Internet_20_link" text:visited-style-name="Visited_20_Internet_20_Link"><text:span text:style-name="T1">255,69,0</text:span></text:a></text:p>
          </table:table-cell>
        </table:table-row>
        <table:table-row table:style-name="Table3.5">
          <table:table-cell table:style-name="Table3.A5" office:value-type="string">
            <text:p text:style-name="Table_20_Contents"><text:a xlink:type="simple" xlink:href="https://www.quackit.com/html/html_editors/scratchpad/?app=color_tester&amp;colorName=DarkOrange" office:target-frame-name="color-scheme" xlink:show="replace" text:style-name="Internet_20_link" text:visited-style-name="Visited_20_Internet_20_Link"><text:span text:style-name="T1">DarkOrange</text:span></text:a></text:p>
          </table:table-cell>
          <table:table-cell table:style-name="Table3.B5" office:value-type="string">
            <text:p text:style-name="Table_20_Contents"><text:a xlink:type="simple" xlink:href="https://www.quackit.com/html/html_editors/scratchpad/?app=color_tester&amp;hexColor=FF8C00" office:target-frame-name="color-scheme" xlink:show="replace" text:style-name="Internet_20_link" text:visited-style-name="Visited_20_Internet_20_Link"><text:span text:style-name="T1">FF8C00</text:span></text:a></text:p>
          </table:table-cell>
          <table:table-cell table:style-name="Table3.C5" office:value-type="string">
            <text:p text:style-name="Table_20_Contents"><text:a xlink:type="simple" xlink:href="https://www.quackit.com/html/html_editors/scratchpad/?app=color_tester&amp;rgbColor=255,140,0" office:target-frame-name="color-scheme" xlink:show="replace" text:style-name="Internet_20_link" text:visited-style-name="Visited_20_Internet_20_Link"><text:span text:style-name="T1">255,140,0</text:span></text:a></text:p>
          </table:table-cell>
        </table:table-row>
        <table:table-row table:style-name="Table3.6">
          <table:table-cell table:style-name="Table3.A6" office:value-type="string">
            <text:p text:style-name="Table_20_Contents"><text:a xlink:type="simple" xlink:href="https://www.quackit.com/html/html_editors/scratchpad/?app=color_tester&amp;colorName=Orange" office:target-frame-name="color-scheme" xlink:show="replace" text:style-name="Internet_20_link" text:visited-style-name="Visited_20_Internet_20_Link"><text:span text:style-name="T1">Orange</text:span></text:a></text:p>
          </table:table-cell>
          <table:table-cell table:style-name="Table3.B6" office:value-type="string">
            <text:p text:style-name="Table_20_Contents"><text:a xlink:type="simple" xlink:href="https://www.quackit.com/html/html_editors/scratchpad/?app=color_tester&amp;hexColor=FFA500" office:target-frame-name="color-scheme" xlink:show="replace" text:style-name="Internet_20_link" text:visited-style-name="Visited_20_Internet_20_Link"><text:span text:style-name="T1">FFA500</text:span></text:a></text:p>
          </table:table-cell>
          <table:table-cell table:style-name="Table3.C6" office:value-type="string">
            <text:p text:style-name="Table_20_Contents"><text:a xlink:type="simple" xlink:href="https://www.quackit.com/html/html_editors/scratchpad/?app=color_tester&amp;rgbColor=255,165,0" office:target-frame-name="color-scheme" xlink:show="replace" text:style-name="Internet_20_link" text:visited-style-name="Visited_20_Internet_20_Link"><text:span text:style-name="T1">255,165,0</text:span>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table:number-columns-spanned="3" office:value-type="string">
            <text:p text:style-name="P2">Yellows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Table_20_Contents"><text:a xlink:type="simple" xlink:href="https://www.quackit.com/html/html_editors/scratchpad/?app=color_tester&amp;colorName=Gold" office:target-frame-name="color-scheme" xlink:show="replace" text:style-name="Internet_20_link" text:visited-style-name="Visited_20_Internet_20_Link"><text:span text:style-name="T3">Gold</text:span></text:a></text:p>
          </table:table-cell>
          <table:table-cell table:style-name="Table4.B2" office:value-type="string">
            <text:p text:style-name="Table_20_Contents"><text:a xlink:type="simple" xlink:href="https://www.quackit.com/html/html_editors/scratchpad/?app=color_tester&amp;hexColor=FFD700" office:target-frame-name="color-scheme" xlink:show="replace" text:style-name="Internet_20_link" text:visited-style-name="Visited_20_Internet_20_Link"><text:span text:style-name="T3">FFD700</text:span></text:a></text:p>
          </table:table-cell>
          <table:table-cell table:style-name="Table4.C2" office:value-type="string">
            <text:p text:style-name="Table_20_Contents"><text:a xlink:type="simple" xlink:href="https://www.quackit.com/html/html_editors/scratchpad/?app=color_tester&amp;rgbColor=255,215,0" office:target-frame-name="color-scheme" xlink:show="replace" text:style-name="Internet_20_link" text:visited-style-name="Visited_20_Internet_20_Link"><text:span text:style-name="T3">255,215,0</text:span></text:a></text:p>
          </table:table-cell>
        </table:table-row>
        <table:table-row table:style-name="Table4.3">
          <table:table-cell table:style-name="Table4.A3" office:value-type="string">
            <text:p text:style-name="Table_20_Contents"><text:a xlink:type="simple" xlink:href="https://www.quackit.com/html/html_editors/scratchpad/?app=color_tester&amp;colorName=Yellow" office:target-frame-name="color-scheme" xlink:show="replace" text:style-name="Internet_20_link" text:visited-style-name="Visited_20_Internet_20_Link"><text:span text:style-name="T3">Yellow</text:span></text:a></text:p>
          </table:table-cell>
          <table:table-cell table:style-name="Table4.B3" office:value-type="string">
            <text:p text:style-name="Table_20_Contents"><text:a xlink:type="simple" xlink:href="https://www.quackit.com/html/html_editors/scratchpad/?app=color_tester&amp;hexColor=FFFF00" office:target-frame-name="color-scheme" xlink:show="replace" text:style-name="Internet_20_link" text:visited-style-name="Visited_20_Internet_20_Link"><text:span text:style-name="T3">FFFF00</text:span></text:a></text:p>
          </table:table-cell>
          <table:table-cell table:style-name="Table4.C3" office:value-type="string">
            <text:p text:style-name="Table_20_Contents"><text:a xlink:type="simple" xlink:href="https://www.quackit.com/html/html_editors/scratchpad/?app=color_tester&amp;rgbColor=255,255,0" office:target-frame-name="color-scheme" xlink:show="replace" text:style-name="Internet_20_link" text:visited-style-name="Visited_20_Internet_20_Link"><text:span text:style-name="T3">255,255,0</text:span></text:a></text:p>
          </table:table-cell>
        </table:table-row>
        <table:table-row table:style-name="Table4.4">
          <table:table-cell table:style-name="Table4.A4" office:value-type="string">
            <text:p text:style-name="Table_20_Contents"><text:a xlink:type="simple" xlink:href="https://www.quackit.com/html/html_editors/scratchpad/?app=color_tester&amp;colorName=LightYellow" office:target-frame-name="color-scheme" xlink:show="replace" text:style-name="Internet_20_link" text:visited-style-name="Visited_20_Internet_20_Link"><text:span text:style-name="T3">LightYellow</text:span></text:a></text:p>
          </table:table-cell>
          <table:table-cell table:style-name="Table4.B4" office:value-type="string">
            <text:p text:style-name="Table_20_Contents"><text:a xlink:type="simple" xlink:href="https://www.quackit.com/html/html_editors/scratchpad/?app=color_tester&amp;hexColor=FFFFE0" office:target-frame-name="color-scheme" xlink:show="replace" text:style-name="Internet_20_link" text:visited-style-name="Visited_20_Internet_20_Link"><text:span text:style-name="T3">FFFFE0</text:span></text:a></text:p>
          </table:table-cell>
          <table:table-cell table:style-name="Table4.C4" office:value-type="string">
            <text:p text:style-name="Table_20_Contents"><text:a xlink:type="simple" xlink:href="https://www.quackit.com/html/html_editors/scratchpad/?app=color_tester&amp;rgbColor=255,255,224" office:target-frame-name="color-scheme" xlink:show="replace" text:style-name="Internet_20_link" text:visited-style-name="Visited_20_Internet_20_Link"><text:span text:style-name="T3">255,255,224</text:span></text:a></text:p>
          </table:table-cell>
        </table:table-row>
        <table:table-row table:style-name="Table4.5">
          <table:table-cell table:style-name="Table4.A5" office:value-type="string">
            <text:p text:style-name="Table_20_Contents"><text:a xlink:type="simple" xlink:href="https://www.quackit.com/html/html_editors/scratchpad/?app=color_tester&amp;colorName=LemonChiffon" office:target-frame-name="color-scheme" xlink:show="replace" text:style-name="Internet_20_link" text:visited-style-name="Visited_20_Internet_20_Link"><text:span text:style-name="T3">LemonChiffon</text:span></text:a></text:p>
          </table:table-cell>
          <table:table-cell table:style-name="Table4.B5" office:value-type="string">
            <text:p text:style-name="Table_20_Contents"><text:a xlink:type="simple" xlink:href="https://www.quackit.com/html/html_editors/scratchpad/?app=color_tester&amp;hexColor=FFFACD" office:target-frame-name="color-scheme" xlink:show="replace" text:style-name="Internet_20_link" text:visited-style-name="Visited_20_Internet_20_Link"><text:span text:style-name="T3">FFFACD</text:span></text:a></text:p>
          </table:table-cell>
          <table:table-cell table:style-name="Table4.C5" office:value-type="string">
            <text:p text:style-name="Table_20_Contents"><text:a xlink:type="simple" xlink:href="https://www.quackit.com/html/html_editors/scratchpad/?app=color_tester&amp;rgbColor=255,250,205" office:target-frame-name="color-scheme" xlink:show="replace" text:style-name="Internet_20_link" text:visited-style-name="Visited_20_Internet_20_Link"><text:span text:style-name="T3">255,250,205</text:span></text:a></text:p>
          </table:table-cell>
        </table:table-row>
        <table:table-row table:style-name="Table4.6">
          <table:table-cell table:style-name="Table4.A6" office:value-type="string">
            <text:p text:style-name="Table_20_Contents"><text:a xlink:type="simple" xlink:href="https://www.quackit.com/html/html_editors/scratchpad/?app=color_tester&amp;colorName=LightGoldenrodYellow" office:target-frame-name="color-scheme" xlink:show="replace" text:style-name="Internet_20_link" text:visited-style-name="Visited_20_Internet_20_Link"><text:span text:style-name="T4">LightGoldenrodYellow</text:span></text:a></text:p>
          </table:table-cell>
          <table:table-cell table:style-name="Table4.B6" office:value-type="string">
            <text:p text:style-name="Table_20_Contents"><text:a xlink:type="simple" xlink:href="https://www.quackit.com/html/html_editors/scratchpad/?app=color_tester&amp;hexColor=FAFAD2" office:target-frame-name="color-scheme" xlink:show="replace" text:style-name="Internet_20_link" text:visited-style-name="Visited_20_Internet_20_Link"><text:span text:style-name="T3">FAFAD2</text:span></text:a></text:p>
          </table:table-cell>
          <table:table-cell table:style-name="Table4.C6" office:value-type="string">
            <text:p text:style-name="Table_20_Contents"><text:a xlink:type="simple" xlink:href="https://www.quackit.com/html/html_editors/scratchpad/?app=color_tester&amp;rgbColor=250,250,210" office:target-frame-name="color-scheme" xlink:show="replace" text:style-name="Internet_20_link" text:visited-style-name="Visited_20_Internet_20_Link"><text:span text:style-name="T3">250,250,210</text:span></text:a></text:p>
          </table:table-cell>
        </table:table-row>
        <table:table-row table:style-name="Table4.7">
          <table:table-cell table:style-name="Table4.A7" office:value-type="string">
            <text:p text:style-name="Table_20_Contents"><text:a xlink:type="simple" xlink:href="https://www.quackit.com/html/html_editors/scratchpad/?app=color_tester&amp;colorName=PapayaWhip" office:target-frame-name="color-scheme" xlink:show="replace" text:style-name="Internet_20_link" text:visited-style-name="Visited_20_Internet_20_Link"><text:span text:style-name="T3">PapayaWhip</text:span></text:a></text:p>
          </table:table-cell>
          <table:table-cell table:style-name="Table4.B7" office:value-type="string">
            <text:p text:style-name="Table_20_Contents"><text:a xlink:type="simple" xlink:href="https://www.quackit.com/html/html_editors/scratchpad/?app=color_tester&amp;hexColor=FFEFD5" office:target-frame-name="color-scheme" xlink:show="replace" text:style-name="Internet_20_link" text:visited-style-name="Visited_20_Internet_20_Link"><text:span text:style-name="T3">FFEFD5</text:span></text:a></text:p>
          </table:table-cell>
          <table:table-cell table:style-name="Table4.C7" office:value-type="string">
            <text:p text:style-name="Table_20_Contents"><text:a xlink:type="simple" xlink:href="https://www.quackit.com/html/html_editors/scratchpad/?app=color_tester&amp;rgbColor=255,239,213" office:target-frame-name="color-scheme" xlink:show="replace" text:style-name="Internet_20_link" text:visited-style-name="Visited_20_Internet_20_Link"><text:span text:style-name="T3">255,239,213</text:span></text:a></text:p>
          </table:table-cell>
        </table:table-row>
        <table:table-row table:style-name="Table4.8">
          <table:table-cell table:style-name="Table4.A8" office:value-type="string">
            <text:p text:style-name="Table_20_Contents"><text:a xlink:type="simple" xlink:href="https://www.quackit.com/html/html_editors/scratchpad/?app=color_tester&amp;colorName=Moccasin" office:target-frame-name="color-scheme" xlink:show="replace" text:style-name="Internet_20_link" text:visited-style-name="Visited_20_Internet_20_Link"><text:span text:style-name="T3">Moccasin</text:span></text:a></text:p>
          </table:table-cell>
          <table:table-cell table:style-name="Table4.B8" office:value-type="string">
            <text:p text:style-name="Table_20_Contents"><text:a xlink:type="simple" xlink:href="https://www.quackit.com/html/html_editors/scratchpad/?app=color_tester&amp;hexColor=FFE4B5" office:target-frame-name="color-scheme" xlink:show="replace" text:style-name="Internet_20_link" text:visited-style-name="Visited_20_Internet_20_Link"><text:span text:style-name="T3">FFE4B5</text:span></text:a></text:p>
          </table:table-cell>
          <table:table-cell table:style-name="Table4.C8" office:value-type="string">
            <text:p text:style-name="Table_20_Contents"><text:a xlink:type="simple" xlink:href="https://www.quackit.com/html/html_editors/scratchpad/?app=color_tester&amp;rgbColor=255,228,181" office:target-frame-name="color-scheme" xlink:show="replace" text:style-name="Internet_20_link" text:visited-style-name="Visited_20_Internet_20_Link"><text:span text:style-name="T3">255,228,181</text:span></text:a></text:p>
          </table:table-cell>
        </table:table-row>
        <table:table-row table:style-name="Table4.9">
          <table:table-cell table:style-name="Table4.A9" office:value-type="string">
            <text:p text:style-name="Table_20_Contents"><text:a xlink:type="simple" xlink:href="https://www.quackit.com/html/html_editors/scratchpad/?app=color_tester&amp;colorName=PeachPuff" office:target-frame-name="color-scheme" xlink:show="replace" text:style-name="Internet_20_link" text:visited-style-name="Visited_20_Internet_20_Link"><text:span text:style-name="T3">PeachPuff</text:span></text:a></text:p>
          </table:table-cell>
          <table:table-cell table:style-name="Table4.B9" office:value-type="string">
            <text:p text:style-name="Table_20_Contents"><text:a xlink:type="simple" xlink:href="https://www.quackit.com/html/html_editors/scratchpad/?app=color_tester&amp;hexColor=FFDAB9" office:target-frame-name="color-scheme" xlink:show="replace" text:style-name="Internet_20_link" text:visited-style-name="Visited_20_Internet_20_Link"><text:span text:style-name="T3">FFDAB9</text:span></text:a></text:p>
          </table:table-cell>
          <table:table-cell table:style-name="Table4.C9" office:value-type="string">
            <text:p text:style-name="Table_20_Contents"><text:a xlink:type="simple" xlink:href="https://www.quackit.com/html/html_editors/scratchpad/?app=color_tester&amp;rgbColor=255,218,185" office:target-frame-name="color-scheme" xlink:show="replace" text:style-name="Internet_20_link" text:visited-style-name="Visited_20_Internet_20_Link"><text:span text:style-name="T3">255,218,185</text:span></text:a></text:p>
          </table:table-cell>
        </table:table-row>
        <table:table-row table:style-name="Table4.10">
          <table:table-cell table:style-name="Table4.A10" office:value-type="string">
            <text:p text:style-name="Table_20_Contents"><text:a xlink:type="simple" xlink:href="https://www.quackit.com/html/html_editors/scratchpad/?app=color_tester&amp;colorName=PaleGoldenrod" office:target-frame-name="color-scheme" xlink:show="replace" text:style-name="Internet_20_link" text:visited-style-name="Visited_20_Internet_20_Link"><text:span text:style-name="T3">PaleGoldenrod</text:span></text:a></text:p>
          </table:table-cell>
          <table:table-cell table:style-name="Table4.B10" office:value-type="string">
            <text:p text:style-name="Table_20_Contents"><text:a xlink:type="simple" xlink:href="https://www.quackit.com/html/html_editors/scratchpad/?app=color_tester&amp;hexColor=EEE8AA" office:target-frame-name="color-scheme" xlink:show="replace" text:style-name="Internet_20_link" text:visited-style-name="Visited_20_Internet_20_Link"><text:span text:style-name="T3">EEE8AA</text:span></text:a></text:p>
          </table:table-cell>
          <table:table-cell table:style-name="Table4.C10" office:value-type="string">
            <text:p text:style-name="Table_20_Contents"><text:a xlink:type="simple" xlink:href="https://www.quackit.com/html/html_editors/scratchpad/?app=color_tester&amp;rgbColor=238,232,170" office:target-frame-name="color-scheme" xlink:show="replace" text:style-name="Internet_20_link" text:visited-style-name="Visited_20_Internet_20_Link"><text:span text:style-name="T3">238,232,170</text:span></text:a></text:p>
          </table:table-cell>
        </table:table-row>
        <table:table-row table:style-name="Table4.11">
          <table:table-cell table:style-name="Table4.A11" office:value-type="string">
            <text:p text:style-name="Table_20_Contents"><text:a xlink:type="simple" xlink:href="https://www.quackit.com/html/html_editors/scratchpad/?app=color_tester&amp;colorName=Khaki" office:target-frame-name="color-scheme" xlink:show="replace" text:style-name="Internet_20_link" text:visited-style-name="Visited_20_Internet_20_Link"><text:span text:style-name="T3">Khaki</text:span></text:a></text:p>
          </table:table-cell>
          <table:table-cell table:style-name="Table4.B11" office:value-type="string">
            <text:p text:style-name="Table_20_Contents"><text:a xlink:type="simple" xlink:href="https://www.quackit.com/html/html_editors/scratchpad/?app=color_tester&amp;hexColor=F0E68C" office:target-frame-name="color-scheme" xlink:show="replace" text:style-name="Internet_20_link" text:visited-style-name="Visited_20_Internet_20_Link"><text:span text:style-name="T3">F0E68C</text:span></text:a></text:p>
          </table:table-cell>
          <table:table-cell table:style-name="Table4.C11" office:value-type="string">
            <text:p text:style-name="Table_20_Contents"><text:a xlink:type="simple" xlink:href="https://www.quackit.com/html/html_editors/scratchpad/?app=color_tester&amp;rgbColor=240,230,140" office:target-frame-name="color-scheme" xlink:show="replace" text:style-name="Internet_20_link" text:visited-style-name="Visited_20_Internet_20_Link"><text:span text:style-name="T3">240,230,140</text:span></text:a></text:p>
          </table:table-cell>
        </table:table-row>
        <table:table-row table:style-name="Table4.12">
          <table:table-cell table:style-name="Table4.A12" office:value-type="string">
            <text:p text:style-name="Table_20_Contents"><text:a xlink:type="simple" xlink:href="https://www.quackit.com/html/html_editors/scratchpad/?app=color_tester&amp;colorName=DarkKhaki" office:target-frame-name="color-scheme" xlink:show="replace" text:style-name="Internet_20_link" text:visited-style-name="Visited_20_Internet_20_Link"><text:span text:style-name="T1">DarkKhaki</text:span></text:a></text:p>
          </table:table-cell>
          <table:table-cell table:style-name="Table4.B12" office:value-type="string">
            <text:p text:style-name="Table_20_Contents"><text:a xlink:type="simple" xlink:href="https://www.quackit.com/html/html_editors/scratchpad/?app=color_tester&amp;hexColor=BDB76B" office:target-frame-name="color-scheme" xlink:show="replace" text:style-name="Internet_20_link" text:visited-style-name="Visited_20_Internet_20_Link"><text:span text:style-name="T1">BDB76B</text:span></text:a></text:p>
          </table:table-cell>
          <table:table-cell table:style-name="Table4.C12" office:value-type="string">
            <text:p text:style-name="Table_20_Contents"><text:a xlink:type="simple" xlink:href="https://www.quackit.com/html/html_editors/scratchpad/?app=color_tester&amp;rgbColor=189,183,107" office:target-frame-name="color-scheme" xlink:show="replace" text:style-name="Internet_20_link" text:visited-style-name="Visited_20_Internet_20_Link"><text:span text:style-name="T1">189,183,107</text:span></text:a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">Purples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Table_20_Contents"><text:a xlink:type="simple" xlink:href="https://www.quackit.com/html/html_editors/scratchpad/?app=color_tester&amp;colorName=Lavender" office:target-frame-name="color-scheme" xlink:show="replace" text:style-name="Internet_20_link" text:visited-style-name="Visited_20_Internet_20_Link"><text:span text:style-name="T3">Lavender</text:span></text:a></text:p>
          </table:table-cell>
          <table:table-cell table:style-name="Table5.B2" office:value-type="string">
            <text:p text:style-name="Table_20_Contents"><text:a xlink:type="simple" xlink:href="https://www.quackit.com/html/html_editors/scratchpad/?app=color_tester&amp;hexColor=E6E6FA" office:target-frame-name="color-scheme" xlink:show="replace" text:style-name="Internet_20_link" text:visited-style-name="Visited_20_Internet_20_Link"><text:span text:style-name="T3">E6E6FA</text:span></text:a></text:p>
          </table:table-cell>
          <table:table-cell table:style-name="Table5.C2" office:value-type="string">
            <text:p text:style-name="Table_20_Contents"><text:a xlink:type="simple" xlink:href="https://www.quackit.com/html/html_editors/scratchpad/?app=color_tester&amp;rgbColor=230,230,250" office:target-frame-name="color-scheme" xlink:show="replace" text:style-name="Internet_20_link" text:visited-style-name="Visited_20_Internet_20_Link"><text:span text:style-name="T3">230,230,250</text:span></text:a></text:p>
          </table:table-cell>
        </table:table-row>
        <table:table-row table:style-name="Table5.3">
          <table:table-cell table:style-name="Table5.A3" office:value-type="string">
            <text:p text:style-name="Table_20_Contents"><text:a xlink:type="simple" xlink:href="https://www.quackit.com/html/html_editors/scratchpad/?app=color_tester&amp;colorName=Thistle" office:target-frame-name="color-scheme" xlink:show="replace" text:style-name="Internet_20_link" text:visited-style-name="Visited_20_Internet_20_Link"><text:span text:style-name="T1">Thistle</text:span></text:a></text:p>
          </table:table-cell>
          <table:table-cell table:style-name="Table5.B3" office:value-type="string">
            <text:p text:style-name="Table_20_Contents"><text:a xlink:type="simple" xlink:href="https://www.quackit.com/html/html_editors/scratchpad/?app=color_tester&amp;hexColor=D8BFD8" office:target-frame-name="color-scheme" xlink:show="replace" text:style-name="Internet_20_link" text:visited-style-name="Visited_20_Internet_20_Link"><text:span text:style-name="T1">D8BFD8</text:span></text:a></text:p>
          </table:table-cell>
          <table:table-cell table:style-name="Table5.C3" office:value-type="string">
            <text:p text:style-name="Table_20_Contents"><text:a xlink:type="simple" xlink:href="https://www.quackit.com/html/html_editors/scratchpad/?app=color_tester&amp;rgbColor=216,191,216" office:target-frame-name="color-scheme" xlink:show="replace" text:style-name="Internet_20_link" text:visited-style-name="Visited_20_Internet_20_Link"><text:span text:style-name="T1">216,191,216</text:span></text:a></text:p>
          </table:table-cell>
        </table:table-row>
        <table:table-row table:style-name="Table5.4">
          <table:table-cell table:style-name="Table5.A4" office:value-type="string">
            <text:p text:style-name="Table_20_Contents"><text:a xlink:type="simple" xlink:href="https://www.quackit.com/html/html_editors/scratchpad/?app=color_tester&amp;colorName=Plum" office:target-frame-name="color-scheme" xlink:show="replace" text:style-name="Internet_20_link" text:visited-style-name="Visited_20_Internet_20_Link"><text:span text:style-name="T1">Plum</text:span></text:a></text:p>
          </table:table-cell>
          <table:table-cell table:style-name="Table5.B4" office:value-type="string">
            <text:p text:style-name="Table_20_Contents"><text:a xlink:type="simple" xlink:href="https://www.quackit.com/html/html_editors/scratchpad/?app=color_tester&amp;hexColor=DDA0DD" office:target-frame-name="color-scheme" xlink:show="replace" text:style-name="Internet_20_link" text:visited-style-name="Visited_20_Internet_20_Link"><text:span text:style-name="T1">DDA0DD</text:span></text:a></text:p>
          </table:table-cell>
          <table:table-cell table:style-name="Table5.C4" office:value-type="string">
            <text:p text:style-name="Table_20_Contents"><text:a xlink:type="simple" xlink:href="https://www.quackit.com/html/html_editors/scratchpad/?app=color_tester&amp;rgbColor=221,160,221" office:target-frame-name="color-scheme" xlink:show="replace" text:style-name="Internet_20_link" text:visited-style-name="Visited_20_Internet_20_Link"><text:span text:style-name="T1">221,160,221</text:span></text:a></text:p>
          </table:table-cell>
        </table:table-row>
        <table:table-row table:style-name="Table5.5">
          <table:table-cell table:style-name="Table5.A5" office:value-type="string">
            <text:p text:style-name="Table_20_Contents"><text:a xlink:type="simple" xlink:href="https://www.quackit.com/html/html_editors/scratchpad/?app=color_tester&amp;colorName=Violet" office:target-frame-name="color-scheme" xlink:show="replace" text:style-name="Internet_20_link" text:visited-style-name="Visited_20_Internet_20_Link"><text:span text:style-name="T1">Violet</text:span></text:a></text:p>
          </table:table-cell>
          <table:table-cell table:style-name="Table5.B5" office:value-type="string">
            <text:p text:style-name="Table_20_Contents"><text:a xlink:type="simple" xlink:href="https://www.quackit.com/html/html_editors/scratchpad/?app=color_tester&amp;hexColor=EE82EE" office:target-frame-name="color-scheme" xlink:show="replace" text:style-name="Internet_20_link" text:visited-style-name="Visited_20_Internet_20_Link"><text:span text:style-name="T1">EE82EE</text:span></text:a></text:p>
          </table:table-cell>
          <table:table-cell table:style-name="Table5.C5" office:value-type="string">
            <text:p text:style-name="Table_20_Contents"><text:a xlink:type="simple" xlink:href="https://www.quackit.com/html/html_editors/scratchpad/?app=color_tester&amp;rgbColor=238,130,238" office:target-frame-name="color-scheme" xlink:show="replace" text:style-name="Internet_20_link" text:visited-style-name="Visited_20_Internet_20_Link"><text:span text:style-name="T1">238,130,238</text:span></text:a></text:p>
          </table:table-cell>
        </table:table-row>
        <table:table-row table:style-name="Table5.6">
          <table:table-cell table:style-name="Table5.A6" office:value-type="string">
            <text:p text:style-name="Table_20_Contents"><text:a xlink:type="simple" xlink:href="https://www.quackit.com/html/html_editors/scratchpad/?app=color_tester&amp;colorName=Orchid" office:target-frame-name="color-scheme" xlink:show="replace" text:style-name="Internet_20_link" text:visited-style-name="Visited_20_Internet_20_Link"><text:span text:style-name="T1">Orchid</text:span></text:a></text:p>
          </table:table-cell>
          <table:table-cell table:style-name="Table5.B6" office:value-type="string">
            <text:p text:style-name="Table_20_Contents"><text:a xlink:type="simple" xlink:href="https://www.quackit.com/html/html_editors/scratchpad/?app=color_tester&amp;hexColor=DA70D6" office:target-frame-name="color-scheme" xlink:show="replace" text:style-name="Internet_20_link" text:visited-style-name="Visited_20_Internet_20_Link"><text:span text:style-name="T1">DA70D6</text:span></text:a></text:p>
          </table:table-cell>
          <table:table-cell table:style-name="Table5.C6" office:value-type="string">
            <text:p text:style-name="Table_20_Contents"><text:a xlink:type="simple" xlink:href="https://www.quackit.com/html/html_editors/scratchpad/?app=color_tester&amp;rgbColor=218,112,214" office:target-frame-name="color-scheme" xlink:show="replace" text:style-name="Internet_20_link" text:visited-style-name="Visited_20_Internet_20_Link"><text:span text:style-name="T1">218,112,214</text:span></text:a></text:p>
          </table:table-cell>
        </table:table-row>
        <table:table-row table:style-name="Table5.7">
          <table:table-cell table:style-name="Table5.A7" office:value-type="string">
            <text:p text:style-name="Table_20_Contents"><text:a xlink:type="simple" xlink:href="https://www.quackit.com/html/html_editors/scratchpad/?app=color_tester&amp;colorName=Fuchsia" office:target-frame-name="color-scheme" xlink:show="replace" text:style-name="Internet_20_link" text:visited-style-name="Visited_20_Internet_20_Link"><text:span text:style-name="T1">Fuchsia</text:span></text:a></text:p>
          </table:table-cell>
          <table:table-cell table:style-name="Table5.B7" office:value-type="string">
            <text:p text:style-name="Table_20_Contents"><text:a xlink:type="simple" xlink:href="https://www.quackit.com/html/html_editors/scratchpad/?app=color_tester&amp;hexColor=FF00FF" office:target-frame-name="color-scheme" xlink:show="replace" text:style-name="Internet_20_link" text:visited-style-name="Visited_20_Internet_20_Link"><text:span text:style-name="T1">FF00FF</text:span></text:a></text:p>
          </table:table-cell>
          <table:table-cell table:style-name="Table5.C7" office:value-type="string">
            <text:p text:style-name="Table_20_Contents"><text:a xlink:type="simple" xlink:href="https://www.quackit.com/html/html_editors/scratchpad/?app=color_tester&amp;rgbColor=255,0,255" office:target-frame-name="color-scheme" xlink:show="replace" text:style-name="Internet_20_link" text:visited-style-name="Visited_20_Internet_20_Link"><text:span text:style-name="T1">255,0,255</text:span></text:a></text:p>
          </table:table-cell>
        </table:table-row>
        <table:table-row table:style-name="Table5.7">
          <table:table-cell table:style-name="Table5.A8" office:value-type="string">
            <text:p text:style-name="Table_20_Contents"><text:a xlink:type="simple" xlink:href="https://www.quackit.com/html/html_editors/scratchpad/?app=color_tester&amp;colorName=Magenta" office:target-frame-name="color-scheme" xlink:show="replace" text:style-name="Internet_20_link" text:visited-style-name="Visited_20_Internet_20_Link"><text:span text:style-name="T1">Magenta</text:span></text:a></text:p>
          </table:table-cell>
          <table:table-cell table:style-name="Table5.B8" office:value-type="string">
            <text:p text:style-name="Table_20_Contents"><text:a xlink:type="simple" xlink:href="https://www.quackit.com/html/html_editors/scratchpad/?app=color_tester&amp;hexColor=FF00FF" office:target-frame-name="color-scheme" xlink:show="replace" text:style-name="Internet_20_link" text:visited-style-name="Visited_20_Internet_20_Link"><text:span text:style-name="T1">FF00FF</text:span></text:a></text:p>
          </table:table-cell>
          <table:table-cell table:style-name="Table5.C8" office:value-type="string">
            <text:p text:style-name="Table_20_Contents"><text:a xlink:type="simple" xlink:href="https://www.quackit.com/html/html_editors/scratchpad/?app=color_tester&amp;rgbColor=255,0,255" office:target-frame-name="color-scheme" xlink:show="replace" text:style-name="Internet_20_link" text:visited-style-name="Visited_20_Internet_20_Link"><text:span text:style-name="T1">255,0,255</text:span></text:a></text:p>
          </table:table-cell>
        </table:table-row>
        <table:table-row table:style-name="Table5.9">
          <table:table-cell table:style-name="Table5.A9" office:value-type="string">
            <text:p text:style-name="Table_20_Contents"><text:a xlink:type="simple" xlink:href="https://www.quackit.com/html/html_editors/scratchpad/?app=color_tester&amp;colorName=MediumOrchid" office:target-frame-name="color-scheme" xlink:show="replace" text:style-name="Internet_20_link" text:visited-style-name="Visited_20_Internet_20_Link"><text:span text:style-name="T1">MediumOrchid</text:span></text:a></text:p>
          </table:table-cell>
          <table:table-cell table:style-name="Table5.B9" office:value-type="string">
            <text:p text:style-name="Table_20_Contents"><text:a xlink:type="simple" xlink:href="https://www.quackit.com/html/html_editors/scratchpad/?app=color_tester&amp;hexColor=BA55D3" office:target-frame-name="color-scheme" xlink:show="replace" text:style-name="Internet_20_link" text:visited-style-name="Visited_20_Internet_20_Link"><text:span text:style-name="T1">BA55D3</text:span></text:a></text:p>
          </table:table-cell>
          <table:table-cell table:style-name="Table5.C9" office:value-type="string">
            <text:p text:style-name="Table_20_Contents"><text:a xlink:type="simple" xlink:href="https://www.quackit.com/html/html_editors/scratchpad/?app=color_tester&amp;rgbColor=186,85,211" office:target-frame-name="color-scheme" xlink:show="replace" text:style-name="Internet_20_link" text:visited-style-name="Visited_20_Internet_20_Link"><text:span text:style-name="T1">186,85,211</text:span></text:a></text:p>
          </table:table-cell>
        </table:table-row>
        <table:table-row table:style-name="Table5.10">
          <table:table-cell table:style-name="Table5.A10" office:value-type="string">
            <text:p text:style-name="Table_20_Contents"><text:a xlink:type="simple" xlink:href="https://www.quackit.com/html/html_editors/scratchpad/?app=color_tester&amp;colorName=MediumPurple" office:target-frame-name="color-scheme" xlink:show="replace" text:style-name="Internet_20_link" text:visited-style-name="Visited_20_Internet_20_Link"><text:span text:style-name="T1">MediumPurple</text:span></text:a></text:p>
          </table:table-cell>
          <table:table-cell table:style-name="Table5.B10" office:value-type="string">
            <text:p text:style-name="Table_20_Contents"><text:a xlink:type="simple" xlink:href="https://www.quackit.com/html/html_editors/scratchpad/?app=color_tester&amp;hexColor=9370DB" office:target-frame-name="color-scheme" xlink:show="replace" text:style-name="Internet_20_link" text:visited-style-name="Visited_20_Internet_20_Link"><text:span text:style-name="T1">9370DB</text:span></text:a></text:p>
          </table:table-cell>
          <table:table-cell table:style-name="Table5.C10" office:value-type="string">
            <text:p text:style-name="Table_20_Contents"><text:a xlink:type="simple" xlink:href="https://www.quackit.com/html/html_editors/scratchpad/?app=color_tester&amp;rgbColor=147,112,219" office:target-frame-name="color-scheme" xlink:show="replace" text:style-name="Internet_20_link" text:visited-style-name="Visited_20_Internet_20_Link"><text:span text:style-name="T1">147,112,219</text:span></text:a></text:p>
          </table:table-cell>
        </table:table-row>
        <table:table-row table:style-name="Table5.11">
          <table:table-cell table:style-name="Table5.A11" office:value-type="string">
            <text:p text:style-name="Table_20_Contents"><text:a xlink:type="simple" xlink:href="https://www.quackit.com/html/html_editors/scratchpad/?app=color_tester&amp;colorName=BlueViolet" office:target-frame-name="color-scheme" xlink:show="replace" text:style-name="Internet_20_link" text:visited-style-name="Visited_20_Internet_20_Link"><text:span text:style-name="T1">BlueViolet</text:span></text:a></text:p>
          </table:table-cell>
          <table:table-cell table:style-name="Table5.B11" office:value-type="string">
            <text:p text:style-name="Table_20_Contents"><text:a xlink:type="simple" xlink:href="https://www.quackit.com/html/html_editors/scratchpad/?app=color_tester&amp;hexColor=8A2BE2" office:target-frame-name="color-scheme" xlink:show="replace" text:style-name="Internet_20_link" text:visited-style-name="Visited_20_Internet_20_Link"><text:span text:style-name="T1">8A2BE2</text:span></text:a></text:p>
          </table:table-cell>
          <table:table-cell table:style-name="Table5.C11" office:value-type="string">
            <text:p text:style-name="Table_20_Contents"><text:a xlink:type="simple" xlink:href="https://www.quackit.com/html/html_editors/scratchpad/?app=color_tester&amp;rgbColor=138,43,226" office:target-frame-name="color-scheme" xlink:show="replace" text:style-name="Internet_20_link" text:visited-style-name="Visited_20_Internet_20_Link"><text:span text:style-name="T1">138,43,226</text:span></text:a></text:p>
          </table:table-cell>
        </table:table-row>
        <table:table-row table:style-name="Table5.12">
          <table:table-cell table:style-name="Table5.A12" office:value-type="string">
            <text:p text:style-name="Table_20_Contents"><text:a xlink:type="simple" xlink:href="https://www.quackit.com/html/html_editors/scratchpad/?app=color_tester&amp;colorName=DarkViolet" office:target-frame-name="color-scheme" xlink:show="replace" text:style-name="Internet_20_link" text:visited-style-name="Visited_20_Internet_20_Link"><text:span text:style-name="T1">DarkViolet</text:span></text:a></text:p>
          </table:table-cell>
          <table:table-cell table:style-name="Table5.B12" office:value-type="string">
            <text:p text:style-name="Table_20_Contents"><text:a xlink:type="simple" xlink:href="https://www.quackit.com/html/html_editors/scratchpad/?app=color_tester&amp;hexColor=9400D3" office:target-frame-name="color-scheme" xlink:show="replace" text:style-name="Internet_20_link" text:visited-style-name="Visited_20_Internet_20_Link"><text:span text:style-name="T1">9400D3</text:span></text:a></text:p>
          </table:table-cell>
          <table:table-cell table:style-name="Table5.C12" office:value-type="string">
            <text:p text:style-name="Table_20_Contents"><text:a xlink:type="simple" xlink:href="https://www.quackit.com/html/html_editors/scratchpad/?app=color_tester&amp;rgbColor=148,0,211" office:target-frame-name="color-scheme" xlink:show="replace" text:style-name="Internet_20_link" text:visited-style-name="Visited_20_Internet_20_Link"><text:span text:style-name="T1">148,0,211</text:span></text:a></text:p>
          </table:table-cell>
        </table:table-row>
        <table:table-row table:style-name="Table5.13">
          <table:table-cell table:style-name="Table5.A13" office:value-type="string">
            <text:p text:style-name="Table_20_Contents"><text:a xlink:type="simple" xlink:href="https://www.quackit.com/html/html_editors/scratchpad/?app=color_tester&amp;colorName=DarkOrchid" office:target-frame-name="color-scheme" xlink:show="replace" text:style-name="Internet_20_link" text:visited-style-name="Visited_20_Internet_20_Link"><text:span text:style-name="T1">DarkOrchid</text:span></text:a></text:p>
          </table:table-cell>
          <table:table-cell table:style-name="Table5.B13" office:value-type="string">
            <text:p text:style-name="Table_20_Contents"><text:a xlink:type="simple" xlink:href="https://www.quackit.com/html/html_editors/scratchpad/?app=color_tester&amp;hexColor=9932CC" office:target-frame-name="color-scheme" xlink:show="replace" text:style-name="Internet_20_link" text:visited-style-name="Visited_20_Internet_20_Link"><text:span text:style-name="T1">9932CC</text:span></text:a></text:p>
          </table:table-cell>
          <table:table-cell table:style-name="Table5.C13" office:value-type="string">
            <text:p text:style-name="Table_20_Contents"><text:a xlink:type="simple" xlink:href="https://www.quackit.com/html/html_editors/scratchpad/?app=color_tester&amp;rgbColor=153,50,204" office:target-frame-name="color-scheme" xlink:show="replace" text:style-name="Internet_20_link" text:visited-style-name="Visited_20_Internet_20_Link"><text:span text:style-name="T1">153,50,204</text:span></text:a></text:p>
          </table:table-cell>
        </table:table-row>
        <table:table-row table:style-name="Table5.14">
          <table:table-cell table:style-name="Table5.A14" office:value-type="string">
            <text:p text:style-name="Table_20_Contents"><text:a xlink:type="simple" xlink:href="https://www.quackit.com/html/html_editors/scratchpad/?app=color_tester&amp;colorName=DarkMagenta" office:target-frame-name="color-scheme" xlink:show="replace" text:style-name="Internet_20_link" text:visited-style-name="Visited_20_Internet_20_Link"><text:span text:style-name="T1">DarkMagenta</text:span></text:a></text:p>
          </table:table-cell>
          <table:table-cell table:style-name="Table5.B14" office:value-type="string">
            <text:p text:style-name="Table_20_Contents"><text:a xlink:type="simple" xlink:href="https://www.quackit.com/html/html_editors/scratchpad/?app=color_tester&amp;hexColor=8B008B" office:target-frame-name="color-scheme" xlink:show="replace" text:style-name="Internet_20_link" text:visited-style-name="Visited_20_Internet_20_Link"><text:span text:style-name="T1">8B008B</text:span></text:a></text:p>
          </table:table-cell>
          <table:table-cell table:style-name="Table5.C14" office:value-type="string">
            <text:p text:style-name="Table_20_Contents"><text:a xlink:type="simple" xlink:href="https://www.quackit.com/html/html_editors/scratchpad/?app=color_tester&amp;rgbColor=139,0,139" office:target-frame-name="color-scheme" xlink:show="replace" text:style-name="Internet_20_link" text:visited-style-name="Visited_20_Internet_20_Link"><text:span text:style-name="T1">139,0,139</text:span></text:a></text:p>
          </table:table-cell>
        </table:table-row>
        <table:table-row table:style-name="Table5.15">
          <table:table-cell table:style-name="Table5.A15" office:value-type="string">
            <text:p text:style-name="Table_20_Contents"><text:a xlink:type="simple" xlink:href="https://www.quackit.com/html/html_editors/scratchpad/?app=color_tester&amp;colorName=Purple" office:target-frame-name="color-scheme" xlink:show="replace" text:style-name="Internet_20_link" text:visited-style-name="Visited_20_Internet_20_Link"><text:span text:style-name="T1">Purple</text:span></text:a></text:p>
          </table:table-cell>
          <table:table-cell table:style-name="Table5.B15" office:value-type="string">
            <text:p text:style-name="Table_20_Contents"><text:a xlink:type="simple" xlink:href="https://www.quackit.com/html/html_editors/scratchpad/?app=color_tester&amp;hexColor=800080" office:target-frame-name="color-scheme" xlink:show="replace" text:style-name="Internet_20_link" text:visited-style-name="Visited_20_Internet_20_Link"><text:span text:style-name="T1">800080</text:span></text:a></text:p>
          </table:table-cell>
          <table:table-cell table:style-name="Table5.C15" office:value-type="string">
            <text:p text:style-name="Table_20_Contents"><text:a xlink:type="simple" xlink:href="https://www.quackit.com/html/html_editors/scratchpad/?app=color_tester&amp;rgbColor=128,0,128" office:target-frame-name="color-scheme" xlink:show="replace" text:style-name="Internet_20_link" text:visited-style-name="Visited_20_Internet_20_Link"><text:span text:style-name="T1">128,0,128</text:span></text:a></text:p>
          </table:table-cell>
        </table:table-row>
        <table:table-row>
          <table:table-cell table:style-name="Table5.A16" office:value-type="string">
            <text:p text:style-name="P5"><text:span text:style-name="T1"/></text:p>
          </table:table-cell>
          <table:table-cell table:style-name="Table5.B16" office:value-type="string">
            <text:p text:style-name="Table_20_Contents"><text:a xlink:type="simple" xlink:href="https://www.quackit.com/html/html_editors/scratchpad/?app=color_tester&amp;hexColor=663399" office:target-frame-name="color-scheme" xlink:show="replace" text:style-name="Internet_20_link" text:visited-style-name="Visited_20_Internet_20_Link"><text:span text:style-name="T1">663399</text:span></text:a></text:p>
          </table:table-cell>
          <table:table-cell table:style-name="Table5.C16" office:value-type="string">
            <text:p text:style-name="Table_20_Contents"><text:a xlink:type="simple" xlink:href="https://www.quackit.com/html/html_editors/scratchpad/?app=color_tester&amp;rgbColor=102,51,153" office:target-frame-name="color-scheme" xlink:show="replace" text:style-name="Internet_20_link" text:visited-style-name="Visited_20_Internet_20_Link"><text:span text:style-name="T1">102,51,153</text:span></text:a></text:p>
          </table:table-cell>
        </table:table-row>
        <table:table-row table:style-name="Table5.17">
          <table:table-cell table:style-name="Table5.A17" office:value-type="string">
            <text:p text:style-name="Table_20_Contents"><text:a xlink:type="simple" xlink:href="https://www.quackit.com/html/html_editors/scratchpad/?app=color_tester&amp;colorName=Indigo" office:target-frame-name="color-scheme" xlink:show="replace" text:style-name="Internet_20_link" text:visited-style-name="Visited_20_Internet_20_Link"><text:span text:style-name="T1">Indigo</text:span></text:a></text:p>
          </table:table-cell>
          <table:table-cell table:style-name="Table5.B17" office:value-type="string">
            <text:p text:style-name="Table_20_Contents"><text:a xlink:type="simple" xlink:href="https://www.quackit.com/html/html_editors/scratchpad/?app=color_tester&amp;hexColor=4B0082" office:target-frame-name="color-scheme" xlink:show="replace" text:style-name="Internet_20_link" text:visited-style-name="Visited_20_Internet_20_Link"><text:span text:style-name="T1">4B0082</text:span></text:a></text:p>
          </table:table-cell>
          <table:table-cell table:style-name="Table5.C17" office:value-type="string">
            <text:p text:style-name="Table_20_Contents"><text:a xlink:type="simple" xlink:href="https://www.quackit.com/html/html_editors/scratchpad/?app=color_tester&amp;rgbColor=75,0,130" office:target-frame-name="color-scheme" xlink:show="replace" text:style-name="Internet_20_link" text:visited-style-name="Visited_20_Internet_20_Link"><text:span text:style-name="T1">75,0,130</text:span></text:a></text:p>
          </table:table-cell>
        </table:table-row>
        <table:table-row table:style-name="Table5.18">
          <table:table-cell table:style-name="Table5.A18" office:value-type="string">
            <text:p text:style-name="Table_20_Contents"><text:a xlink:type="simple" xlink:href="https://www.quackit.com/html/html_editors/scratchpad/?app=color_tester&amp;colorName=MediumSlateBlue" office:target-frame-name="color-scheme" xlink:show="replace" text:style-name="Internet_20_link" text:visited-style-name="Visited_20_Internet_20_Link"><text:span text:style-name="T1">MediumSlateBlue</text:span></text:a></text:p>
          </table:table-cell>
          <table:table-cell table:style-name="Table5.B18" office:value-type="string">
            <text:p text:style-name="Table_20_Contents"><text:a xlink:type="simple" xlink:href="https://www.quackit.com/html/html_editors/scratchpad/?app=color_tester&amp;hexColor=7B68EE" office:target-frame-name="color-scheme" xlink:show="replace" text:style-name="Internet_20_link" text:visited-style-name="Visited_20_Internet_20_Link"><text:span text:style-name="T1">7B68EE</text:span></text:a></text:p>
          </table:table-cell>
          <table:table-cell table:style-name="Table5.C18" office:value-type="string">
            <text:p text:style-name="Table_20_Contents"><text:a xlink:type="simple" xlink:href="https://www.quackit.com/html/html_editors/scratchpad/?app=color_tester&amp;rgbColor=123,104,238" office:target-frame-name="color-scheme" xlink:show="replace" text:style-name="Internet_20_link" text:visited-style-name="Visited_20_Internet_20_Link"><text:span text:style-name="T1">123,104,238</text:span></text:a></text:p>
          </table:table-cell>
        </table:table-row>
        <table:table-row table:style-name="Table5.19">
          <table:table-cell table:style-name="Table5.A19" office:value-type="string">
            <text:p text:style-name="Table_20_Contents"><text:a xlink:type="simple" xlink:href="https://www.quackit.com/html/html_editors/scratchpad/?app=color_tester&amp;colorName=SlateBlue" office:target-frame-name="color-scheme" xlink:show="replace" text:style-name="Internet_20_link" text:visited-style-name="Visited_20_Internet_20_Link"><text:span text:style-name="T1">SlateBlue</text:span></text:a></text:p>
          </table:table-cell>
          <table:table-cell table:style-name="Table5.B19" office:value-type="string">
            <text:p text:style-name="Table_20_Contents"><text:a xlink:type="simple" xlink:href="https://www.quackit.com/html/html_editors/scratchpad/?app=color_tester&amp;hexColor=6A5ACD" office:target-frame-name="color-scheme" xlink:show="replace" text:style-name="Internet_20_link" text:visited-style-name="Visited_20_Internet_20_Link"><text:span text:style-name="T1">6A5ACD</text:span></text:a></text:p>
          </table:table-cell>
          <table:table-cell table:style-name="Table5.C19" office:value-type="string">
            <text:p text:style-name="Table_20_Contents"><text:a xlink:type="simple" xlink:href="https://www.quackit.com/html/html_editors/scratchpad/?app=color_tester&amp;rgbColor=106,90,205" office:target-frame-name="color-scheme" xlink:show="replace" text:style-name="Internet_20_link" text:visited-style-name="Visited_20_Internet_20_Link"><text:span text:style-name="T1">106,90,205</text:span></text:a></text:p>
          </table:table-cell>
        </table:table-row>
        <table:table-row table:style-name="Table5.20">
          <table:table-cell table:style-name="Table5.A20" office:value-type="string">
            <text:p text:style-name="Table_20_Contents"><text:a xlink:type="simple" xlink:href="https://www.quackit.com/html/html_editors/scratchpad/?app=color_tester&amp;colorName=DarkSlateBlue" office:target-frame-name="color-scheme" xlink:show="replace" text:style-name="Internet_20_link" text:visited-style-name="Visited_20_Internet_20_Link"><text:span text:style-name="T1">DarkSlateBlue</text:span></text:a></text:p>
          </table:table-cell>
          <table:table-cell table:style-name="Table5.B20" office:value-type="string">
            <text:p text:style-name="Table_20_Contents"><text:a xlink:type="simple" xlink:href="https://www.quackit.com/html/html_editors/scratchpad/?app=color_tester&amp;hexColor=483D8B" office:target-frame-name="color-scheme" xlink:show="replace" text:style-name="Internet_20_link" text:visited-style-name="Visited_20_Internet_20_Link"><text:span text:style-name="T1">483D8B</text:span></text:a></text:p>
          </table:table-cell>
          <table:table-cell table:style-name="Table5.C20" office:value-type="string">
            <text:p text:style-name="Table_20_Contents"><text:a xlink:type="simple" xlink:href="https://www.quackit.com/html/html_editors/scratchpad/?app=color_tester&amp;rgbColor=72,61,139" office:target-frame-name="color-scheme" xlink:show="replace" text:style-name="Internet_20_link" text:visited-style-name="Visited_20_Internet_20_Link"><text:span text:style-name="T2">72,61,139</text:span></text:a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1">Greens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Table_20_Contents"><text:a xlink:type="simple" xlink:href="https://www.quackit.com/html/html_editors/scratchpad/?app=color_tester&amp;colorName=GreenYellow" office:target-frame-name="color-scheme" xlink:show="replace" text:style-name="Internet_20_link" text:visited-style-name="Visited_20_Internet_20_Link"><text:span text:style-name="T3">GreenYellow</text:span></text:a></text:p>
          </table:table-cell>
          <table:table-cell table:style-name="Table6.B2" office:value-type="string">
            <text:p text:style-name="Table_20_Contents"><text:a xlink:type="simple" xlink:href="https://www.quackit.com/html/html_editors/scratchpad/?app=color_tester&amp;hexColor=ADFF2F" office:target-frame-name="color-scheme" xlink:show="replace" text:style-name="Internet_20_link" text:visited-style-name="Visited_20_Internet_20_Link"><text:span text:style-name="T3">ADFF2F</text:span></text:a></text:p>
          </table:table-cell>
          <table:table-cell table:style-name="Table6.C2" office:value-type="string">
            <text:p text:style-name="Table_20_Contents"><text:a xlink:type="simple" xlink:href="https://www.quackit.com/html/html_editors/scratchpad/?app=color_tester&amp;rgbColor=173,255,47" office:target-frame-name="color-scheme" xlink:show="replace" text:style-name="Internet_20_link" text:visited-style-name="Visited_20_Internet_20_Link"><text:span text:style-name="T3">173,255,47</text:span></text:a></text:p>
          </table:table-cell>
        </table:table-row>
        <text:soft-page-break/>
        <table:table-row table:style-name="Table6.3">
          <table:table-cell table:style-name="Table6.A3" office:value-type="string">
            <text:p text:style-name="Table_20_Contents"><text:a xlink:type="simple" xlink:href="https://www.quackit.com/html/html_editors/scratchpad/?app=color_tester&amp;colorName=Chartreuse" office:target-frame-name="color-scheme" xlink:show="replace" text:style-name="Internet_20_link" text:visited-style-name="Visited_20_Internet_20_Link"><text:span text:style-name="T3">Chartreuse</text:span></text:a></text:p>
          </table:table-cell>
          <table:table-cell table:style-name="Table6.B3" office:value-type="string">
            <text:p text:style-name="Table_20_Contents"><text:a xlink:type="simple" xlink:href="https://www.quackit.com/html/html_editors/scratchpad/?app=color_tester&amp;hexColor=7FFF00" office:target-frame-name="color-scheme" xlink:show="replace" text:style-name="Internet_20_link" text:visited-style-name="Visited_20_Internet_20_Link"><text:span text:style-name="T3">7FFF00</text:span></text:a></text:p>
          </table:table-cell>
          <table:table-cell table:style-name="Table6.C3" office:value-type="string">
            <text:p text:style-name="Table_20_Contents"><text:a xlink:type="simple" xlink:href="https://www.quackit.com/html/html_editors/scratchpad/?app=color_tester&amp;rgbColor=127,255,0" office:target-frame-name="color-scheme" xlink:show="replace" text:style-name="Internet_20_link" text:visited-style-name="Visited_20_Internet_20_Link"><text:span text:style-name="T3">127,255,0</text:span></text:a></text:p>
          </table:table-cell>
        </table:table-row>
        <table:table-row table:style-name="Table6.4">
          <table:table-cell table:style-name="Table6.A4" office:value-type="string">
            <text:p text:style-name="Table_20_Contents"><text:a xlink:type="simple" xlink:href="https://www.quackit.com/html/html_editors/scratchpad/?app=color_tester&amp;colorName=LawnGreen" office:target-frame-name="color-scheme" xlink:show="replace" text:style-name="Internet_20_link" text:visited-style-name="Visited_20_Internet_20_Link"><text:span text:style-name="T3">LawnGreen</text:span></text:a></text:p>
          </table:table-cell>
          <table:table-cell table:style-name="Table6.B4" office:value-type="string">
            <text:p text:style-name="Table_20_Contents"><text:a xlink:type="simple" xlink:href="https://www.quackit.com/html/html_editors/scratchpad/?app=color_tester&amp;hexColor=7CFC00" office:target-frame-name="color-scheme" xlink:show="replace" text:style-name="Internet_20_link" text:visited-style-name="Visited_20_Internet_20_Link"><text:span text:style-name="T3">7CFC00</text:span></text:a></text:p>
          </table:table-cell>
          <table:table-cell table:style-name="Table6.C4" office:value-type="string">
            <text:p text:style-name="Table_20_Contents"><text:a xlink:type="simple" xlink:href="https://www.quackit.com/html/html_editors/scratchpad/?app=color_tester&amp;rgbColor=124,252,0" office:target-frame-name="color-scheme" xlink:show="replace" text:style-name="Internet_20_link" text:visited-style-name="Visited_20_Internet_20_Link"><text:span text:style-name="T3">124,252,0</text:span></text:a></text:p>
          </table:table-cell>
        </table:table-row>
        <table:table-row table:style-name="Table6.5">
          <table:table-cell table:style-name="Table6.A5" office:value-type="string">
            <text:p text:style-name="Table_20_Contents"><text:a xlink:type="simple" xlink:href="https://www.quackit.com/html/html_editors/scratchpad/?app=color_tester&amp;colorName=Lime" office:target-frame-name="color-scheme" xlink:show="replace" text:style-name="Internet_20_link" text:visited-style-name="Visited_20_Internet_20_Link"><text:span text:style-name="T3">Lime</text:span></text:a></text:p>
          </table:table-cell>
          <table:table-cell table:style-name="Table6.B5" office:value-type="string">
            <text:p text:style-name="Table_20_Contents"><text:a xlink:type="simple" xlink:href="https://www.quackit.com/html/html_editors/scratchpad/?app=color_tester&amp;hexColor=00FF00" office:target-frame-name="color-scheme" xlink:show="replace" text:style-name="Internet_20_link" text:visited-style-name="Visited_20_Internet_20_Link"><text:span text:style-name="T3">00FF00</text:span></text:a></text:p>
          </table:table-cell>
          <table:table-cell table:style-name="Table6.C5" office:value-type="string">
            <text:p text:style-name="Table_20_Contents"><text:a xlink:type="simple" xlink:href="https://www.quackit.com/html/html_editors/scratchpad/?app=color_tester&amp;rgbColor=0,255,0" office:target-frame-name="color-scheme" xlink:show="replace" text:style-name="Internet_20_link" text:visited-style-name="Visited_20_Internet_20_Link"><text:span text:style-name="T3">0,255,0</text:span></text:a></text:p>
          </table:table-cell>
        </table:table-row>
        <table:table-row table:style-name="Table6.6">
          <table:table-cell table:style-name="Table6.A6" office:value-type="string">
            <text:p text:style-name="Table_20_Contents"><text:a xlink:type="simple" xlink:href="https://www.quackit.com/html/html_editors/scratchpad/?app=color_tester&amp;colorName=LimeGreen" office:target-frame-name="color-scheme" xlink:show="replace" text:style-name="Internet_20_link" text:visited-style-name="Visited_20_Internet_20_Link"><text:span text:style-name="T3">LimeGreen</text:span></text:a></text:p>
          </table:table-cell>
          <table:table-cell table:style-name="Table6.B6" office:value-type="string">
            <text:p text:style-name="Table_20_Contents"><text:a xlink:type="simple" xlink:href="https://www.quackit.com/html/html_editors/scratchpad/?app=color_tester&amp;hexColor=32CD32" office:target-frame-name="color-scheme" xlink:show="replace" text:style-name="Internet_20_link" text:visited-style-name="Visited_20_Internet_20_Link"><text:span text:style-name="T3">32CD32</text:span></text:a></text:p>
          </table:table-cell>
          <table:table-cell table:style-name="Table6.C6" office:value-type="string">
            <text:p text:style-name="Table_20_Contents"><text:a xlink:type="simple" xlink:href="https://www.quackit.com/html/html_editors/scratchpad/?app=color_tester&amp;rgbColor=50,205,50" office:target-frame-name="color-scheme" xlink:show="replace" text:style-name="Internet_20_link" text:visited-style-name="Visited_20_Internet_20_Link"><text:span text:style-name="T3">50,205,50</text:span></text:a></text:p>
          </table:table-cell>
        </table:table-row>
        <table:table-row table:style-name="Table6.7">
          <table:table-cell table:style-name="Table6.A7" office:value-type="string">
            <text:p text:style-name="Table_20_Contents"><text:a xlink:type="simple" xlink:href="https://www.quackit.com/html/html_editors/scratchpad/?app=color_tester&amp;colorName=PaleGreen" office:target-frame-name="color-scheme" xlink:show="replace" text:style-name="Internet_20_link" text:visited-style-name="Visited_20_Internet_20_Link"><text:span text:style-name="T3">PaleGreen</text:span></text:a></text:p>
          </table:table-cell>
          <table:table-cell table:style-name="Table6.B7" office:value-type="string">
            <text:p text:style-name="Table_20_Contents"><text:a xlink:type="simple" xlink:href="https://www.quackit.com/html/html_editors/scratchpad/?app=color_tester&amp;hexColor=98FB98" office:target-frame-name="color-scheme" xlink:show="replace" text:style-name="Internet_20_link" text:visited-style-name="Visited_20_Internet_20_Link"><text:span text:style-name="T3">98FB98</text:span></text:a></text:p>
          </table:table-cell>
          <table:table-cell table:style-name="Table6.C7" office:value-type="string">
            <text:p text:style-name="Table_20_Contents"><text:a xlink:type="simple" xlink:href="https://www.quackit.com/html/html_editors/scratchpad/?app=color_tester&amp;rgbColor=152,251,152" office:target-frame-name="color-scheme" xlink:show="replace" text:style-name="Internet_20_link" text:visited-style-name="Visited_20_Internet_20_Link"><text:span text:style-name="T3">152,251,152</text:span></text:a></text:p>
          </table:table-cell>
        </table:table-row>
        <table:table-row table:style-name="Table6.8">
          <table:table-cell table:style-name="Table6.A8" office:value-type="string">
            <text:p text:style-name="Table_20_Contents"><text:a xlink:type="simple" xlink:href="https://www.quackit.com/html/html_editors/scratchpad/?app=color_tester&amp;colorName=LightGreen" office:target-frame-name="color-scheme" xlink:show="replace" text:style-name="Internet_20_link" text:visited-style-name="Visited_20_Internet_20_Link"><text:span text:style-name="T3">LightGreen</text:span></text:a></text:p>
          </table:table-cell>
          <table:table-cell table:style-name="Table6.B8" office:value-type="string">
            <text:p text:style-name="Table_20_Contents"><text:a xlink:type="simple" xlink:href="https://www.quackit.com/html/html_editors/scratchpad/?app=color_tester&amp;hexColor=90EE90" office:target-frame-name="color-scheme" xlink:show="replace" text:style-name="Internet_20_link" text:visited-style-name="Visited_20_Internet_20_Link"><text:span text:style-name="T3">90EE90</text:span></text:a></text:p>
          </table:table-cell>
          <table:table-cell table:style-name="Table6.C8" office:value-type="string">
            <text:p text:style-name="Table_20_Contents"><text:a xlink:type="simple" xlink:href="https://www.quackit.com/html/html_editors/scratchpad/?app=color_tester&amp;rgbColor=144,238,144" office:target-frame-name="color-scheme" xlink:show="replace" text:style-name="Internet_20_link" text:visited-style-name="Visited_20_Internet_20_Link"><text:span text:style-name="T3">144,238,144</text:span></text:a></text:p>
          </table:table-cell>
        </table:table-row>
        <table:table-row table:style-name="Table6.9">
          <table:table-cell table:style-name="Table6.A9" office:value-type="string">
            <text:p text:style-name="Table_20_Contents"><text:a xlink:type="simple" xlink:href="https://www.quackit.com/html/html_editors/scratchpad/?app=color_tester&amp;colorName=MediumSpringGreen" office:target-frame-name="color-scheme" xlink:show="replace" text:style-name="Internet_20_link" text:visited-style-name="Visited_20_Internet_20_Link"><text:span text:style-name="T3">MediumSpringGreen</text:span></text:a></text:p>
          </table:table-cell>
          <table:table-cell table:style-name="Table6.B9" office:value-type="string">
            <text:p text:style-name="Table_20_Contents"><text:a xlink:type="simple" xlink:href="https://www.quackit.com/html/html_editors/scratchpad/?app=color_tester&amp;hexColor=00FA9A" office:target-frame-name="color-scheme" xlink:show="replace" text:style-name="Internet_20_link" text:visited-style-name="Visited_20_Internet_20_Link"><text:span text:style-name="T3">00FA9A</text:span></text:a></text:p>
          </table:table-cell>
          <table:table-cell table:style-name="Table6.C9" office:value-type="string">
            <text:p text:style-name="Table_20_Contents"><text:a xlink:type="simple" xlink:href="https://www.quackit.com/html/html_editors/scratchpad/?app=color_tester&amp;rgbColor=0,250,154" office:target-frame-name="color-scheme" xlink:show="replace" text:style-name="Internet_20_link" text:visited-style-name="Visited_20_Internet_20_Link"><text:span text:style-name="T3">0,250,154</text:span></text:a></text:p>
          </table:table-cell>
        </table:table-row>
        <table:table-row table:style-name="Table6.10">
          <table:table-cell table:style-name="Table6.A10" office:value-type="string">
            <text:p text:style-name="Table_20_Contents"><text:a xlink:type="simple" xlink:href="https://www.quackit.com/html/html_editors/scratchpad/?app=color_tester&amp;colorName=SpringGreen" office:target-frame-name="color-scheme" xlink:show="replace" text:style-name="Internet_20_link" text:visited-style-name="Visited_20_Internet_20_Link"><text:span text:style-name="T3">SpringGreen</text:span></text:a></text:p>
          </table:table-cell>
          <table:table-cell table:style-name="Table6.B10" office:value-type="string">
            <text:p text:style-name="Table_20_Contents"><text:a xlink:type="simple" xlink:href="https://www.quackit.com/html/html_editors/scratchpad/?app=color_tester&amp;hexColor=00FF7F" office:target-frame-name="color-scheme" xlink:show="replace" text:style-name="Internet_20_link" text:visited-style-name="Visited_20_Internet_20_Link"><text:span text:style-name="T3">00FF7F</text:span></text:a></text:p>
          </table:table-cell>
          <table:table-cell table:style-name="Table6.C10" office:value-type="string">
            <text:p text:style-name="Table_20_Contents"><text:a xlink:type="simple" xlink:href="https://www.quackit.com/html/html_editors/scratchpad/?app=color_tester&amp;rgbColor=0,255,127" office:target-frame-name="color-scheme" xlink:show="replace" text:style-name="Internet_20_link" text:visited-style-name="Visited_20_Internet_20_Link"><text:span text:style-name="T3">0,255,127</text:span></text:a></text:p>
          </table:table-cell>
        </table:table-row>
        <table:table-row table:style-name="Table6.11">
          <table:table-cell table:style-name="Table6.A11" office:value-type="string">
            <text:p text:style-name="Table_20_Contents"><text:a xlink:type="simple" xlink:href="https://www.quackit.com/html/html_editors/scratchpad/?app=color_tester&amp;colorName=MediumSeaGreen" office:target-frame-name="color-scheme" xlink:show="replace" text:style-name="Internet_20_link" text:visited-style-name="Visited_20_Internet_20_Link"><text:span text:style-name="T1">MediumSeaGreen</text:span></text:a></text:p>
          </table:table-cell>
          <table:table-cell table:style-name="Table6.B11" office:value-type="string">
            <text:p text:style-name="Table_20_Contents"><text:a xlink:type="simple" xlink:href="https://www.quackit.com/html/html_editors/scratchpad/?app=color_tester&amp;hexColor=3CB371" office:target-frame-name="color-scheme" xlink:show="replace" text:style-name="Internet_20_link" text:visited-style-name="Visited_20_Internet_20_Link"><text:span text:style-name="T1">3CB371</text:span></text:a></text:p>
          </table:table-cell>
          <table:table-cell table:style-name="Table6.C11" office:value-type="string">
            <text:p text:style-name="Table_20_Contents"><text:a xlink:type="simple" xlink:href="https://www.quackit.com/html/html_editors/scratchpad/?app=color_tester&amp;rgbColor=60,179,113" office:target-frame-name="color-scheme" xlink:show="replace" text:style-name="Internet_20_link" text:visited-style-name="Visited_20_Internet_20_Link"><text:span text:style-name="T1">60,179,113</text:span></text:a></text:p>
          </table:table-cell>
        </table:table-row>
        <table:table-row table:style-name="Table6.12">
          <table:table-cell table:style-name="Table6.A12" office:value-type="string">
            <text:p text:style-name="Table_20_Contents"><text:a xlink:type="simple" xlink:href="https://www.quackit.com/html/html_editors/scratchpad/?app=color_tester&amp;colorName=SeaGreen" office:target-frame-name="color-scheme" xlink:show="replace" text:style-name="Internet_20_link" text:visited-style-name="Visited_20_Internet_20_Link"><text:span text:style-name="T1">SeaGreen</text:span></text:a></text:p>
          </table:table-cell>
          <table:table-cell table:style-name="Table6.B12" office:value-type="string">
            <text:p text:style-name="Table_20_Contents"><text:a xlink:type="simple" xlink:href="https://www.quackit.com/html/html_editors/scratchpad/?app=color_tester&amp;hexColor=2E8B57" office:target-frame-name="color-scheme" xlink:show="replace" text:style-name="Internet_20_link" text:visited-style-name="Visited_20_Internet_20_Link"><text:span text:style-name="T1">2E8B57</text:span></text:a></text:p>
          </table:table-cell>
          <table:table-cell table:style-name="Table6.C12" office:value-type="string">
            <text:p text:style-name="Table_20_Contents"><text:a xlink:type="simple" xlink:href="https://www.quackit.com/html/html_editors/scratchpad/?app=color_tester&amp;rgbColor=46,139,87" office:target-frame-name="color-scheme" xlink:show="replace" text:style-name="Internet_20_link" text:visited-style-name="Visited_20_Internet_20_Link"><text:span text:style-name="T1">46,139,87</text:span></text:a></text:p>
          </table:table-cell>
        </table:table-row>
        <table:table-row table:style-name="Table6.13">
          <table:table-cell table:style-name="Table6.A13" office:value-type="string">
            <text:p text:style-name="Table_20_Contents"><text:a xlink:type="simple" xlink:href="https://www.quackit.com/html/html_editors/scratchpad/?app=color_tester&amp;colorName=ForestGreen" office:target-frame-name="color-scheme" xlink:show="replace" text:style-name="Internet_20_link" text:visited-style-name="Visited_20_Internet_20_Link"><text:span text:style-name="T1">ForestGreen</text:span></text:a></text:p>
          </table:table-cell>
          <table:table-cell table:style-name="Table6.B13" office:value-type="string">
            <text:p text:style-name="Table_20_Contents"><text:a xlink:type="simple" xlink:href="https://www.quackit.com/html/html_editors/scratchpad/?app=color_tester&amp;hexColor=228B22" office:target-frame-name="color-scheme" xlink:show="replace" text:style-name="Internet_20_link" text:visited-style-name="Visited_20_Internet_20_Link"><text:span text:style-name="T1">228B22</text:span></text:a></text:p>
          </table:table-cell>
          <table:table-cell table:style-name="Table6.C13" office:value-type="string">
            <text:p text:style-name="Table_20_Contents"><text:a xlink:type="simple" xlink:href="https://www.quackit.com/html/html_editors/scratchpad/?app=color_tester&amp;rgbColor=34,139,34" office:target-frame-name="color-scheme" xlink:show="replace" text:style-name="Internet_20_link" text:visited-style-name="Visited_20_Internet_20_Link"><text:span text:style-name="T1">34,139,34</text:span></text:a></text:p>
          </table:table-cell>
        </table:table-row>
        <table:table-row table:style-name="Table6.14">
          <table:table-cell table:style-name="Table6.A14" office:value-type="string">
            <text:p text:style-name="Table_20_Contents"><text:a xlink:type="simple" xlink:href="https://www.quackit.com/html/html_editors/scratchpad/?app=color_tester&amp;colorName=Green" office:target-frame-name="color-scheme" xlink:show="replace" text:style-name="Internet_20_link" text:visited-style-name="Visited_20_Internet_20_Link"><text:span text:style-name="T1">Green</text:span></text:a></text:p>
          </table:table-cell>
          <table:table-cell table:style-name="Table6.B14" office:value-type="string">
            <text:p text:style-name="Table_20_Contents"><text:a xlink:type="simple" xlink:href="https://www.quackit.com/html/html_editors/scratchpad/?app=color_tester&amp;hexColor=008000" office:target-frame-name="color-scheme" xlink:show="replace" text:style-name="Internet_20_link" text:visited-style-name="Visited_20_Internet_20_Link"><text:span text:style-name="T1">008000</text:span></text:a></text:p>
          </table:table-cell>
          <table:table-cell table:style-name="Table6.C14" office:value-type="string">
            <text:p text:style-name="Table_20_Contents"><text:a xlink:type="simple" xlink:href="https://www.quackit.com/html/html_editors/scratchpad/?app=color_tester&amp;rgbColor=0,128,0" office:target-frame-name="color-scheme" xlink:show="replace" text:style-name="Internet_20_link" text:visited-style-name="Visited_20_Internet_20_Link"><text:span text:style-name="T1">0,128,0</text:span></text:a></text:p>
          </table:table-cell>
        </table:table-row>
        <table:table-row table:style-name="Table6.15">
          <table:table-cell table:style-name="Table6.A15" office:value-type="string">
            <text:p text:style-name="Table_20_Contents"><text:a xlink:type="simple" xlink:href="https://www.quackit.com/html/html_editors/scratchpad/?app=color_tester&amp;colorName=DarkGreen" office:target-frame-name="color-scheme" xlink:show="replace" text:style-name="Internet_20_link" text:visited-style-name="Visited_20_Internet_20_Link"><text:span text:style-name="T1">DarkGreen</text:span></text:a></text:p>
          </table:table-cell>
          <table:table-cell table:style-name="Table6.B15" office:value-type="string">
            <text:p text:style-name="Table_20_Contents"><text:a xlink:type="simple" xlink:href="https://www.quackit.com/html/html_editors/scratchpad/?app=color_tester&amp;hexColor=006400" office:target-frame-name="color-scheme" xlink:show="replace" text:style-name="Internet_20_link" text:visited-style-name="Visited_20_Internet_20_Link"><text:span text:style-name="T1">006400</text:span></text:a></text:p>
          </table:table-cell>
          <table:table-cell table:style-name="Table6.C15" office:value-type="string">
            <text:p text:style-name="Table_20_Contents"><text:a xlink:type="simple" xlink:href="https://www.quackit.com/html/html_editors/scratchpad/?app=color_tester&amp;rgbColor=0,100,0" office:target-frame-name="color-scheme" xlink:show="replace" text:style-name="Internet_20_link" text:visited-style-name="Visited_20_Internet_20_Link"><text:span text:style-name="T1">0,100,0</text:span></text:a></text:p>
          </table:table-cell>
        </table:table-row>
        <table:table-row table:style-name="Table6.16">
          <table:table-cell table:style-name="Table6.A16" office:value-type="string">
            <text:p text:style-name="Table_20_Contents"><text:a xlink:type="simple" xlink:href="https://www.quackit.com/html/html_editors/scratchpad/?app=color_tester&amp;colorName=YellowGreen" office:target-frame-name="color-scheme" xlink:show="replace" text:style-name="Internet_20_link" text:visited-style-name="Visited_20_Internet_20_Link"><text:span text:style-name="T1">YellowGreen</text:span></text:a></text:p>
          </table:table-cell>
          <table:table-cell table:style-name="Table6.B16" office:value-type="string">
            <text:p text:style-name="Table_20_Contents"><text:a xlink:type="simple" xlink:href="https://www.quackit.com/html/html_editors/scratchpad/?app=color_tester&amp;hexColor=9ACD32" office:target-frame-name="color-scheme" xlink:show="replace" text:style-name="Internet_20_link" text:visited-style-name="Visited_20_Internet_20_Link"><text:span text:style-name="T1">9ACD32</text:span></text:a></text:p>
          </table:table-cell>
          <table:table-cell table:style-name="Table6.C16" office:value-type="string">
            <text:p text:style-name="Table_20_Contents"><text:a xlink:type="simple" xlink:href="https://www.quackit.com/html/html_editors/scratchpad/?app=color_tester&amp;rgbColor=154,205,50" office:target-frame-name="color-scheme" xlink:show="replace" text:style-name="Internet_20_link" text:visited-style-name="Visited_20_Internet_20_Link"><text:span text:style-name="T1">154,205,50</text:span></text:a></text:p>
          </table:table-cell>
        </table:table-row>
        <table:table-row table:style-name="Table6.17">
          <table:table-cell table:style-name="Table6.A17" office:value-type="string">
            <text:p text:style-name="Table_20_Contents"><text:a xlink:type="simple" xlink:href="https://www.quackit.com/html/html_editors/scratchpad/?app=color_tester&amp;colorName=OliveDrab" office:target-frame-name="color-scheme" xlink:show="replace" text:style-name="Internet_20_link" text:visited-style-name="Visited_20_Internet_20_Link"><text:span text:style-name="T1">OliveDrab</text:span></text:a></text:p>
          </table:table-cell>
          <table:table-cell table:style-name="Table6.B17" office:value-type="string">
            <text:p text:style-name="Table_20_Contents"><text:a xlink:type="simple" xlink:href="https://www.quackit.com/html/html_editors/scratchpad/?app=color_tester&amp;hexColor=6B8E23" office:target-frame-name="color-scheme" xlink:show="replace" text:style-name="Internet_20_link" text:visited-style-name="Visited_20_Internet_20_Link"><text:span text:style-name="T1">6B8E23</text:span></text:a></text:p>
          </table:table-cell>
          <table:table-cell table:style-name="Table6.C17" office:value-type="string">
            <text:p text:style-name="Table_20_Contents"><text:a xlink:type="simple" xlink:href="https://www.quackit.com/html/html_editors/scratchpad/?app=color_tester&amp;rgbColor=107,142,35" office:target-frame-name="color-scheme" xlink:show="replace" text:style-name="Internet_20_link" text:visited-style-name="Visited_20_Internet_20_Link"><text:span text:style-name="T1">107,142,35</text:span></text:a></text:p>
          </table:table-cell>
        </table:table-row>
        <table:table-row table:style-name="Table6.18">
          <table:table-cell table:style-name="Table6.A18" office:value-type="string">
            <text:p text:style-name="Table_20_Contents"><text:a xlink:type="simple" xlink:href="https://www.quackit.com/html/html_editors/scratchpad/?app=color_tester&amp;colorName=Olive" office:target-frame-name="color-scheme" xlink:show="replace" text:style-name="Internet_20_link" text:visited-style-name="Visited_20_Internet_20_Link"><text:span text:style-name="T1">Olive</text:span></text:a></text:p>
          </table:table-cell>
          <table:table-cell table:style-name="Table6.B18" office:value-type="string">
            <text:p text:style-name="Table_20_Contents"><text:a xlink:type="simple" xlink:href="https://www.quackit.com/html/html_editors/scratchpad/?app=color_tester&amp;hexColor=808000" office:target-frame-name="color-scheme" xlink:show="replace" text:style-name="Internet_20_link" text:visited-style-name="Visited_20_Internet_20_Link"><text:span text:style-name="T1">808000</text:span></text:a></text:p>
          </table:table-cell>
          <table:table-cell table:style-name="Table6.C18" office:value-type="string">
            <text:p text:style-name="Table_20_Contents"><text:a xlink:type="simple" xlink:href="https://www.quackit.com/html/html_editors/scratchpad/?app=color_tester&amp;rgbColor=128,128,0" office:target-frame-name="color-scheme" xlink:show="replace" text:style-name="Internet_20_link" text:visited-style-name="Visited_20_Internet_20_Link"><text:span text:style-name="T1">128,128,0</text:span></text:a></text:p>
          </table:table-cell>
        </table:table-row>
        <table:table-row table:style-name="Table6.19">
          <table:table-cell table:style-name="Table6.A19" office:value-type="string">
            <text:p text:style-name="Table_20_Contents"><text:a xlink:type="simple" xlink:href="https://www.quackit.com/html/html_editors/scratchpad/?app=color_tester&amp;colorName=DarkOliveGreen" office:target-frame-name="color-scheme" xlink:show="replace" text:style-name="Internet_20_link" text:visited-style-name="Visited_20_Internet_20_Link"><text:span text:style-name="T1">DarkOliveGreen</text:span></text:a></text:p>
          </table:table-cell>
          <table:table-cell table:style-name="Table6.B19" office:value-type="string">
            <text:p text:style-name="Table_20_Contents"><text:a xlink:type="simple" xlink:href="https://www.quackit.com/html/html_editors/scratchpad/?app=color_tester&amp;hexColor=556B2F" office:target-frame-name="color-scheme" xlink:show="replace" text:style-name="Internet_20_link" text:visited-style-name="Visited_20_Internet_20_Link"><text:span text:style-name="T1">556B2F</text:span></text:a></text:p>
          </table:table-cell>
          <table:table-cell table:style-name="Table6.C19" office:value-type="string">
            <text:p text:style-name="Table_20_Contents"><text:a xlink:type="simple" xlink:href="https://www.quackit.com/html/html_editors/scratchpad/?app=color_tester&amp;rgbColor=85,107,47" office:target-frame-name="color-scheme" xlink:show="replace" text:style-name="Internet_20_link" text:visited-style-name="Visited_20_Internet_20_Link"><text:span text:style-name="T1">85,107,47</text:span></text:a></text:p>
          </table:table-cell>
        </table:table-row>
        <table:table-row table:style-name="Table6.20">
          <table:table-cell table:style-name="Table6.A20" office:value-type="string">
            <text:p text:style-name="Table_20_Contents"><text:a xlink:type="simple" xlink:href="https://www.quackit.com/html/html_editors/scratchpad/?app=color_tester&amp;colorName=MediumAquamarine" office:target-frame-name="color-scheme" xlink:show="replace" text:style-name="Internet_20_link" text:visited-style-name="Visited_20_Internet_20_Link"><text:span text:style-name="T3">MediumAquamarine</text:span></text:a></text:p>
          </table:table-cell>
          <table:table-cell table:style-name="Table6.B20" office:value-type="string">
            <text:p text:style-name="Table_20_Contents"><text:a xlink:type="simple" xlink:href="https://www.quackit.com/html/html_editors/scratchpad/?app=color_tester&amp;hexColor=66CDAA" office:target-frame-name="color-scheme" xlink:show="replace" text:style-name="Internet_20_link" text:visited-style-name="Visited_20_Internet_20_Link"><text:span text:style-name="T3">66CDAA</text:span></text:a></text:p>
          </table:table-cell>
          <table:table-cell table:style-name="Table6.C20" office:value-type="string">
            <text:p text:style-name="Table_20_Contents"><text:a xlink:type="simple" xlink:href="https://www.quackit.com/html/html_editors/scratchpad/?app=color_tester&amp;rgbColor=102,205,170" office:target-frame-name="color-scheme" xlink:show="replace" text:style-name="Internet_20_link" text:visited-style-name="Visited_20_Internet_20_Link"><text:span text:style-name="T3">102,205,170</text:span></text:a></text:p>
          </table:table-cell>
        </table:table-row>
        <table:table-row table:style-name="Table6.21">
          <table:table-cell table:style-name="Table6.A21" office:value-type="string">
            <text:p text:style-name="Table_20_Contents"><text:a xlink:type="simple" xlink:href="https://www.quackit.com/html/html_editors/scratchpad/?app=color_tester&amp;colorName=DarkSeaGreen" office:target-frame-name="color-scheme" xlink:show="replace" text:style-name="Internet_20_link" text:visited-style-name="Visited_20_Internet_20_Link"><text:span text:style-name="T1">DarkSeaGreen</text:span></text:a></text:p>
          </table:table-cell>
          <table:table-cell table:style-name="Table6.B21" office:value-type="string">
            <text:p text:style-name="Table_20_Contents"><text:a xlink:type="simple" xlink:href="https://www.quackit.com/html/html_editors/scratchpad/?app=color_tester&amp;hexColor=8FBC8F" office:target-frame-name="color-scheme" xlink:show="replace" text:style-name="Internet_20_link" text:visited-style-name="Visited_20_Internet_20_Link"><text:span text:style-name="T1">8FBC8F</text:span></text:a></text:p>
          </table:table-cell>
          <table:table-cell table:style-name="Table6.C21" office:value-type="string">
            <text:p text:style-name="Table_20_Contents"><text:a xlink:type="simple" xlink:href="https://www.quackit.com/html/html_editors/scratchpad/?app=color_tester&amp;rgbColor=143,188,143" office:target-frame-name="color-scheme" xlink:show="replace" text:style-name="Internet_20_link" text:visited-style-name="Visited_20_Internet_20_Link"><text:span text:style-name="T1">143,188,143</text:span></text:a></text:p>
          </table:table-cell>
        </table:table-row>
        <table:table-row table:style-name="Table6.22">
          <table:table-cell table:style-name="Table6.A22" office:value-type="string">
            <text:p text:style-name="Table_20_Contents"><text:a xlink:type="simple" xlink:href="https://www.quackit.com/html/html_editors/scratchpad/?app=color_tester&amp;colorName=LightSeaGreen" office:target-frame-name="color-scheme" xlink:show="replace" text:style-name="Internet_20_link" text:visited-style-name="Visited_20_Internet_20_Link"><text:span text:style-name="T1">LightSeaGreen</text:span></text:a></text:p>
          </table:table-cell>
          <table:table-cell table:style-name="Table6.B22" office:value-type="string">
            <text:p text:style-name="Table_20_Contents"><text:a xlink:type="simple" xlink:href="https://www.quackit.com/html/html_editors/scratchpad/?app=color_tester&amp;hexColor=20B2AA" office:target-frame-name="color-scheme" xlink:show="replace" text:style-name="Internet_20_link" text:visited-style-name="Visited_20_Internet_20_Link"><text:span text:style-name="T1">20B2AA</text:span></text:a></text:p>
          </table:table-cell>
          <table:table-cell table:style-name="Table6.C22" office:value-type="string">
            <text:p text:style-name="Table_20_Contents"><text:a xlink:type="simple" xlink:href="https://www.quackit.com/html/html_editors/scratchpad/?app=color_tester&amp;rgbColor=32,178,170" office:target-frame-name="color-scheme" xlink:show="replace" text:style-name="Internet_20_link" text:visited-style-name="Visited_20_Internet_20_Link"><text:span text:style-name="T1">32,178,170</text:span></text:a></text:p>
          </table:table-cell>
        </table:table-row>
        <table:table-row table:style-name="Table6.23">
          <table:table-cell table:style-name="Table6.A23" office:value-type="string">
            <text:p text:style-name="Table_20_Contents"><text:a xlink:type="simple" xlink:href="https://www.quackit.com/html/html_editors/scratchpad/?app=color_tester&amp;colorName=DarkCyan" office:target-frame-name="color-scheme" xlink:show="replace" text:style-name="Internet_20_link" text:visited-style-name="Visited_20_Internet_20_Link"><text:span text:style-name="T1">DarkCyan</text:span></text:a></text:p>
          </table:table-cell>
          <table:table-cell table:style-name="Table6.B23" office:value-type="string">
            <text:p text:style-name="Table_20_Contents"><text:a xlink:type="simple" xlink:href="https://www.quackit.com/html/html_editors/scratchpad/?app=color_tester&amp;hexColor=008B8B" office:target-frame-name="color-scheme" xlink:show="replace" text:style-name="Internet_20_link" text:visited-style-name="Visited_20_Internet_20_Link"><text:span text:style-name="T1">008B8B</text:span></text:a></text:p>
          </table:table-cell>
          <table:table-cell table:style-name="Table6.C23" office:value-type="string">
            <text:p text:style-name="Table_20_Contents"><text:a xlink:type="simple" xlink:href="https://www.quackit.com/html/html_editors/scratchpad/?app=color_tester&amp;rgbColor=0,139,139" office:target-frame-name="color-scheme" xlink:show="replace" text:style-name="Internet_20_link" text:visited-style-name="Visited_20_Internet_20_Link"><text:span text:style-name="T1">0,139,139</text:span></text:a></text:p>
          </table:table-cell>
        </table:table-row>
        <table:table-row table:style-name="Table6.24">
          <table:table-cell table:style-name="Table6.A24" office:value-type="string">
            <text:p text:style-name="Table_20_Contents"><text:a xlink:type="simple" xlink:href="https://www.quackit.com/html/html_editors/scratchpad/?app=color_tester&amp;colorName=Teal" office:target-frame-name="color-scheme" xlink:show="replace" text:style-name="Internet_20_link" text:visited-style-name="Visited_20_Internet_20_Link"><text:span text:style-name="T1">Teal</text:span></text:a></text:p>
          </table:table-cell>
          <table:table-cell table:style-name="Table6.B24" office:value-type="string">
            <text:p text:style-name="Table_20_Contents"><text:a xlink:type="simple" xlink:href="https://www.quackit.com/html/html_editors/scratchpad/?app=color_tester&amp;hexColor=008080" office:target-frame-name="color-scheme" xlink:show="replace" text:style-name="Internet_20_link" text:visited-style-name="Visited_20_Internet_20_Link"><text:span text:style-name="T1">008080</text:span></text:a></text:p>
          </table:table-cell>
          <table:table-cell table:style-name="Table6.C24" office:value-type="string">
            <text:p text:style-name="Table_20_Contents"><text:a xlink:type="simple" xlink:href="https://www.quackit.com/html/html_editors/scratchpad/?app=color_tester&amp;rgbColor=0,128,128" office:target-frame-name="color-scheme" xlink:show="replace" text:style-name="Internet_20_link" text:visited-style-name="Visited_20_Internet_20_Link"><text:span text:style-name="T1">0,128,128</text:span></text:a></text:p>
          </table:table-cell>
        </table:table-row>
        <table:table-row>
          <table:table-cell table:style-name="Table6.A1" table:number-columns-spanned="3" office:value-type="string">
            <text:p text:style-name="P3"/>
            <text:p text:style-name="P4"><text:s text:c="3"/>Blues / cyans</text:p>
            <text:p text:style-name="P3"/>
          </table:table-cell>
          <table:covered-table-cell/>
          <table:covered-table-cell/>
        </table:table-row>
        <table:table-row table:style-name="Table6.26">
          <table:table-cell table:style-name="Table6.A26" office:value-type="string">
            <text:p text:style-name="Table_20_Contents"><text:a xlink:type="simple" xlink:href="https://www.quackit.com/html/html_editors/scratchpad/?app=color_tester&amp;colorName=Aqua" office:target-frame-name="color-scheme" xlink:show="replace" text:style-name="Internet_20_link" text:visited-style-name="Visited_20_Internet_20_Link"><text:span text:style-name="T3">Aqua</text:span></text:a></text:p>
          </table:table-cell>
          <table:table-cell table:style-name="Table6.B26" office:value-type="string">
            <text:p text:style-name="Table_20_Contents"><text:a xlink:type="simple" xlink:href="https://www.quackit.com/html/html_editors/scratchpad/?app=color_tester&amp;hexColor=00FFFF" office:target-frame-name="color-scheme" xlink:show="replace" text:style-name="Internet_20_link" text:visited-style-name="Visited_20_Internet_20_Link"><text:span text:style-name="T3">00FFFF</text:span></text:a></text:p>
          </table:table-cell>
          <table:table-cell table:style-name="Table6.C26" office:value-type="string">
            <text:p text:style-name="Table_20_Contents"><text:a xlink:type="simple" xlink:href="https://www.quackit.com/html/html_editors/scratchpad/?app=color_tester&amp;rgbColor=0,255,255" office:target-frame-name="color-scheme" xlink:show="replace" text:style-name="Internet_20_link" text:visited-style-name="Visited_20_Internet_20_Link"><text:span text:style-name="T3">0,255,255</text:span></text:a></text:p>
          </table:table-cell>
        </table:table-row>
        <table:table-row table:style-name="Table6.26">
          <table:table-cell table:style-name="Table6.A27" office:value-type="string">
            <text:p text:style-name="Table_20_Contents"><text:a xlink:type="simple" xlink:href="https://www.quackit.com/html/html_editors/scratchpad/?app=color_tester&amp;colorName=Cyan" office:target-frame-name="color-scheme" xlink:show="replace" text:style-name="Internet_20_link" text:visited-style-name="Visited_20_Internet_20_Link"><text:span text:style-name="T3">Cyan</text:span></text:a></text:p>
          </table:table-cell>
          <table:table-cell table:style-name="Table6.B27" office:value-type="string">
            <text:p text:style-name="Table_20_Contents"><text:a xlink:type="simple" xlink:href="https://www.quackit.com/html/html_editors/scratchpad/?app=color_tester&amp;hexColor=00FFFF" office:target-frame-name="color-scheme" xlink:show="replace" text:style-name="Internet_20_link" text:visited-style-name="Visited_20_Internet_20_Link"><text:span text:style-name="T3">00FFFF</text:span></text:a></text:p>
          </table:table-cell>
          <table:table-cell table:style-name="Table6.C27" office:value-type="string">
            <text:p text:style-name="Table_20_Contents"><text:a xlink:type="simple" xlink:href="https://www.quackit.com/html/html_editors/scratchpad/?app=color_tester&amp;rgbColor=0,255,255" office:target-frame-name="color-scheme" xlink:show="replace" text:style-name="Internet_20_link" text:visited-style-name="Visited_20_Internet_20_Link"><text:span text:style-name="T3">0,255,255</text:span></text:a></text:p>
          </table:table-cell>
        </table:table-row>
        <table:table-row table:style-name="Table6.28">
          <table:table-cell table:style-name="Table6.A28" office:value-type="string">
            <text:p text:style-name="Table_20_Contents"><text:a xlink:type="simple" xlink:href="https://www.quackit.com/html/html_editors/scratchpad/?app=color_tester&amp;colorName=LightCyan" office:target-frame-name="color-scheme" xlink:show="replace" text:style-name="Internet_20_link" text:visited-style-name="Visited_20_Internet_20_Link"><text:span text:style-name="T3">LightCyan</text:span></text:a></text:p>
          </table:table-cell>
          <table:table-cell table:style-name="Table6.B28" office:value-type="string">
            <text:p text:style-name="Table_20_Contents"><text:a xlink:type="simple" xlink:href="https://www.quackit.com/html/html_editors/scratchpad/?app=color_tester&amp;hexColor=E0FFFF" office:target-frame-name="color-scheme" xlink:show="replace" text:style-name="Internet_20_link" text:visited-style-name="Visited_20_Internet_20_Link"><text:span text:style-name="T3">E0FFFF</text:span></text:a></text:p>
          </table:table-cell>
          <table:table-cell table:style-name="Table6.C28" office:value-type="string">
            <text:p text:style-name="Table_20_Contents"><text:a xlink:type="simple" xlink:href="https://www.quackit.com/html/html_editors/scratchpad/?app=color_tester&amp;rgbColor=224,255,255" office:target-frame-name="color-scheme" xlink:show="replace" text:style-name="Internet_20_link" text:visited-style-name="Visited_20_Internet_20_Link"><text:span text:style-name="T3">224,255,255</text:span></text:a></text:p>
          </table:table-cell>
        </table:table-row>
        <table:table-row table:style-name="Table6.29">
          <table:table-cell table:style-name="Table6.A29" office:value-type="string">
            <text:p text:style-name="Table_20_Contents"><text:a xlink:type="simple" xlink:href="https://www.quackit.com/html/html_editors/scratchpad/?app=color_tester&amp;colorName=PaleTurquoise" office:target-frame-name="color-scheme" xlink:show="replace" text:style-name="Internet_20_link" text:visited-style-name="Visited_20_Internet_20_Link"><text:span text:style-name="T3">PaleTurquoise</text:span></text:a></text:p>
          </table:table-cell>
          <table:table-cell table:style-name="Table6.B29" office:value-type="string">
            <text:p text:style-name="Table_20_Contents"><text:a xlink:type="simple" xlink:href="https://www.quackit.com/html/html_editors/scratchpad/?app=color_tester&amp;hexColor=AFEEEE" office:target-frame-name="color-scheme" xlink:show="replace" text:style-name="Internet_20_link" text:visited-style-name="Visited_20_Internet_20_Link"><text:span text:style-name="T3">AFEEEE</text:span></text:a></text:p>
          </table:table-cell>
          <table:table-cell table:style-name="Table6.C29" office:value-type="string">
            <text:p text:style-name="Table_20_Contents"><text:a xlink:type="simple" xlink:href="https://www.quackit.com/html/html_editors/scratchpad/?app=color_tester&amp;rgbColor=175,238,238" office:target-frame-name="color-scheme" xlink:show="replace" text:style-name="Internet_20_link" text:visited-style-name="Visited_20_Internet_20_Link"><text:span text:style-name="T3">175,238,238</text:span></text:a></text:p>
          </table:table-cell>
        </table:table-row>
        <table:table-row table:style-name="Table6.30">
          <table:table-cell table:style-name="Table6.A30" office:value-type="string">
            <text:p text:style-name="Table_20_Contents"><text:a xlink:type="simple" xlink:href="https://www.quackit.com/html/html_editors/scratchpad/?app=color_tester&amp;colorName=Aquamarine" office:target-frame-name="color-scheme" xlink:show="replace" text:style-name="Internet_20_link" text:visited-style-name="Visited_20_Internet_20_Link"><text:span text:style-name="T3">Aquamarine</text:span></text:a></text:p>
          </table:table-cell>
          <table:table-cell table:style-name="Table6.B30" office:value-type="string">
            <text:p text:style-name="Table_20_Contents"><text:a xlink:type="simple" xlink:href="https://www.quackit.com/html/html_editors/scratchpad/?app=color_tester&amp;hexColor=7FFFD4" office:target-frame-name="color-scheme" xlink:show="replace" text:style-name="Internet_20_link" text:visited-style-name="Visited_20_Internet_20_Link"><text:span text:style-name="T3">7FFFD4</text:span></text:a></text:p>
          </table:table-cell>
          <table:table-cell table:style-name="Table6.C30" office:value-type="string">
            <text:p text:style-name="Table_20_Contents"><text:a xlink:type="simple" xlink:href="https://www.quackit.com/html/html_editors/scratchpad/?app=color_tester&amp;rgbColor=127,255,212" office:target-frame-name="color-scheme" xlink:show="replace" text:style-name="Internet_20_link" text:visited-style-name="Visited_20_Internet_20_Link"><text:span text:style-name="T3">127,255,212</text:span></text:a></text:p>
          </table:table-cell>
        </table:table-row>
        <table:table-row table:style-name="Table6.31">
          <table:table-cell table:style-name="Table6.A31" office:value-type="string">
            <text:p text:style-name="Table_20_Contents"><text:a xlink:type="simple" xlink:href="https://www.quackit.com/html/html_editors/scratchpad/?app=color_tester&amp;colorName=Turquoise" office:target-frame-name="color-scheme" xlink:show="replace" text:style-name="Internet_20_link" text:visited-style-name="Visited_20_Internet_20_Link"><text:span text:style-name="T3">Turquoise</text:span></text:a></text:p>
          </table:table-cell>
          <table:table-cell table:style-name="Table6.B31" office:value-type="string">
            <text:p text:style-name="Table_20_Contents"><text:a xlink:type="simple" xlink:href="https://www.quackit.com/html/html_editors/scratchpad/?app=color_tester&amp;hexColor=40E0D0" office:target-frame-name="color-scheme" xlink:show="replace" text:style-name="Internet_20_link" text:visited-style-name="Visited_20_Internet_20_Link"><text:span text:style-name="T3">40E0D0</text:span></text:a></text:p>
          </table:table-cell>
          <table:table-cell table:style-name="Table6.C31" office:value-type="string">
            <text:p text:style-name="Table_20_Contents"><text:a xlink:type="simple" xlink:href="https://www.quackit.com/html/html_editors/scratchpad/?app=color_tester&amp;rgbColor=64,224,208" office:target-frame-name="color-scheme" xlink:show="replace" text:style-name="Internet_20_link" text:visited-style-name="Visited_20_Internet_20_Link"><text:span text:style-name="T1">64,224,208</text:span></text:a></text:p>
          </table:table-cell>
        </table:table-row>
        <table:table-row table:style-name="Table6.32">
          <table:table-cell table:style-name="Table6.A32" office:value-type="string">
            <text:p text:style-name="Table_20_Contents"><text:a xlink:type="simple" xlink:href="https://www.quackit.com/html/html_editors/scratchpad/?app=color_tester&amp;colorName=MediumTurquoise" office:target-frame-name="color-scheme" xlink:show="replace" text:style-name="Internet_20_link" text:visited-style-name="Visited_20_Internet_20_Link"><text:span text:style-name="T1">MediumTurquoise</text:span></text:a></text:p>
          </table:table-cell>
          <table:table-cell table:style-name="Table6.B32" office:value-type="string">
            <text:p text:style-name="Table_20_Contents"><text:a xlink:type="simple" xlink:href="https://www.quackit.com/html/html_editors/scratchpad/?app=color_tester&amp;hexColor=48D1CC" office:target-frame-name="color-scheme" xlink:show="replace" text:style-name="Internet_20_link" text:visited-style-name="Visited_20_Internet_20_Link"><text:span text:style-name="T1">48D1CC</text:span></text:a></text:p>
          </table:table-cell>
          <table:table-cell table:style-name="Table6.C32" office:value-type="string">
            <text:p text:style-name="Table_20_Contents"><text:a xlink:type="simple" xlink:href="https://www.quackit.com/html/html_editors/scratchpad/?app=color_tester&amp;rgbColor=72,209,204" office:target-frame-name="color-scheme" xlink:show="replace" text:style-name="Internet_20_link" text:visited-style-name="Visited_20_Internet_20_Link"><text:span text:style-name="T1">72,209,204</text:span></text:a></text:p>
          </table:table-cell>
        </table:table-row>
        <table:table-row table:style-name="Table6.33">
          <table:table-cell table:style-name="Table6.A33" office:value-type="string">
            <text:p text:style-name="Table_20_Contents"><text:a xlink:type="simple" xlink:href="https://www.quackit.com/html/html_editors/scratchpad/?app=color_tester&amp;colorName=DarkTurquoise" office:target-frame-name="color-scheme" xlink:show="replace" text:style-name="Internet_20_link" text:visited-style-name="Visited_20_Internet_20_Link"><text:span text:style-name="T1">DarkTurquoise</text:span></text:a></text:p>
          </table:table-cell>
          <table:table-cell table:style-name="Table6.B33" office:value-type="string">
            <text:p text:style-name="Table_20_Contents"><text:a xlink:type="simple" xlink:href="https://www.quackit.com/html/html_editors/scratchpad/?app=color_tester&amp;hexColor=00CED1" office:target-frame-name="color-scheme" xlink:show="replace" text:style-name="Internet_20_link" text:visited-style-name="Visited_20_Internet_20_Link"><text:span text:style-name="T1">00CED1</text:span></text:a></text:p>
          </table:table-cell>
          <table:table-cell table:style-name="Table6.C33" office:value-type="string">
            <text:p text:style-name="Table_20_Contents"><text:a xlink:type="simple" xlink:href="https://www.quackit.com/html/html_editors/scratchpad/?app=color_tester&amp;rgbColor=0,206,209" office:target-frame-name="color-scheme" xlink:show="replace" text:style-name="Internet_20_link" text:visited-style-name="Visited_20_Internet_20_Link"><text:span text:style-name="T1">0,206,209</text:span></text:a></text:p>
          </table:table-cell>
        </table:table-row>
        <table:table-row table:style-name="Table6.34">
          <table:table-cell table:style-name="Table6.A34" office:value-type="string">
            <text:p text:style-name="Table_20_Contents"><text:a xlink:type="simple" xlink:href="https://www.quackit.com/html/html_editors/scratchpad/?app=color_tester&amp;colorName=CadetBlue" office:target-frame-name="color-scheme" xlink:show="replace" text:style-name="Internet_20_link" text:visited-style-name="Visited_20_Internet_20_Link"><text:span text:style-name="T1">CadetBlue</text:span></text:a></text:p>
          </table:table-cell>
          <table:table-cell table:style-name="Table6.B34" office:value-type="string">
            <text:p text:style-name="Table_20_Contents"><text:a xlink:type="simple" xlink:href="https://www.quackit.com/html/html_editors/scratchpad/?app=color_tester&amp;hexColor=5F9EA0" office:target-frame-name="color-scheme" xlink:show="replace" text:style-name="Internet_20_link" text:visited-style-name="Visited_20_Internet_20_Link"><text:span text:style-name="T1">5F9EA0</text:span></text:a></text:p>
          </table:table-cell>
          <table:table-cell table:style-name="Table6.C34" office:value-type="string">
            <text:p text:style-name="Table_20_Contents"><text:a xlink:type="simple" xlink:href="https://www.quackit.com/html/html_editors/scratchpad/?app=color_tester&amp;rgbColor=95,158,160" office:target-frame-name="color-scheme" xlink:show="replace" text:style-name="Internet_20_link" text:visited-style-name="Visited_20_Internet_20_Link"><text:span text:style-name="T1">95,158,160</text:span></text:a></text:p>
          </table:table-cell>
        </table:table-row>
        <table:table-row table:style-name="Table6.35">
          <table:table-cell table:style-name="Table6.A35" office:value-type="string">
            <text:p text:style-name="Table_20_Contents"><text:a xlink:type="simple" xlink:href="https://www.quackit.com/html/html_editors/scratchpad/?app=color_tester&amp;colorName=SteelBlue" office:target-frame-name="color-scheme" xlink:show="replace" text:style-name="Internet_20_link" text:visited-style-name="Visited_20_Internet_20_Link"><text:span text:style-name="T1">SteelBlue</text:span></text:a></text:p>
          </table:table-cell>
          <table:table-cell table:style-name="Table6.B35" office:value-type="string">
            <text:p text:style-name="Table_20_Contents"><text:a xlink:type="simple" xlink:href="https://www.quackit.com/html/html_editors/scratchpad/?app=color_tester&amp;hexColor=4682B4" office:target-frame-name="color-scheme" xlink:show="replace" text:style-name="Internet_20_link" text:visited-style-name="Visited_20_Internet_20_Link"><text:span text:style-name="T1">4682B4</text:span></text:a></text:p>
          </table:table-cell>
          <table:table-cell table:style-name="Table6.C35" office:value-type="string">
            <text:p text:style-name="Table_20_Contents"><text:a xlink:type="simple" xlink:href="https://www.quackit.com/html/html_editors/scratchpad/?app=color_tester&amp;rgbColor=70,130,180" office:target-frame-name="color-scheme" xlink:show="replace" text:style-name="Internet_20_link" text:visited-style-name="Visited_20_Internet_20_Link"><text:span text:style-name="T1">70,130,180</text:span></text:a></text:p>
          </table:table-cell>
        </table:table-row>
        <table:table-row table:style-name="Table6.36">
          <table:table-cell table:style-name="Table6.A36" office:value-type="string">
            <text:p text:style-name="Table_20_Contents"><text:a xlink:type="simple" xlink:href="https://www.quackit.com/html/html_editors/scratchpad/?app=color_tester&amp;colorName=LightSteelBlue" office:target-frame-name="color-scheme" xlink:show="replace" text:style-name="Internet_20_link" text:visited-style-name="Visited_20_Internet_20_Link"><text:span text:style-name="T3">LightSteelBlue</text:span></text:a></text:p>
          </table:table-cell>
          <table:table-cell table:style-name="Table6.B36" office:value-type="string">
            <text:p text:style-name="Table_20_Contents"><text:a xlink:type="simple" xlink:href="https://www.quackit.com/html/html_editors/scratchpad/?app=color_tester&amp;hexColor=B0C4DE" office:target-frame-name="color-scheme" xlink:show="replace" text:style-name="Internet_20_link" text:visited-style-name="Visited_20_Internet_20_Link"><text:span text:style-name="T3">B0C4DE</text:span></text:a></text:p>
          </table:table-cell>
          <table:table-cell table:style-name="Table6.C36" office:value-type="string">
            <text:p text:style-name="Table_20_Contents"><text:a xlink:type="simple" xlink:href="https://www.quackit.com/html/html_editors/scratchpad/?app=color_tester&amp;rgbColor=176,196,222" office:target-frame-name="color-scheme" xlink:show="replace" text:style-name="Internet_20_link" text:visited-style-name="Visited_20_Internet_20_Link"><text:span text:style-name="T3">176,196,222</text:span></text:a></text:p>
          </table:table-cell>
        </table:table-row>
        <text:soft-page-break/>
        <table:table-row table:style-name="Table6.37">
          <table:table-cell table:style-name="Table6.A37" office:value-type="string">
            <text:p text:style-name="Table_20_Contents"><text:a xlink:type="simple" xlink:href="https://www.quackit.com/html/html_editors/scratchpad/?app=color_tester&amp;colorName=PowderBlue" office:target-frame-name="color-scheme" xlink:show="replace" text:style-name="Internet_20_link" text:visited-style-name="Visited_20_Internet_20_Link"><text:span text:style-name="T3">PowderBlue</text:span></text:a></text:p>
          </table:table-cell>
          <table:table-cell table:style-name="Table6.B37" office:value-type="string">
            <text:p text:style-name="Table_20_Contents"><text:a xlink:type="simple" xlink:href="https://www.quackit.com/html/html_editors/scratchpad/?app=color_tester&amp;hexColor=B0E0E6" office:target-frame-name="color-scheme" xlink:show="replace" text:style-name="Internet_20_link" text:visited-style-name="Visited_20_Internet_20_Link"><text:span text:style-name="T3">B0E0E6</text:span></text:a></text:p>
          </table:table-cell>
          <table:table-cell table:style-name="Table6.C37" office:value-type="string">
            <text:p text:style-name="Table_20_Contents"><text:a xlink:type="simple" xlink:href="https://www.quackit.com/html/html_editors/scratchpad/?app=color_tester&amp;rgbColor=176,224,230" office:target-frame-name="color-scheme" xlink:show="replace" text:style-name="Internet_20_link" text:visited-style-name="Visited_20_Internet_20_Link"><text:span text:style-name="T3">176,224,230</text:span></text:a></text:p>
          </table:table-cell>
        </table:table-row>
        <table:table-row table:style-name="Table6.38">
          <table:table-cell table:style-name="Table6.A38" office:value-type="string">
            <text:p text:style-name="Table_20_Contents"><text:a xlink:type="simple" xlink:href="https://www.quackit.com/html/html_editors/scratchpad/?app=color_tester&amp;colorName=LightBlue" office:target-frame-name="color-scheme" xlink:show="replace" text:style-name="Internet_20_link" text:visited-style-name="Visited_20_Internet_20_Link"><text:span text:style-name="T3">LightBlue</text:span></text:a></text:p>
          </table:table-cell>
          <table:table-cell table:style-name="Table6.B38" office:value-type="string">
            <text:p text:style-name="Table_20_Contents"><text:a xlink:type="simple" xlink:href="https://www.quackit.com/html/html_editors/scratchpad/?app=color_tester&amp;hexColor=ADD8E6" office:target-frame-name="color-scheme" xlink:show="replace" text:style-name="Internet_20_link" text:visited-style-name="Visited_20_Internet_20_Link"><text:span text:style-name="T3">ADD8E6</text:span></text:a></text:p>
          </table:table-cell>
          <table:table-cell table:style-name="Table6.C38" office:value-type="string">
            <text:p text:style-name="Table_20_Contents"><text:a xlink:type="simple" xlink:href="https://www.quackit.com/html/html_editors/scratchpad/?app=color_tester&amp;rgbColor=173,216,230" office:target-frame-name="color-scheme" xlink:show="replace" text:style-name="Internet_20_link" text:visited-style-name="Visited_20_Internet_20_Link"><text:span text:style-name="T3">173,216,230</text:span></text:a></text:p>
          </table:table-cell>
        </table:table-row>
        <table:table-row table:style-name="Table6.39">
          <table:table-cell table:style-name="Table6.A39" office:value-type="string">
            <text:p text:style-name="Table_20_Contents"><text:a xlink:type="simple" xlink:href="https://www.quackit.com/html/html_editors/scratchpad/?app=color_tester&amp;colorName=SkyBlue" office:target-frame-name="color-scheme" xlink:show="replace" text:style-name="Internet_20_link" text:visited-style-name="Visited_20_Internet_20_Link"><text:span text:style-name="T3">SkyBlue</text:span></text:a></text:p>
          </table:table-cell>
          <table:table-cell table:style-name="Table6.B39" office:value-type="string">
            <text:p text:style-name="Table_20_Contents"><text:a xlink:type="simple" xlink:href="https://www.quackit.com/html/html_editors/scratchpad/?app=color_tester&amp;hexColor=87CEEB" office:target-frame-name="color-scheme" xlink:show="replace" text:style-name="Internet_20_link" text:visited-style-name="Visited_20_Internet_20_Link"><text:span text:style-name="T3">87CEEB</text:span></text:a></text:p>
          </table:table-cell>
          <table:table-cell table:style-name="Table6.C39" office:value-type="string">
            <text:p text:style-name="Table_20_Contents"><text:a xlink:type="simple" xlink:href="https://www.quackit.com/html/html_editors/scratchpad/?app=color_tester&amp;rgbColor=135,206,235" office:target-frame-name="color-scheme" xlink:show="replace" text:style-name="Internet_20_link" text:visited-style-name="Visited_20_Internet_20_Link"><text:span text:style-name="T3">135,206,235</text:span></text:a></text:p>
          </table:table-cell>
        </table:table-row>
        <table:table-row table:style-name="Table6.40">
          <table:table-cell table:style-name="Table6.A40" office:value-type="string">
            <text:p text:style-name="Table_20_Contents"><text:a xlink:type="simple" xlink:href="https://www.quackit.com/html/html_editors/scratchpad/?app=color_tester&amp;colorName=LightSkyBlue" office:target-frame-name="color-scheme" xlink:show="replace" text:style-name="Internet_20_link" text:visited-style-name="Visited_20_Internet_20_Link"><text:span text:style-name="T3">LightSkyBlue</text:span></text:a></text:p>
          </table:table-cell>
          <table:table-cell table:style-name="Table6.B40" office:value-type="string">
            <text:p text:style-name="Table_20_Contents"><text:a xlink:type="simple" xlink:href="https://www.quackit.com/html/html_editors/scratchpad/?app=color_tester&amp;hexColor=87CEFA" office:target-frame-name="color-scheme" xlink:show="replace" text:style-name="Internet_20_link" text:visited-style-name="Visited_20_Internet_20_Link"><text:span text:style-name="T3">87CEFA</text:span></text:a></text:p>
          </table:table-cell>
          <table:table-cell table:style-name="Table6.C40" office:value-type="string">
            <text:p text:style-name="Table_20_Contents"><text:a xlink:type="simple" xlink:href="https://www.quackit.com/html/html_editors/scratchpad/?app=color_tester&amp;rgbColor=135,206,250" office:target-frame-name="color-scheme" xlink:show="replace" text:style-name="Internet_20_link" text:visited-style-name="Visited_20_Internet_20_Link"><text:span text:style-name="T3">135,206,250</text:span></text:a></text:p>
          </table:table-cell>
        </table:table-row>
        <table:table-row table:style-name="Table6.41">
          <table:table-cell table:style-name="Table6.A41" office:value-type="string">
            <text:p text:style-name="Table_20_Contents"><text:a xlink:type="simple" xlink:href="https://www.quackit.com/html/html_editors/scratchpad/?app=color_tester&amp;colorName=DeepSkyBlue" office:target-frame-name="color-scheme" xlink:show="replace" text:style-name="Internet_20_link" text:visited-style-name="Visited_20_Internet_20_Link"><text:span text:style-name="T1">DeepSkyBlue</text:span></text:a></text:p>
          </table:table-cell>
          <table:table-cell table:style-name="Table6.B41" office:value-type="string">
            <text:p text:style-name="Table_20_Contents"><text:a xlink:type="simple" xlink:href="https://www.quackit.com/html/html_editors/scratchpad/?app=color_tester&amp;hexColor=00BFFF" office:target-frame-name="color-scheme" xlink:show="replace" text:style-name="Internet_20_link" text:visited-style-name="Visited_20_Internet_20_Link"><text:span text:style-name="T1">00BFFF</text:span></text:a></text:p>
          </table:table-cell>
          <table:table-cell table:style-name="Table6.C41" office:value-type="string">
            <text:p text:style-name="Table_20_Contents"><text:a xlink:type="simple" xlink:href="https://www.quackit.com/html/html_editors/scratchpad/?app=color_tester&amp;rgbColor=0,191,255" office:target-frame-name="color-scheme" xlink:show="replace" text:style-name="Internet_20_link" text:visited-style-name="Visited_20_Internet_20_Link"><text:span text:style-name="T1">0,191,255</text:span></text:a></text:p>
          </table:table-cell>
        </table:table-row>
        <table:table-row table:style-name="Table6.42">
          <table:table-cell table:style-name="Table6.A42" office:value-type="string">
            <text:p text:style-name="Table_20_Contents"><text:a xlink:type="simple" xlink:href="https://www.quackit.com/html/html_editors/scratchpad/?app=color_tester&amp;colorName=DodgerBlue" office:target-frame-name="color-scheme" xlink:show="replace" text:style-name="Internet_20_link" text:visited-style-name="Visited_20_Internet_20_Link"><text:span text:style-name="T1">DodgerBlue</text:span></text:a></text:p>
          </table:table-cell>
          <table:table-cell table:style-name="Table6.B42" office:value-type="string">
            <text:p text:style-name="Table_20_Contents"><text:a xlink:type="simple" xlink:href="https://www.quackit.com/html/html_editors/scratchpad/?app=color_tester&amp;hexColor=1E90FF" office:target-frame-name="color-scheme" xlink:show="replace" text:style-name="Internet_20_link" text:visited-style-name="Visited_20_Internet_20_Link"><text:span text:style-name="T1">1E90FF</text:span></text:a></text:p>
          </table:table-cell>
          <table:table-cell table:style-name="Table6.C42" office:value-type="string">
            <text:p text:style-name="Table_20_Contents"><text:a xlink:type="simple" xlink:href="https://www.quackit.com/html/html_editors/scratchpad/?app=color_tester&amp;rgbColor=30,144,255" office:target-frame-name="color-scheme" xlink:show="replace" text:style-name="Internet_20_link" text:visited-style-name="Visited_20_Internet_20_Link"><text:span text:style-name="T1">30,144,255</text:span></text:a></text:p>
          </table:table-cell>
        </table:table-row>
        <table:table-row table:style-name="Table6.43">
          <table:table-cell table:style-name="Table6.A43" office:value-type="string">
            <text:p text:style-name="Table_20_Contents"><text:a xlink:type="simple" xlink:href="https://www.quackit.com/html/html_editors/scratchpad/?app=color_tester&amp;colorName=CornflowerBlue" office:target-frame-name="color-scheme" xlink:show="replace" text:style-name="Internet_20_link" text:visited-style-name="Visited_20_Internet_20_Link"><text:span text:style-name="T1">CornflowerBlue</text:span></text:a></text:p>
          </table:table-cell>
          <table:table-cell table:style-name="Table6.B43" office:value-type="string">
            <text:p text:style-name="Table_20_Contents"><text:a xlink:type="simple" xlink:href="https://www.quackit.com/html/html_editors/scratchpad/?app=color_tester&amp;hexColor=6495ED" office:target-frame-name="color-scheme" xlink:show="replace" text:style-name="Internet_20_link" text:visited-style-name="Visited_20_Internet_20_Link"><text:span text:style-name="T1">6495ED</text:span></text:a></text:p>
          </table:table-cell>
          <table:table-cell table:style-name="Table6.C43" office:value-type="string">
            <text:p text:style-name="Table_20_Contents"><text:a xlink:type="simple" xlink:href="https://www.quackit.com/html/html_editors/scratchpad/?app=color_tester&amp;rgbColor=100,149,237" office:target-frame-name="color-scheme" xlink:show="replace" text:style-name="Internet_20_link" text:visited-style-name="Visited_20_Internet_20_Link"><text:span text:style-name="T1">100,149,237</text:span></text:a></text:p>
          </table:table-cell>
        </table:table-row>
        <table:table-row table:style-name="Table6.44">
          <table:table-cell table:style-name="Table6.A44" office:value-type="string">
            <text:p text:style-name="Table_20_Contents"><text:a xlink:type="simple" xlink:href="https://www.quackit.com/html/html_editors/scratchpad/?app=color_tester&amp;colorName=RoyalBlue" office:target-frame-name="color-scheme" xlink:show="replace" text:style-name="Internet_20_link" text:visited-style-name="Visited_20_Internet_20_Link"><text:span text:style-name="T1">RoyalBlue</text:span></text:a></text:p>
          </table:table-cell>
          <table:table-cell table:style-name="Table6.B44" office:value-type="string">
            <text:p text:style-name="Table_20_Contents"><text:a xlink:type="simple" xlink:href="https://www.quackit.com/html/html_editors/scratchpad/?app=color_tester&amp;hexColor=4169E1" office:target-frame-name="color-scheme" xlink:show="replace" text:style-name="Internet_20_link" text:visited-style-name="Visited_20_Internet_20_Link"><text:span text:style-name="T1">4169E1</text:span></text:a></text:p>
          </table:table-cell>
          <table:table-cell table:style-name="Table6.C44" office:value-type="string">
            <text:p text:style-name="Table_20_Contents"><text:a xlink:type="simple" xlink:href="https://www.quackit.com/html/html_editors/scratchpad/?app=color_tester&amp;rgbColor=65,105,225" office:target-frame-name="color-scheme" xlink:show="replace" text:style-name="Internet_20_link" text:visited-style-name="Visited_20_Internet_20_Link"><text:span text:style-name="T1">65,105,225</text:span></text:a></text:p>
          </table:table-cell>
        </table:table-row>
        <table:table-row table:style-name="Table6.45">
          <table:table-cell table:style-name="Table6.A45" office:value-type="string">
            <text:p text:style-name="Table_20_Contents"><text:a xlink:type="simple" xlink:href="https://www.quackit.com/html/html_editors/scratchpad/?app=color_tester&amp;colorName=Blue" office:target-frame-name="color-scheme" xlink:show="replace" text:style-name="Internet_20_link" text:visited-style-name="Visited_20_Internet_20_Link"><text:span text:style-name="T1">Blue</text:span></text:a></text:p>
          </table:table-cell>
          <table:table-cell table:style-name="Table6.B45" office:value-type="string">
            <text:p text:style-name="Table_20_Contents"><text:a xlink:type="simple" xlink:href="https://www.quackit.com/html/html_editors/scratchpad/?app=color_tester&amp;hexColor=0000FF" office:target-frame-name="color-scheme" xlink:show="replace" text:style-name="Internet_20_link" text:visited-style-name="Visited_20_Internet_20_Link"><text:span text:style-name="T1">0000FF</text:span></text:a></text:p>
          </table:table-cell>
          <table:table-cell table:style-name="Table6.C45" office:value-type="string">
            <text:p text:style-name="Table_20_Contents"><text:a xlink:type="simple" xlink:href="https://www.quackit.com/html/html_editors/scratchpad/?app=color_tester&amp;rgbColor=0,0,255" office:target-frame-name="color-scheme" xlink:show="replace" text:style-name="Internet_20_link" text:visited-style-name="Visited_20_Internet_20_Link"><text:span text:style-name="T1">0,0,255</text:span></text:a></text:p>
          </table:table-cell>
        </table:table-row>
        <table:table-row table:style-name="Table6.46">
          <table:table-cell table:style-name="Table6.A46" office:value-type="string">
            <text:p text:style-name="Table_20_Contents"><text:a xlink:type="simple" xlink:href="https://www.quackit.com/html/html_editors/scratchpad/?app=color_tester&amp;colorName=MediumBlue" office:target-frame-name="color-scheme" xlink:show="replace" text:style-name="Internet_20_link" text:visited-style-name="Visited_20_Internet_20_Link"><text:span text:style-name="T1">MediumBlue</text:span></text:a></text:p>
          </table:table-cell>
          <table:table-cell table:style-name="Table6.B46" office:value-type="string">
            <text:p text:style-name="Table_20_Contents"><text:a xlink:type="simple" xlink:href="https://www.quackit.com/html/html_editors/scratchpad/?app=color_tester&amp;hexColor=0000CD" office:target-frame-name="color-scheme" xlink:show="replace" text:style-name="Internet_20_link" text:visited-style-name="Visited_20_Internet_20_Link"><text:span text:style-name="T1">0000CD</text:span></text:a></text:p>
          </table:table-cell>
          <table:table-cell table:style-name="Table6.C46" office:value-type="string">
            <text:p text:style-name="Table_20_Contents"><text:a xlink:type="simple" xlink:href="https://www.quackit.com/html/html_editors/scratchpad/?app=color_tester&amp;rgbColor=0,0,205" office:target-frame-name="color-scheme" xlink:show="replace" text:style-name="Internet_20_link" text:visited-style-name="Visited_20_Internet_20_Link"><text:span text:style-name="T1">0,0,205</text:span></text:a></text:p>
          </table:table-cell>
        </table:table-row>
        <table:table-row table:style-name="Table6.47">
          <table:table-cell table:style-name="Table6.A47" office:value-type="string">
            <text:p text:style-name="Table_20_Contents"><text:a xlink:type="simple" xlink:href="https://www.quackit.com/html/html_editors/scratchpad/?app=color_tester&amp;colorName=DarkBlue" office:target-frame-name="color-scheme" xlink:show="replace" text:style-name="Internet_20_link" text:visited-style-name="Visited_20_Internet_20_Link"><text:span text:style-name="T1">DarkBlue</text:span></text:a></text:p>
          </table:table-cell>
          <table:table-cell table:style-name="Table6.B47" office:value-type="string">
            <text:p text:style-name="Table_20_Contents"><text:a xlink:type="simple" xlink:href="https://www.quackit.com/html/html_editors/scratchpad/?app=color_tester&amp;hexColor=00008B" office:target-frame-name="color-scheme" xlink:show="replace" text:style-name="Internet_20_link" text:visited-style-name="Visited_20_Internet_20_Link"><text:span text:style-name="T1">00008B</text:span></text:a></text:p>
          </table:table-cell>
          <table:table-cell table:style-name="Table6.C47" office:value-type="string">
            <text:p text:style-name="Table_20_Contents"><text:a xlink:type="simple" xlink:href="https://www.quackit.com/html/html_editors/scratchpad/?app=color_tester&amp;rgbColor=0,0,139" office:target-frame-name="color-scheme" xlink:show="replace" text:style-name="Internet_20_link" text:visited-style-name="Visited_20_Internet_20_Link"><text:span text:style-name="T1">0,0,139</text:span></text:a></text:p>
          </table:table-cell>
        </table:table-row>
        <table:table-row table:style-name="Table6.48">
          <table:table-cell table:style-name="Table6.A48" office:value-type="string">
            <text:p text:style-name="Table_20_Contents"><text:a xlink:type="simple" xlink:href="https://www.quackit.com/html/html_editors/scratchpad/?app=color_tester&amp;colorName=Navy" office:target-frame-name="color-scheme" xlink:show="replace" text:style-name="Internet_20_link" text:visited-style-name="Visited_20_Internet_20_Link"><text:span text:style-name="T1">Navy</text:span></text:a></text:p>
          </table:table-cell>
          <table:table-cell table:style-name="Table6.B48" office:value-type="string">
            <text:p text:style-name="Table_20_Contents"><text:a xlink:type="simple" xlink:href="https://www.quackit.com/html/html_editors/scratchpad/?app=color_tester&amp;hexColor=000080" office:target-frame-name="color-scheme" xlink:show="replace" text:style-name="Internet_20_link" text:visited-style-name="Visited_20_Internet_20_Link"><text:span text:style-name="T1">000080</text:span></text:a></text:p>
          </table:table-cell>
          <table:table-cell table:style-name="Table6.C48" office:value-type="string">
            <text:p text:style-name="Table_20_Contents"><text:a xlink:type="simple" xlink:href="https://www.quackit.com/html/html_editors/scratchpad/?app=color_tester&amp;rgbColor=0,0,128" office:target-frame-name="color-scheme" xlink:show="replace" text:style-name="Internet_20_link" text:visited-style-name="Visited_20_Internet_20_Link"><text:span text:style-name="T1">0,0,128</text:span></text:a></text:p>
          </table:table-cell>
        </table:table-row>
        <table:table-row table:style-name="Table6.49">
          <table:table-cell table:style-name="Table6.A49" office:value-type="string">
            <text:p text:style-name="Table_20_Contents"><text:a xlink:type="simple" xlink:href="https://www.quackit.com/html/html_editors/scratchpad/?app=color_tester&amp;colorName=MidnightBlue" office:target-frame-name="color-scheme" xlink:show="replace" text:style-name="Internet_20_link" text:visited-style-name="Visited_20_Internet_20_Link"><text:span text:style-name="T1">MidnightBlue</text:span></text:a></text:p>
          </table:table-cell>
          <table:table-cell table:style-name="Table6.B49" office:value-type="string">
            <text:p text:style-name="Table_20_Contents"><text:a xlink:type="simple" xlink:href="https://www.quackit.com/html/html_editors/scratchpad/?app=color_tester&amp;hexColor=191970" office:target-frame-name="color-scheme" xlink:show="replace" text:style-name="Internet_20_link" text:visited-style-name="Visited_20_Internet_20_Link"><text:span text:style-name="T1">191970</text:span></text:a></text:p>
          </table:table-cell>
          <table:table-cell table:style-name="Table6.C49" office:value-type="string">
            <text:p text:style-name="Table_20_Contents"><text:a xlink:type="simple" xlink:href="https://www.quackit.com/html/html_editors/scratchpad/?app=color_tester&amp;rgbColor=25,25,112" office:target-frame-name="color-scheme" xlink:show="replace" text:style-name="Internet_20_link" text:visited-style-name="Visited_20_Internet_20_Link"><text:span text:style-name="T1">25,25,112</text:span></text:a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1">Browns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Table_20_Contents"><text:a xlink:type="simple" xlink:href="https://www.quackit.com/html/html_editors/scratchpad/?app=color_tester&amp;colorName=Cornsilk" office:target-frame-name="color-scheme" xlink:show="replace" text:style-name="Internet_20_link" text:visited-style-name="Visited_20_Internet_20_Link"><text:span text:style-name="T3">Cornsilk</text:span></text:a></text:p>
          </table:table-cell>
          <table:table-cell table:style-name="Table7.B2" office:value-type="string">
            <text:p text:style-name="Table_20_Contents"><text:a xlink:type="simple" xlink:href="https://www.quackit.com/html/html_editors/scratchpad/?app=color_tester&amp;hexColor=FFF8DC" office:target-frame-name="color-scheme" xlink:show="replace" text:style-name="Internet_20_link" text:visited-style-name="Visited_20_Internet_20_Link"><text:span text:style-name="T3">FFF8DC</text:span></text:a></text:p>
          </table:table-cell>
          <table:table-cell table:style-name="Table7.C2" office:value-type="string">
            <text:p text:style-name="Table_20_Contents"><text:a xlink:type="simple" xlink:href="https://www.quackit.com/html/html_editors/scratchpad/?app=color_tester&amp;rgbColor=255,248,220" office:target-frame-name="color-scheme" xlink:show="replace" text:style-name="Internet_20_link" text:visited-style-name="Visited_20_Internet_20_Link"><text:span text:style-name="T3">255,248,220</text:span></text:a></text:p>
          </table:table-cell>
        </table:table-row>
        <table:table-row table:style-name="Table7.3">
          <table:table-cell table:style-name="Table7.A3" office:value-type="string">
            <text:p text:style-name="Table_20_Contents"><text:a xlink:type="simple" xlink:href="https://www.quackit.com/html/html_editors/scratchpad/?app=color_tester&amp;colorName=BlanchedAlmond" office:target-frame-name="color-scheme" xlink:show="replace" text:style-name="Internet_20_link" text:visited-style-name="Visited_20_Internet_20_Link"><text:span text:style-name="T3">BlanchedAlmond</text:span></text:a></text:p>
          </table:table-cell>
          <table:table-cell table:style-name="Table7.B3" office:value-type="string">
            <text:p text:style-name="Table_20_Contents"><text:a xlink:type="simple" xlink:href="https://www.quackit.com/html/html_editors/scratchpad/?app=color_tester&amp;hexColor=FFEBCD" office:target-frame-name="color-scheme" xlink:show="replace" text:style-name="Internet_20_link" text:visited-style-name="Visited_20_Internet_20_Link"><text:span text:style-name="T3">FFEBCD</text:span></text:a></text:p>
          </table:table-cell>
          <table:table-cell table:style-name="Table7.C3" office:value-type="string">
            <text:p text:style-name="Table_20_Contents"><text:a xlink:type="simple" xlink:href="https://www.quackit.com/html/html_editors/scratchpad/?app=color_tester&amp;rgbColor=255,235,205" office:target-frame-name="color-scheme" xlink:show="replace" text:style-name="Internet_20_link" text:visited-style-name="Visited_20_Internet_20_Link"><text:span text:style-name="T3">255,235,205</text:span></text:a></text:p>
          </table:table-cell>
        </table:table-row>
        <table:table-row table:style-name="Table7.4">
          <table:table-cell table:style-name="Table7.A4" office:value-type="string">
            <text:p text:style-name="Table_20_Contents"><text:a xlink:type="simple" xlink:href="https://www.quackit.com/html/html_editors/scratchpad/?app=color_tester&amp;colorName=Bisque" office:target-frame-name="color-scheme" xlink:show="replace" text:style-name="Internet_20_link" text:visited-style-name="Visited_20_Internet_20_Link"><text:span text:style-name="T3">Bisque</text:span></text:a></text:p>
          </table:table-cell>
          <table:table-cell table:style-name="Table7.B4" office:value-type="string">
            <text:p text:style-name="Table_20_Contents"><text:a xlink:type="simple" xlink:href="https://www.quackit.com/html/html_editors/scratchpad/?app=color_tester&amp;hexColor=FFE4C4" office:target-frame-name="color-scheme" xlink:show="replace" text:style-name="Internet_20_link" text:visited-style-name="Visited_20_Internet_20_Link"><text:span text:style-name="T3">FFE4C4</text:span></text:a></text:p>
          </table:table-cell>
          <table:table-cell table:style-name="Table7.C4" office:value-type="string">
            <text:p text:style-name="Table_20_Contents"><text:a xlink:type="simple" xlink:href="https://www.quackit.com/html/html_editors/scratchpad/?app=color_tester&amp;rgbColor=255,228,196" office:target-frame-name="color-scheme" xlink:show="replace" text:style-name="Internet_20_link" text:visited-style-name="Visited_20_Internet_20_Link"><text:span text:style-name="T3">255,228,196</text:span></text:a></text:p>
          </table:table-cell>
        </table:table-row>
        <table:table-row table:style-name="Table7.5">
          <table:table-cell table:style-name="Table7.A5" office:value-type="string">
            <text:p text:style-name="Table_20_Contents"><text:a xlink:type="simple" xlink:href="https://www.quackit.com/html/html_editors/scratchpad/?app=color_tester&amp;colorName=NavajoWhite" office:target-frame-name="color-scheme" xlink:show="replace" text:style-name="Internet_20_link" text:visited-style-name="Visited_20_Internet_20_Link"><text:span text:style-name="T3">NavajoWhite</text:span></text:a></text:p>
          </table:table-cell>
          <table:table-cell table:style-name="Table7.B5" office:value-type="string">
            <text:p text:style-name="Table_20_Contents"><text:a xlink:type="simple" xlink:href="https://www.quackit.com/html/html_editors/scratchpad/?app=color_tester&amp;hexColor=FFDEAD" office:target-frame-name="color-scheme" xlink:show="replace" text:style-name="Internet_20_link" text:visited-style-name="Visited_20_Internet_20_Link"><text:span text:style-name="T3">FFDEAD</text:span></text:a></text:p>
          </table:table-cell>
          <table:table-cell table:style-name="Table7.C5" office:value-type="string">
            <text:p text:style-name="Table_20_Contents"><text:a xlink:type="simple" xlink:href="https://www.quackit.com/html/html_editors/scratchpad/?app=color_tester&amp;rgbColor=255,222,173" office:target-frame-name="color-scheme" xlink:show="replace" text:style-name="Internet_20_link" text:visited-style-name="Visited_20_Internet_20_Link"><text:span text:style-name="T3">255,222,173</text:span></text:a></text:p>
          </table:table-cell>
        </table:table-row>
        <table:table-row table:style-name="Table7.6">
          <table:table-cell table:style-name="Table7.A6" office:value-type="string">
            <text:p text:style-name="Table_20_Contents"><text:a xlink:type="simple" xlink:href="https://www.quackit.com/html/html_editors/scratchpad/?app=color_tester&amp;colorName=Wheat" office:target-frame-name="color-scheme" xlink:show="replace" text:style-name="Internet_20_link" text:visited-style-name="Visited_20_Internet_20_Link"><text:span text:style-name="T3">Wheat</text:span></text:a></text:p>
          </table:table-cell>
          <table:table-cell table:style-name="Table7.B6" office:value-type="string">
            <text:p text:style-name="Table_20_Contents"><text:a xlink:type="simple" xlink:href="https://www.quackit.com/html/html_editors/scratchpad/?app=color_tester&amp;hexColor=F5DEB3" office:target-frame-name="color-scheme" xlink:show="replace" text:style-name="Internet_20_link" text:visited-style-name="Visited_20_Internet_20_Link"><text:span text:style-name="T3">F5DEB3</text:span></text:a></text:p>
          </table:table-cell>
          <table:table-cell table:style-name="Table7.C6" office:value-type="string">
            <text:p text:style-name="Table_20_Contents"><text:a xlink:type="simple" xlink:href="https://www.quackit.com/html/html_editors/scratchpad/?app=color_tester&amp;rgbColor=245,222,179" office:target-frame-name="color-scheme" xlink:show="replace" text:style-name="Internet_20_link" text:visited-style-name="Visited_20_Internet_20_Link"><text:span text:style-name="T3">245,222,179</text:span></text:a></text:p>
          </table:table-cell>
        </table:table-row>
        <table:table-row table:style-name="Table7.7">
          <table:table-cell table:style-name="Table7.A7" office:value-type="string">
            <text:p text:style-name="Table_20_Contents"><text:a xlink:type="simple" xlink:href="https://www.quackit.com/html/html_editors/scratchpad/?app=color_tester&amp;colorName=BurlyWood" office:target-frame-name="color-scheme" xlink:show="replace" text:style-name="Internet_20_link" text:visited-style-name="Visited_20_Internet_20_Link"><text:span text:style-name="T1">BurlyWood</text:span></text:a></text:p>
          </table:table-cell>
          <table:table-cell table:style-name="Table7.B7" office:value-type="string">
            <text:p text:style-name="Table_20_Contents"><text:a xlink:type="simple" xlink:href="https://www.quackit.com/html/html_editors/scratchpad/?app=color_tester&amp;hexColor=DEB887" office:target-frame-name="color-scheme" xlink:show="replace" text:style-name="Internet_20_link" text:visited-style-name="Visited_20_Internet_20_Link"><text:span text:style-name="T1">DEB887</text:span></text:a></text:p>
          </table:table-cell>
          <table:table-cell table:style-name="Table7.C7" office:value-type="string">
            <text:p text:style-name="Table_20_Contents"><text:a xlink:type="simple" xlink:href="https://www.quackit.com/html/html_editors/scratchpad/?app=color_tester&amp;rgbColor=222,184,135" office:target-frame-name="color-scheme" xlink:show="replace" text:style-name="Internet_20_link" text:visited-style-name="Visited_20_Internet_20_Link"><text:span text:style-name="T1">222,184,135</text:span></text:a></text:p>
          </table:table-cell>
        </table:table-row>
        <table:table-row table:style-name="Table7.8">
          <table:table-cell table:style-name="Table7.A8" office:value-type="string">
            <text:p text:style-name="Table_20_Contents"><text:a xlink:type="simple" xlink:href="https://www.quackit.com/html/html_editors/scratchpad/?app=color_tester&amp;colorName=Tan" office:target-frame-name="color-scheme" xlink:show="replace" text:style-name="Internet_20_link" text:visited-style-name="Visited_20_Internet_20_Link"><text:span text:style-name="T1">Tan</text:span></text:a></text:p>
          </table:table-cell>
          <table:table-cell table:style-name="Table7.B8" office:value-type="string">
            <text:p text:style-name="Table_20_Contents"><text:a xlink:type="simple" xlink:href="https://www.quackit.com/html/html_editors/scratchpad/?app=color_tester&amp;hexColor=D2B48C" office:target-frame-name="color-scheme" xlink:show="replace" text:style-name="Internet_20_link" text:visited-style-name="Visited_20_Internet_20_Link"><text:span text:style-name="T1">D2B48C</text:span></text:a></text:p>
          </table:table-cell>
          <table:table-cell table:style-name="Table7.C8" office:value-type="string">
            <text:p text:style-name="Table_20_Contents"><text:a xlink:type="simple" xlink:href="https://www.quackit.com/html/html_editors/scratchpad/?app=color_tester&amp;rgbColor=210,180,140" office:target-frame-name="color-scheme" xlink:show="replace" text:style-name="Internet_20_link" text:visited-style-name="Visited_20_Internet_20_Link"><text:span text:style-name="T1">210,180,140</text:span></text:a></text:p>
          </table:table-cell>
        </table:table-row>
        <table:table-row table:style-name="Table7.9">
          <table:table-cell table:style-name="Table7.A9" office:value-type="string">
            <text:p text:style-name="Table_20_Contents"><text:a xlink:type="simple" xlink:href="https://www.quackit.com/html/html_editors/scratchpad/?app=color_tester&amp;colorName=RosyBrown" office:target-frame-name="color-scheme" xlink:show="replace" text:style-name="Internet_20_link" text:visited-style-name="Visited_20_Internet_20_Link"><text:span text:style-name="T1">RosyBrown</text:span></text:a></text:p>
          </table:table-cell>
          <table:table-cell table:style-name="Table7.B9" office:value-type="string">
            <text:p text:style-name="Table_20_Contents"><text:a xlink:type="simple" xlink:href="https://www.quackit.com/html/html_editors/scratchpad/?app=color_tester&amp;hexColor=BC8F8F" office:target-frame-name="color-scheme" xlink:show="replace" text:style-name="Internet_20_link" text:visited-style-name="Visited_20_Internet_20_Link"><text:span text:style-name="T1">BC8F8F</text:span></text:a></text:p>
          </table:table-cell>
          <table:table-cell table:style-name="Table7.C9" office:value-type="string">
            <text:p text:style-name="Table_20_Contents"><text:a xlink:type="simple" xlink:href="https://www.quackit.com/html/html_editors/scratchpad/?app=color_tester&amp;rgbColor=188,143,143" office:target-frame-name="color-scheme" xlink:show="replace" text:style-name="Internet_20_link" text:visited-style-name="Visited_20_Internet_20_Link"><text:span text:style-name="T1">188,143,143</text:span></text:a></text:p>
          </table:table-cell>
        </table:table-row>
        <table:table-row table:style-name="Table7.10">
          <table:table-cell table:style-name="Table7.A10" office:value-type="string">
            <text:p text:style-name="Table_20_Contents"><text:a xlink:type="simple" xlink:href="https://www.quackit.com/html/html_editors/scratchpad/?app=color_tester&amp;colorName=SandyBrown" office:target-frame-name="color-scheme" xlink:show="replace" text:style-name="Internet_20_link" text:visited-style-name="Visited_20_Internet_20_Link"><text:span text:style-name="T1">SandyBrown</text:span></text:a></text:p>
          </table:table-cell>
          <table:table-cell table:style-name="Table7.B10" office:value-type="string">
            <text:p text:style-name="Table_20_Contents"><text:a xlink:type="simple" xlink:href="https://www.quackit.com/html/html_editors/scratchpad/?app=color_tester&amp;hexColor=F4A460" office:target-frame-name="color-scheme" xlink:show="replace" text:style-name="Internet_20_link" text:visited-style-name="Visited_20_Internet_20_Link"><text:span text:style-name="T1">F4A460</text:span></text:a></text:p>
          </table:table-cell>
          <table:table-cell table:style-name="Table7.C10" office:value-type="string">
            <text:p text:style-name="Table_20_Contents"><text:a xlink:type="simple" xlink:href="https://www.quackit.com/html/html_editors/scratchpad/?app=color_tester&amp;rgbColor=244,164,96" office:target-frame-name="color-scheme" xlink:show="replace" text:style-name="Internet_20_link" text:visited-style-name="Visited_20_Internet_20_Link"><text:span text:style-name="T1">244,164,96</text:span></text:a></text:p>
          </table:table-cell>
        </table:table-row>
        <table:table-row table:style-name="Table7.11">
          <table:table-cell table:style-name="Table7.A11" office:value-type="string">
            <text:p text:style-name="Table_20_Contents"><text:a xlink:type="simple" xlink:href="https://www.quackit.com/html/html_editors/scratchpad/?app=color_tester&amp;colorName=Goldenrod" office:target-frame-name="color-scheme" xlink:show="replace" text:style-name="Internet_20_link" text:visited-style-name="Visited_20_Internet_20_Link"><text:span text:style-name="T1">Goldenrod</text:span></text:a></text:p>
          </table:table-cell>
          <table:table-cell table:style-name="Table7.B11" office:value-type="string">
            <text:p text:style-name="Table_20_Contents"><text:a xlink:type="simple" xlink:href="https://www.quackit.com/html/html_editors/scratchpad/?app=color_tester&amp;hexColor=DAA520" office:target-frame-name="color-scheme" xlink:show="replace" text:style-name="Internet_20_link" text:visited-style-name="Visited_20_Internet_20_Link"><text:span text:style-name="T1">DAA520</text:span></text:a></text:p>
          </table:table-cell>
          <table:table-cell table:style-name="Table7.C11" office:value-type="string">
            <text:p text:style-name="Table_20_Contents"><text:a xlink:type="simple" xlink:href="https://www.quackit.com/html/html_editors/scratchpad/?app=color_tester&amp;rgbColor=218,165,32" office:target-frame-name="color-scheme" xlink:show="replace" text:style-name="Internet_20_link" text:visited-style-name="Visited_20_Internet_20_Link"><text:span text:style-name="T1">218,165,32</text:span></text:a></text:p>
          </table:table-cell>
        </table:table-row>
        <table:table-row table:style-name="Table7.12">
          <table:table-cell table:style-name="Table7.A12" office:value-type="string">
            <text:p text:style-name="Table_20_Contents"><text:a xlink:type="simple" xlink:href="https://www.quackit.com/html/html_editors/scratchpad/?app=color_tester&amp;colorName=DarkGoldenrod" office:target-frame-name="color-scheme" xlink:show="replace" text:style-name="Internet_20_link" text:visited-style-name="Visited_20_Internet_20_Link"><text:span text:style-name="T1">DarkGoldenrod</text:span></text:a></text:p>
          </table:table-cell>
          <table:table-cell table:style-name="Table7.B12" office:value-type="string">
            <text:p text:style-name="Table_20_Contents"><text:a xlink:type="simple" xlink:href="https://www.quackit.com/html/html_editors/scratchpad/?app=color_tester&amp;hexColor=B8860B" office:target-frame-name="color-scheme" xlink:show="replace" text:style-name="Internet_20_link" text:visited-style-name="Visited_20_Internet_20_Link"><text:span text:style-name="T1">B8860B</text:span></text:a></text:p>
          </table:table-cell>
          <table:table-cell table:style-name="Table7.C12" office:value-type="string">
            <text:p text:style-name="Table_20_Contents"><text:a xlink:type="simple" xlink:href="https://www.quackit.com/html/html_editors/scratchpad/?app=color_tester&amp;rgbColor=184,134,11" office:target-frame-name="color-scheme" xlink:show="replace" text:style-name="Internet_20_link" text:visited-style-name="Visited_20_Internet_20_Link"><text:span text:style-name="T1">184,134,11</text:span></text:a></text:p>
          </table:table-cell>
        </table:table-row>
        <table:table-row table:style-name="Table7.13">
          <table:table-cell table:style-name="Table7.A13" office:value-type="string">
            <text:p text:style-name="Table_20_Contents"><text:a xlink:type="simple" xlink:href="https://www.quackit.com/html/html_editors/scratchpad/?app=color_tester&amp;colorName=Peru" office:target-frame-name="color-scheme" xlink:show="replace" text:style-name="Internet_20_link" text:visited-style-name="Visited_20_Internet_20_Link"><text:span text:style-name="T1">Peru</text:span></text:a></text:p>
          </table:table-cell>
          <table:table-cell table:style-name="Table7.B13" office:value-type="string">
            <text:p text:style-name="Table_20_Contents"><text:a xlink:type="simple" xlink:href="https://www.quackit.com/html/html_editors/scratchpad/?app=color_tester&amp;hexColor=CD853F" office:target-frame-name="color-scheme" xlink:show="replace" text:style-name="Internet_20_link" text:visited-style-name="Visited_20_Internet_20_Link"><text:span text:style-name="T1">CD853F</text:span></text:a></text:p>
          </table:table-cell>
          <table:table-cell table:style-name="Table7.C13" office:value-type="string">
            <text:p text:style-name="Table_20_Contents"><text:a xlink:type="simple" xlink:href="https://www.quackit.com/html/html_editors/scratchpad/?app=color_tester&amp;rgbColor=205,133,63" office:target-frame-name="color-scheme" xlink:show="replace" text:style-name="Internet_20_link" text:visited-style-name="Visited_20_Internet_20_Link"><text:span text:style-name="T1">205,133,63</text:span></text:a></text:p>
          </table:table-cell>
        </table:table-row>
        <table:table-row table:style-name="Table7.14">
          <table:table-cell table:style-name="Table7.A14" office:value-type="string">
            <text:p text:style-name="Table_20_Contents"><text:a xlink:type="simple" xlink:href="https://www.quackit.com/html/html_editors/scratchpad/?app=color_tester&amp;colorName=Chocolate" office:target-frame-name="color-scheme" xlink:show="replace" text:style-name="Internet_20_link" text:visited-style-name="Visited_20_Internet_20_Link"><text:span text:style-name="T1">Chocolate</text:span></text:a></text:p>
          </table:table-cell>
          <table:table-cell table:style-name="Table7.B14" office:value-type="string">
            <text:p text:style-name="Table_20_Contents"><text:a xlink:type="simple" xlink:href="https://www.quackit.com/html/html_editors/scratchpad/?app=color_tester&amp;hexColor=D2691E" office:target-frame-name="color-scheme" xlink:show="replace" text:style-name="Internet_20_link" text:visited-style-name="Visited_20_Internet_20_Link"><text:span text:style-name="T1">D2691E</text:span></text:a></text:p>
          </table:table-cell>
          <table:table-cell table:style-name="Table7.C14" office:value-type="string">
            <text:p text:style-name="Table_20_Contents"><text:a xlink:type="simple" xlink:href="https://www.quackit.com/html/html_editors/scratchpad/?app=color_tester&amp;rgbColor=210,105,30" office:target-frame-name="color-scheme" xlink:show="replace" text:style-name="Internet_20_link" text:visited-style-name="Visited_20_Internet_20_Link"><text:span text:style-name="T1">210,105,30</text:span></text:a></text:p>
          </table:table-cell>
        </table:table-row>
        <table:table-row table:style-name="Table7.15">
          <table:table-cell table:style-name="Table7.A15" office:value-type="string">
            <text:p text:style-name="Table_20_Contents"><text:a xlink:type="simple" xlink:href="https://www.quackit.com/html/html_editors/scratchpad/?app=color_tester&amp;colorName=SaddleBrown" office:target-frame-name="color-scheme" xlink:show="replace" text:style-name="Internet_20_link" text:visited-style-name="Visited_20_Internet_20_Link"><text:span text:style-name="T1">SaddleBrown</text:span></text:a></text:p>
          </table:table-cell>
          <table:table-cell table:style-name="Table7.B15" office:value-type="string">
            <text:p text:style-name="Table_20_Contents"><text:a xlink:type="simple" xlink:href="https://www.quackit.com/html/html_editors/scratchpad/?app=color_tester&amp;hexColor=8B4513" office:target-frame-name="color-scheme" xlink:show="replace" text:style-name="Internet_20_link" text:visited-style-name="Visited_20_Internet_20_Link"><text:span text:style-name="T1">8B4513</text:span></text:a></text:p>
          </table:table-cell>
          <table:table-cell table:style-name="Table7.C15" office:value-type="string">
            <text:p text:style-name="Table_20_Contents"><text:a xlink:type="simple" xlink:href="https://www.quackit.com/html/html_editors/scratchpad/?app=color_tester&amp;rgbColor=139,69,19" office:target-frame-name="color-scheme" xlink:show="replace" text:style-name="Internet_20_link" text:visited-style-name="Visited_20_Internet_20_Link"><text:span text:style-name="T1">139,69,19</text:span></text:a></text:p>
          </table:table-cell>
        </table:table-row>
        <table:table-row table:style-name="Table7.16">
          <table:table-cell table:style-name="Table7.A16" office:value-type="string">
            <text:p text:style-name="Table_20_Contents"><text:a xlink:type="simple" xlink:href="https://www.quackit.com/html/html_editors/scratchpad/?app=color_tester&amp;colorName=Sienna" office:target-frame-name="color-scheme" xlink:show="replace" text:style-name="Internet_20_link" text:visited-style-name="Visited_20_Internet_20_Link"><text:span text:style-name="T1">Sienna</text:span></text:a></text:p>
          </table:table-cell>
          <table:table-cell table:style-name="Table7.B16" office:value-type="string">
            <text:p text:style-name="Table_20_Contents"><text:a xlink:type="simple" xlink:href="https://www.quackit.com/html/html_editors/scratchpad/?app=color_tester&amp;hexColor=A0522D" office:target-frame-name="color-scheme" xlink:show="replace" text:style-name="Internet_20_link" text:visited-style-name="Visited_20_Internet_20_Link"><text:span text:style-name="T1">A0522D</text:span></text:a></text:p>
          </table:table-cell>
          <table:table-cell table:style-name="Table7.C16" office:value-type="string">
            <text:p text:style-name="Table_20_Contents"><text:a xlink:type="simple" xlink:href="https://www.quackit.com/html/html_editors/scratchpad/?app=color_tester&amp;rgbColor=160,82,45" office:target-frame-name="color-scheme" xlink:show="replace" text:style-name="Internet_20_link" text:visited-style-name="Visited_20_Internet_20_Link"><text:span text:style-name="T1">160,82,45</text:span></text:a></text:p>
          </table:table-cell>
        </table:table-row>
        <table:table-row table:style-name="Table7.17">
          <table:table-cell table:style-name="Table7.A17" office:value-type="string">
            <text:p text:style-name="Table_20_Contents"><text:a xlink:type="simple" xlink:href="https://www.quackit.com/html/html_editors/scratchpad/?app=color_tester&amp;colorName=Brown" office:target-frame-name="color-scheme" xlink:show="replace" text:style-name="Internet_20_link" text:visited-style-name="Visited_20_Internet_20_Link"><text:span text:style-name="T1">Brown</text:span></text:a></text:p>
          </table:table-cell>
          <table:table-cell table:style-name="Table7.B17" office:value-type="string">
            <text:p text:style-name="Table_20_Contents"><text:a xlink:type="simple" xlink:href="https://www.quackit.com/html/html_editors/scratchpad/?app=color_tester&amp;hexColor=A52A2A" office:target-frame-name="color-scheme" xlink:show="replace" text:style-name="Internet_20_link" text:visited-style-name="Visited_20_Internet_20_Link"><text:span text:style-name="T1">A52A2A</text:span></text:a></text:p>
          </table:table-cell>
          <table:table-cell table:style-name="Table7.C17" office:value-type="string">
            <text:p text:style-name="Table_20_Contents"><text:a xlink:type="simple" xlink:href="https://www.quackit.com/html/html_editors/scratchpad/?app=color_tester&amp;rgbColor=165,42,42" office:target-frame-name="color-scheme" xlink:show="replace" text:style-name="Internet_20_link" text:visited-style-name="Visited_20_Internet_20_Link"><text:span text:style-name="T1">165,42,42</text:span></text:a></text:p>
          </table:table-cell>
        </table:table-row>
        <table:table-row table:style-name="Table7.18">
          <table:table-cell table:style-name="Table7.A18" office:value-type="string">
            <text:p text:style-name="Table_20_Contents"><text:a xlink:type="simple" xlink:href="https://www.quackit.com/html/html_editors/scratchpad/?app=color_tester&amp;colorName=Maroon" office:target-frame-name="color-scheme" xlink:show="replace" text:style-name="Internet_20_link" text:visited-style-name="Visited_20_Internet_20_Link"><text:span text:style-name="T1">Maroon</text:span></text:a></text:p>
          </table:table-cell>
          <table:table-cell table:style-name="Table7.B18" office:value-type="string">
            <text:p text:style-name="Table_20_Contents"><text:a xlink:type="simple" xlink:href="https://www.quackit.com/html/html_editors/scratchpad/?app=color_tester&amp;hexColor=800000" office:target-frame-name="color-scheme" xlink:show="replace" text:style-name="Internet_20_link" text:visited-style-name="Visited_20_Internet_20_Link"><text:span text:style-name="T1">800000</text:span></text:a></text:p>
          </table:table-cell>
          <table:table-cell table:style-name="Table7.C18" office:value-type="string">
            <text:p text:style-name="Table_20_Contents"><text:a xlink:type="simple" xlink:href="https://www.quackit.com/html/html_editors/scratchpad/?app=color_tester&amp;rgbColor=128,0,0" office:target-frame-name="color-scheme" xlink:show="replace" text:style-name="Internet_20_link" text:visited-style-name="Visited_20_Internet_20_Link"><text:span text:style-name="T1">128,0,0</text:span></text:a></text:p>
          </table:table-cell>
        </table:table-row>
        <table:table-row>
          <table:table-cell table:style-name="Table7.A1" table:number-columns-spanned="3" office:value-type="string">
            <text:p text:style-name="P1">Whites</text:p>
          </table:table-cell>
          <table:covered-table-cell/>
          <table:covered-table-cell/>
        </table:table-row>
        <table:table-row table:style-name="Table7.20">
          <table:table-cell table:style-name="Table7.A20" office:value-type="string">
            <text:p text:style-name="Table_20_Contents"><text:a xlink:type="simple" xlink:href="https://www.quackit.com/html/html_editors/scratchpad/?app=color_tester&amp;colorName=White" office:target-frame-name="color-scheme" xlink:show="replace" text:style-name="Internet_20_link" text:visited-style-name="Visited_20_Internet_20_Link"><text:span text:style-name="T3">White</text:span></text:a></text:p>
          </table:table-cell>
          <table:table-cell table:style-name="Table7.B20" office:value-type="string">
            <text:p text:style-name="Table_20_Contents"><text:a xlink:type="simple" xlink:href="https://www.quackit.com/html/html_editors/scratchpad/?app=color_tester&amp;hexColor=FFFFFF" office:target-frame-name="color-scheme" xlink:show="replace" text:style-name="Internet_20_link" text:visited-style-name="Visited_20_Internet_20_Link"><text:span text:style-name="T3">FFFFFF</text:span></text:a></text:p>
          </table:table-cell>
          <table:table-cell table:style-name="Table7.C20" office:value-type="string">
            <text:p text:style-name="Table_20_Contents"><text:a xlink:type="simple" xlink:href="https://www.quackit.com/html/html_editors/scratchpad/?app=color_tester&amp;rgbColor=255,255,255" office:target-frame-name="color-scheme" xlink:show="replace" text:style-name="Internet_20_link" text:visited-style-name="Visited_20_Internet_20_Link"><text:span text:style-name="T3">255,255,255</text:span></text:a></text:p>
          </table:table-cell>
        </table:table-row>
        <table:table-row table:style-name="Table7.21">
          <table:table-cell table:style-name="Table7.A21" office:value-type="string">
            <text:p text:style-name="Table_20_Contents"><text:a xlink:type="simple" xlink:href="https://www.quackit.com/html/html_editors/scratchpad/?app=color_tester&amp;colorName=Snow" office:target-frame-name="color-scheme" xlink:show="replace" text:style-name="Internet_20_link" text:visited-style-name="Visited_20_Internet_20_Link"><text:span text:style-name="T3">Snow</text:span></text:a></text:p>
          </table:table-cell>
          <table:table-cell table:style-name="Table7.B21" office:value-type="string">
            <text:p text:style-name="Table_20_Contents"><text:a xlink:type="simple" xlink:href="https://www.quackit.com/html/html_editors/scratchpad/?app=color_tester&amp;hexColor=FFFAFA" office:target-frame-name="color-scheme" xlink:show="replace" text:style-name="Internet_20_link" text:visited-style-name="Visited_20_Internet_20_Link"><text:span text:style-name="T3">FFFAFA</text:span></text:a></text:p>
          </table:table-cell>
          <table:table-cell table:style-name="Table7.C21" office:value-type="string">
            <text:p text:style-name="Table_20_Contents"><text:a xlink:type="simple" xlink:href="https://www.quackit.com/html/html_editors/scratchpad/?app=color_tester&amp;rgbColor=255,250,250" office:target-frame-name="color-scheme" xlink:show="replace" text:style-name="Internet_20_link" text:visited-style-name="Visited_20_Internet_20_Link"><text:span text:style-name="T3">255,250,250</text:span></text:a></text:p>
          </table:table-cell>
        </table:table-row>
        <table:table-row table:style-name="Table7.22">
          <table:table-cell table:style-name="Table7.A22" office:value-type="string">
            <text:p text:style-name="Table_20_Contents"><text:a xlink:type="simple" xlink:href="https://www.quackit.com/html/html_editors/scratchpad/?app=color_tester&amp;colorName=Honeydew" office:target-frame-name="color-scheme" xlink:show="replace" text:style-name="Internet_20_link" text:visited-style-name="Visited_20_Internet_20_Link"><text:span text:style-name="T3">Honeydew</text:span></text:a></text:p>
          </table:table-cell>
          <table:table-cell table:style-name="Table7.B22" office:value-type="string">
            <text:p text:style-name="Table_20_Contents"><text:a xlink:type="simple" xlink:href="https://www.quackit.com/html/html_editors/scratchpad/?app=color_tester&amp;hexColor=F0FFF0" office:target-frame-name="color-scheme" xlink:show="replace" text:style-name="Internet_20_link" text:visited-style-name="Visited_20_Internet_20_Link"><text:span text:style-name="T3">F0FFF0</text:span></text:a></text:p>
          </table:table-cell>
          <table:table-cell table:style-name="Table7.C22" office:value-type="string">
            <text:p text:style-name="Table_20_Contents"><text:a xlink:type="simple" xlink:href="https://www.quackit.com/html/html_editors/scratchpad/?app=color_tester&amp;rgbColor=240,255,240" office:target-frame-name="color-scheme" xlink:show="replace" text:style-name="Internet_20_link" text:visited-style-name="Visited_20_Internet_20_Link"><text:span text:style-name="T3">240,255,240</text:span></text:a></text:p>
          </table:table-cell>
        </table:table-row>
        <text:soft-page-break/>
        <table:table-row table:style-name="Table7.23">
          <table:table-cell table:style-name="Table7.A23" office:value-type="string">
            <text:p text:style-name="Table_20_Contents"><text:a xlink:type="simple" xlink:href="https://www.quackit.com/html/html_editors/scratchpad/?app=color_tester&amp;colorName=MintCream" office:target-frame-name="color-scheme" xlink:show="replace" text:style-name="Internet_20_link" text:visited-style-name="Visited_20_Internet_20_Link"><text:span text:style-name="T3">MintCream</text:span></text:a></text:p>
          </table:table-cell>
          <table:table-cell table:style-name="Table7.B23" office:value-type="string">
            <text:p text:style-name="Table_20_Contents"><text:a xlink:type="simple" xlink:href="https://www.quackit.com/html/html_editors/scratchpad/?app=color_tester&amp;hexColor=F5FFFA" office:target-frame-name="color-scheme" xlink:show="replace" text:style-name="Internet_20_link" text:visited-style-name="Visited_20_Internet_20_Link"><text:span text:style-name="T3">F5FFFA</text:span></text:a></text:p>
          </table:table-cell>
          <table:table-cell table:style-name="Table7.C23" office:value-type="string">
            <text:p text:style-name="Table_20_Contents"><text:a xlink:type="simple" xlink:href="https://www.quackit.com/html/html_editors/scratchpad/?app=color_tester&amp;rgbColor=245,255,250" office:target-frame-name="color-scheme" xlink:show="replace" text:style-name="Internet_20_link" text:visited-style-name="Visited_20_Internet_20_Link"><text:span text:style-name="T3">245,255,250</text:span></text:a></text:p>
          </table:table-cell>
        </table:table-row>
        <table:table-row table:style-name="Table7.24">
          <table:table-cell table:style-name="Table7.A24" office:value-type="string">
            <text:p text:style-name="Table_20_Contents"><text:a xlink:type="simple" xlink:href="https://www.quackit.com/html/html_editors/scratchpad/?app=color_tester&amp;colorName=Azure" office:target-frame-name="color-scheme" xlink:show="replace" text:style-name="Internet_20_link" text:visited-style-name="Visited_20_Internet_20_Link"><text:span text:style-name="T3">Azure</text:span></text:a></text:p>
          </table:table-cell>
          <table:table-cell table:style-name="Table7.B24" office:value-type="string">
            <text:p text:style-name="Table_20_Contents"><text:a xlink:type="simple" xlink:href="https://www.quackit.com/html/html_editors/scratchpad/?app=color_tester&amp;hexColor=F0FFFF" office:target-frame-name="color-scheme" xlink:show="replace" text:style-name="Internet_20_link" text:visited-style-name="Visited_20_Internet_20_Link"><text:span text:style-name="T3">F0FFFF</text:span></text:a></text:p>
          </table:table-cell>
          <table:table-cell table:style-name="Table7.C24" office:value-type="string">
            <text:p text:style-name="Table_20_Contents"><text:a xlink:type="simple" xlink:href="https://www.quackit.com/html/html_editors/scratchpad/?app=color_tester&amp;rgbColor=240,255,255" office:target-frame-name="color-scheme" xlink:show="replace" text:style-name="Internet_20_link" text:visited-style-name="Visited_20_Internet_20_Link"><text:span text:style-name="T3">240,255,255</text:span></text:a></text:p>
          </table:table-cell>
        </table:table-row>
        <table:table-row table:style-name="Table7.25">
          <table:table-cell table:style-name="Table7.A25" office:value-type="string">
            <text:p text:style-name="Table_20_Contents"><text:a xlink:type="simple" xlink:href="https://www.quackit.com/html/html_editors/scratchpad/?app=color_tester&amp;colorName=AliceBlue" office:target-frame-name="color-scheme" xlink:show="replace" text:style-name="Internet_20_link" text:visited-style-name="Visited_20_Internet_20_Link"><text:span text:style-name="T3">AliceBlue</text:span></text:a></text:p>
          </table:table-cell>
          <table:table-cell table:style-name="Table7.B25" office:value-type="string">
            <text:p text:style-name="Table_20_Contents"><text:a xlink:type="simple" xlink:href="https://www.quackit.com/html/html_editors/scratchpad/?app=color_tester&amp;hexColor=F0F8FF" office:target-frame-name="color-scheme" xlink:show="replace" text:style-name="Internet_20_link" text:visited-style-name="Visited_20_Internet_20_Link"><text:span text:style-name="T3">F0F8FF</text:span></text:a></text:p>
          </table:table-cell>
          <table:table-cell table:style-name="Table7.C25" office:value-type="string">
            <text:p text:style-name="Table_20_Contents"><text:a xlink:type="simple" xlink:href="https://www.quackit.com/html/html_editors/scratchpad/?app=color_tester&amp;rgbColor=240,248,255" office:target-frame-name="color-scheme" xlink:show="replace" text:style-name="Internet_20_link" text:visited-style-name="Visited_20_Internet_20_Link"><text:span text:style-name="T3">240,248,255</text:span></text:a></text:p>
          </table:table-cell>
        </table:table-row>
        <table:table-row table:style-name="Table7.26">
          <table:table-cell table:style-name="Table7.A26" office:value-type="string">
            <text:p text:style-name="Table_20_Contents"><text:a xlink:type="simple" xlink:href="https://www.quackit.com/html/html_editors/scratchpad/?app=color_tester&amp;colorName=GhostWhite" office:target-frame-name="color-scheme" xlink:show="replace" text:style-name="Internet_20_link" text:visited-style-name="Visited_20_Internet_20_Link"><text:span text:style-name="T3">GhostWhite</text:span></text:a></text:p>
          </table:table-cell>
          <table:table-cell table:style-name="Table7.B26" office:value-type="string">
            <text:p text:style-name="Table_20_Contents"><text:a xlink:type="simple" xlink:href="https://www.quackit.com/html/html_editors/scratchpad/?app=color_tester&amp;hexColor=F8F8FF" office:target-frame-name="color-scheme" xlink:show="replace" text:style-name="Internet_20_link" text:visited-style-name="Visited_20_Internet_20_Link"><text:span text:style-name="T3">F8F8FF</text:span></text:a></text:p>
          </table:table-cell>
          <table:table-cell table:style-name="Table7.C26" office:value-type="string">
            <text:p text:style-name="Table_20_Contents"><text:a xlink:type="simple" xlink:href="https://www.quackit.com/html/html_editors/scratchpad/?app=color_tester&amp;rgbColor=248,248,255" office:target-frame-name="color-scheme" xlink:show="replace" text:style-name="Internet_20_link" text:visited-style-name="Visited_20_Internet_20_Link"><text:span text:style-name="T3">248,248,255</text:span></text:a></text:p>
          </table:table-cell>
        </table:table-row>
        <table:table-row table:style-name="Table7.27">
          <table:table-cell table:style-name="Table7.A27" office:value-type="string">
            <text:p text:style-name="Table_20_Contents"><text:a xlink:type="simple" xlink:href="https://www.quackit.com/html/html_editors/scratchpad/?app=color_tester&amp;colorName=WhiteSmoke" office:target-frame-name="color-scheme" xlink:show="replace" text:style-name="Internet_20_link" text:visited-style-name="Visited_20_Internet_20_Link"><text:span text:style-name="T3">WhiteSmoke</text:span></text:a></text:p>
          </table:table-cell>
          <table:table-cell table:style-name="Table7.B27" office:value-type="string">
            <text:p text:style-name="Table_20_Contents"><text:a xlink:type="simple" xlink:href="https://www.quackit.com/html/html_editors/scratchpad/?app=color_tester&amp;hexColor=F5F5F5" office:target-frame-name="color-scheme" xlink:show="replace" text:style-name="Internet_20_link" text:visited-style-name="Visited_20_Internet_20_Link"><text:span text:style-name="T3">F5F5F5</text:span></text:a></text:p>
          </table:table-cell>
          <table:table-cell table:style-name="Table7.C27" office:value-type="string">
            <text:p text:style-name="Table_20_Contents"><text:a xlink:type="simple" xlink:href="https://www.quackit.com/html/html_editors/scratchpad/?app=color_tester&amp;rgbColor=245,245,245" office:target-frame-name="color-scheme" xlink:show="replace" text:style-name="Internet_20_link" text:visited-style-name="Visited_20_Internet_20_Link"><text:span text:style-name="T3">245,245,245</text:span></text:a></text:p>
          </table:table-cell>
        </table:table-row>
        <table:table-row table:style-name="Table7.28">
          <table:table-cell table:style-name="Table7.A28" office:value-type="string">
            <text:p text:style-name="Table_20_Contents"><text:a xlink:type="simple" xlink:href="https://www.quackit.com/html/html_editors/scratchpad/?app=color_tester&amp;colorName=Seashell" office:target-frame-name="color-scheme" xlink:show="replace" text:style-name="Internet_20_link" text:visited-style-name="Visited_20_Internet_20_Link"><text:span text:style-name="T3">Seashell</text:span></text:a></text:p>
          </table:table-cell>
          <table:table-cell table:style-name="Table7.B28" office:value-type="string">
            <text:p text:style-name="Table_20_Contents"><text:a xlink:type="simple" xlink:href="https://www.quackit.com/html/html_editors/scratchpad/?app=color_tester&amp;hexColor=FFF5EE" office:target-frame-name="color-scheme" xlink:show="replace" text:style-name="Internet_20_link" text:visited-style-name="Visited_20_Internet_20_Link"><text:span text:style-name="T3">FFF5EE</text:span></text:a></text:p>
          </table:table-cell>
          <table:table-cell table:style-name="Table7.C28" office:value-type="string">
            <text:p text:style-name="Table_20_Contents"><text:a xlink:type="simple" xlink:href="https://www.quackit.com/html/html_editors/scratchpad/?app=color_tester&amp;rgbColor=255,245,238" office:target-frame-name="color-scheme" xlink:show="replace" text:style-name="Internet_20_link" text:visited-style-name="Visited_20_Internet_20_Link"><text:span text:style-name="T3">255,245,238</text:span></text:a></text:p>
          </table:table-cell>
        </table:table-row>
        <table:table-row table:style-name="Table7.29">
          <table:table-cell table:style-name="Table7.A29" office:value-type="string">
            <text:p text:style-name="Table_20_Contents"><text:a xlink:type="simple" xlink:href="https://www.quackit.com/html/html_editors/scratchpad/?app=color_tester&amp;colorName=Beige" office:target-frame-name="color-scheme" xlink:show="replace" text:style-name="Internet_20_link" text:visited-style-name="Visited_20_Internet_20_Link"><text:span text:style-name="T3">Beige</text:span></text:a></text:p>
          </table:table-cell>
          <table:table-cell table:style-name="Table7.B29" office:value-type="string">
            <text:p text:style-name="Table_20_Contents"><text:a xlink:type="simple" xlink:href="https://www.quackit.com/html/html_editors/scratchpad/?app=color_tester&amp;hexColor=F5F5DC" office:target-frame-name="color-scheme" xlink:show="replace" text:style-name="Internet_20_link" text:visited-style-name="Visited_20_Internet_20_Link"><text:span text:style-name="T3">F5F5DC</text:span></text:a></text:p>
          </table:table-cell>
          <table:table-cell table:style-name="Table7.C29" office:value-type="string">
            <text:p text:style-name="Table_20_Contents"><text:a xlink:type="simple" xlink:href="https://www.quackit.com/html/html_editors/scratchpad/?app=color_tester&amp;rgbColor=245,245,220" office:target-frame-name="color-scheme" xlink:show="replace" text:style-name="Internet_20_link" text:visited-style-name="Visited_20_Internet_20_Link"><text:span text:style-name="T3">245,245,220</text:span></text:a></text:p>
          </table:table-cell>
        </table:table-row>
        <table:table-row table:style-name="Table7.30">
          <table:table-cell table:style-name="Table7.A30" office:value-type="string">
            <text:p text:style-name="Table_20_Contents"><text:a xlink:type="simple" xlink:href="https://www.quackit.com/html/html_editors/scratchpad/?app=color_tester&amp;colorName=OldLace" office:target-frame-name="color-scheme" xlink:show="replace" text:style-name="Internet_20_link" text:visited-style-name="Visited_20_Internet_20_Link"><text:span text:style-name="T3">OldLace</text:span></text:a></text:p>
          </table:table-cell>
          <table:table-cell table:style-name="Table7.B30" office:value-type="string">
            <text:p text:style-name="Table_20_Contents"><text:a xlink:type="simple" xlink:href="https://www.quackit.com/html/html_editors/scratchpad/?app=color_tester&amp;hexColor=FDF5E6" office:target-frame-name="color-scheme" xlink:show="replace" text:style-name="Internet_20_link" text:visited-style-name="Visited_20_Internet_20_Link"><text:span text:style-name="T3">FDF5E6</text:span></text:a></text:p>
          </table:table-cell>
          <table:table-cell table:style-name="Table7.C30" office:value-type="string">
            <text:p text:style-name="Table_20_Contents"><text:a xlink:type="simple" xlink:href="https://www.quackit.com/html/html_editors/scratchpad/?app=color_tester&amp;rgbColor=253,245,230" office:target-frame-name="color-scheme" xlink:show="replace" text:style-name="Internet_20_link" text:visited-style-name="Visited_20_Internet_20_Link"><text:span text:style-name="T3">253,245,230</text:span></text:a></text:p>
          </table:table-cell>
        </table:table-row>
        <table:table-row table:style-name="Table7.31">
          <table:table-cell table:style-name="Table7.A31" office:value-type="string">
            <text:p text:style-name="Table_20_Contents"><text:a xlink:type="simple" xlink:href="https://www.quackit.com/html/html_editors/scratchpad/?app=color_tester&amp;colorName=FloralWhite" office:target-frame-name="color-scheme" xlink:show="replace" text:style-name="Internet_20_link" text:visited-style-name="Visited_20_Internet_20_Link"><text:span text:style-name="T3">FloralWhite</text:span></text:a></text:p>
          </table:table-cell>
          <table:table-cell table:style-name="Table7.B31" office:value-type="string">
            <text:p text:style-name="Table_20_Contents"><text:a xlink:type="simple" xlink:href="https://www.quackit.com/html/html_editors/scratchpad/?app=color_tester&amp;hexColor=FFFAF0" office:target-frame-name="color-scheme" xlink:show="replace" text:style-name="Internet_20_link" text:visited-style-name="Visited_20_Internet_20_Link"><text:span text:style-name="T3">FFFAF0</text:span></text:a></text:p>
          </table:table-cell>
          <table:table-cell table:style-name="Table7.C31" office:value-type="string">
            <text:p text:style-name="Table_20_Contents"><text:a xlink:type="simple" xlink:href="https://www.quackit.com/html/html_editors/scratchpad/?app=color_tester&amp;rgbColor=255,250,240" office:target-frame-name="color-scheme" xlink:show="replace" text:style-name="Internet_20_link" text:visited-style-name="Visited_20_Internet_20_Link"><text:span text:style-name="T3">255,250,240</text:span></text:a></text:p>
          </table:table-cell>
        </table:table-row>
        <table:table-row table:style-name="Table7.32">
          <table:table-cell table:style-name="Table7.A32" office:value-type="string">
            <text:p text:style-name="Table_20_Contents"><text:a xlink:type="simple" xlink:href="https://www.quackit.com/html/html_editors/scratchpad/?app=color_tester&amp;colorName=Ivory" office:target-frame-name="color-scheme" xlink:show="replace" text:style-name="Internet_20_link" text:visited-style-name="Visited_20_Internet_20_Link"><text:span text:style-name="T3">Ivory</text:span></text:a></text:p>
          </table:table-cell>
          <table:table-cell table:style-name="Table7.B32" office:value-type="string">
            <text:p text:style-name="Table_20_Contents"><text:a xlink:type="simple" xlink:href="https://www.quackit.com/html/html_editors/scratchpad/?app=color_tester&amp;hexColor=FFFFF0" office:target-frame-name="color-scheme" xlink:show="replace" text:style-name="Internet_20_link" text:visited-style-name="Visited_20_Internet_20_Link"><text:span text:style-name="T3">FFFFF0</text:span></text:a></text:p>
          </table:table-cell>
          <table:table-cell table:style-name="Table7.C32" office:value-type="string">
            <text:p text:style-name="Table_20_Contents"><text:a xlink:type="simple" xlink:href="https://www.quackit.com/html/html_editors/scratchpad/?app=color_tester&amp;rgbColor=255,255,240" office:target-frame-name="color-scheme" xlink:show="replace" text:style-name="Internet_20_link" text:visited-style-name="Visited_20_Internet_20_Link"><text:span text:style-name="T3">255,255,240</text:span></text:a></text:p>
          </table:table-cell>
        </table:table-row>
        <table:table-row table:style-name="Table7.33">
          <table:table-cell table:style-name="Table7.A33" office:value-type="string">
            <text:p text:style-name="Table_20_Contents"><text:a xlink:type="simple" xlink:href="https://www.quackit.com/html/html_editors/scratchpad/?app=color_tester&amp;colorName=AntiqueWhite" office:target-frame-name="color-scheme" xlink:show="replace" text:style-name="Internet_20_link" text:visited-style-name="Visited_20_Internet_20_Link"><text:span text:style-name="T3">AntiqueWhite</text:span></text:a></text:p>
          </table:table-cell>
          <table:table-cell table:style-name="Table7.B33" office:value-type="string">
            <text:p text:style-name="Table_20_Contents"><text:a xlink:type="simple" xlink:href="https://www.quackit.com/html/html_editors/scratchpad/?app=color_tester&amp;hexColor=FAEBD7" office:target-frame-name="color-scheme" xlink:show="replace" text:style-name="Internet_20_link" text:visited-style-name="Visited_20_Internet_20_Link"><text:span text:style-name="T3">FAEBD7</text:span></text:a></text:p>
          </table:table-cell>
          <table:table-cell table:style-name="Table7.C33" office:value-type="string">
            <text:p text:style-name="Table_20_Contents"><text:a xlink:type="simple" xlink:href="https://www.quackit.com/html/html_editors/scratchpad/?app=color_tester&amp;rgbColor=250,235,215" office:target-frame-name="color-scheme" xlink:show="replace" text:style-name="Internet_20_link" text:visited-style-name="Visited_20_Internet_20_Link"><text:span text:style-name="T3">250,235,215</text:span></text:a></text:p>
          </table:table-cell>
        </table:table-row>
        <table:table-row table:style-name="Table7.34">
          <table:table-cell table:style-name="Table7.A34" office:value-type="string">
            <text:p text:style-name="Table_20_Contents"><text:a xlink:type="simple" xlink:href="https://www.quackit.com/html/html_editors/scratchpad/?app=color_tester&amp;colorName=Linen" office:target-frame-name="color-scheme" xlink:show="replace" text:style-name="Internet_20_link" text:visited-style-name="Visited_20_Internet_20_Link"><text:span text:style-name="T3">Linen</text:span></text:a></text:p>
          </table:table-cell>
          <table:table-cell table:style-name="Table7.B34" office:value-type="string">
            <text:p text:style-name="Table_20_Contents"><text:a xlink:type="simple" xlink:href="https://www.quackit.com/html/html_editors/scratchpad/?app=color_tester&amp;hexColor=FAF0E6" office:target-frame-name="color-scheme" xlink:show="replace" text:style-name="Internet_20_link" text:visited-style-name="Visited_20_Internet_20_Link"><text:span text:style-name="T3">FAF0E6</text:span></text:a></text:p>
          </table:table-cell>
          <table:table-cell table:style-name="Table7.C34" office:value-type="string">
            <text:p text:style-name="Table_20_Contents"><text:a xlink:type="simple" xlink:href="https://www.quackit.com/html/html_editors/scratchpad/?app=color_tester&amp;rgbColor=250,240,230" office:target-frame-name="color-scheme" xlink:show="replace" text:style-name="Internet_20_link" text:visited-style-name="Visited_20_Internet_20_Link"><text:span text:style-name="T3">250,240,230</text:span></text:a></text:p>
          </table:table-cell>
        </table:table-row>
        <table:table-row table:style-name="Table7.35">
          <table:table-cell table:style-name="Table7.A35" office:value-type="string">
            <text:p text:style-name="Table_20_Contents"><text:a xlink:type="simple" xlink:href="https://www.quackit.com/html/html_editors/scratchpad/?app=color_tester&amp;colorName=LavenderBlush" office:target-frame-name="color-scheme" xlink:show="replace" text:style-name="Internet_20_link" text:visited-style-name="Visited_20_Internet_20_Link"><text:span text:style-name="T3">LavenderBlush</text:span></text:a></text:p>
          </table:table-cell>
          <table:table-cell table:style-name="Table7.B35" office:value-type="string">
            <text:p text:style-name="Table_20_Contents"><text:a xlink:type="simple" xlink:href="https://www.quackit.com/html/html_editors/scratchpad/?app=color_tester&amp;hexColor=FFF0F5" office:target-frame-name="color-scheme" xlink:show="replace" text:style-name="Internet_20_link" text:visited-style-name="Visited_20_Internet_20_Link"><text:span text:style-name="T3">FFF0F5</text:span></text:a></text:p>
          </table:table-cell>
          <table:table-cell table:style-name="Table7.C35" office:value-type="string">
            <text:p text:style-name="Table_20_Contents"><text:a xlink:type="simple" xlink:href="https://www.quackit.com/html/html_editors/scratchpad/?app=color_tester&amp;rgbColor=255,240,245" office:target-frame-name="color-scheme" xlink:show="replace" text:style-name="Internet_20_link" text:visited-style-name="Visited_20_Internet_20_Link"><text:span text:style-name="T3">255,240,245</text:span></text:a></text:p>
          </table:table-cell>
        </table:table-row>
        <table:table-row table:style-name="Table7.36">
          <table:table-cell table:style-name="Table7.A36" office:value-type="string">
            <text:p text:style-name="Table_20_Contents"><text:a xlink:type="simple" xlink:href="https://www.quackit.com/html/html_editors/scratchpad/?app=color_tester&amp;colorName=MistyRose" office:target-frame-name="color-scheme" xlink:show="replace" text:style-name="Internet_20_link" text:visited-style-name="Visited_20_Internet_20_Link"><text:span text:style-name="T3">MistyRose</text:span></text:a></text:p>
          </table:table-cell>
          <table:table-cell table:style-name="Table7.B36" office:value-type="string">
            <text:p text:style-name="Table_20_Contents"><text:a xlink:type="simple" xlink:href="https://www.quackit.com/html/html_editors/scratchpad/?app=color_tester&amp;hexColor=FFE4E1" office:target-frame-name="color-scheme" xlink:show="replace" text:style-name="Internet_20_link" text:visited-style-name="Visited_20_Internet_20_Link"><text:span text:style-name="T3">FFE4E1</text:span></text:a></text:p>
          </table:table-cell>
          <table:table-cell table:style-name="Table7.C36" office:value-type="string">
            <text:p text:style-name="Table_20_Contents"><text:a xlink:type="simple" xlink:href="https://www.quackit.com/html/html_editors/scratchpad/?app=color_tester&amp;rgbColor=255,228,225" office:target-frame-name="color-scheme" xlink:show="replace" text:style-name="Internet_20_link" text:visited-style-name="Visited_20_Internet_20_Link"><text:span text:style-name="T3">255,228,225</text:span></text:a></text:p>
          </table:table-cell>
        </table:table-row>
        <table:table-row>
          <table:table-cell table:style-name="Table7.A1" table:number-columns-spanned="3" office:value-type="string">
            <text:p text:style-name="P1">Greys</text:p>
          </table:table-cell>
          <table:covered-table-cell/>
          <table:covered-table-cell/>
        </table:table-row>
        <table:table-row table:style-name="Table7.38">
          <table:table-cell table:style-name="Table7.A38" office:value-type="string">
            <text:p text:style-name="Table_20_Contents"><text:a xlink:type="simple" xlink:href="https://www.quackit.com/html/html_editors/scratchpad/?app=color_tester&amp;colorName=Gainsboro" office:target-frame-name="color-scheme" xlink:show="replace" text:style-name="Internet_20_link" text:visited-style-name="Visited_20_Internet_20_Link"><text:span text:style-name="T3">Gainsboro</text:span></text:a></text:p>
          </table:table-cell>
          <table:table-cell table:style-name="Table7.B38" office:value-type="string">
            <text:p text:style-name="Table_20_Contents"><text:a xlink:type="simple" xlink:href="https://www.quackit.com/html/html_editors/scratchpad/?app=color_tester&amp;hexColor=DCDCDC" office:target-frame-name="color-scheme" xlink:show="replace" text:style-name="Internet_20_link" text:visited-style-name="Visited_20_Internet_20_Link"><text:span text:style-name="T3">DCDCDC</text:span></text:a></text:p>
          </table:table-cell>
          <table:table-cell table:style-name="Table7.C38" office:value-type="string">
            <text:p text:style-name="Table_20_Contents"><text:a xlink:type="simple" xlink:href="https://www.quackit.com/html/html_editors/scratchpad/?app=color_tester&amp;rgbColor=220,220,220" office:target-frame-name="color-scheme" xlink:show="replace" text:style-name="Internet_20_link" text:visited-style-name="Visited_20_Internet_20_Link"><text:span text:style-name="T3">220,220,220</text:span></text:a></text:p>
          </table:table-cell>
        </table:table-row>
        <table:table-row table:style-name="Table7.39">
          <table:table-cell table:style-name="Table7.A39" office:value-type="string">
            <text:p text:style-name="Table_20_Contents"><text:a xlink:type="simple" xlink:href="https://www.quackit.com/html/html_editors/scratchpad/?app=color_tester&amp;colorName=LightGray" office:target-frame-name="color-scheme" xlink:show="replace" text:style-name="Internet_20_link" text:visited-style-name="Visited_20_Internet_20_Link"><text:span text:style-name="T3">LightGray</text:span></text:a></text:p>
          </table:table-cell>
          <table:table-cell table:style-name="Table7.B39" office:value-type="string">
            <text:p text:style-name="Table_20_Contents"><text:a xlink:type="simple" xlink:href="https://www.quackit.com/html/html_editors/scratchpad/?app=color_tester&amp;hexColor=D3D3D3" office:target-frame-name="color-scheme" xlink:show="replace" text:style-name="Internet_20_link" text:visited-style-name="Visited_20_Internet_20_Link"><text:span text:style-name="T3">D3D3D3</text:span></text:a></text:p>
          </table:table-cell>
          <table:table-cell table:style-name="Table7.C39" office:value-type="string">
            <text:p text:style-name="Table_20_Contents"><text:a xlink:type="simple" xlink:href="https://www.quackit.com/html/html_editors/scratchpad/?app=color_tester&amp;rgbColor=211,211,211" office:target-frame-name="color-scheme" xlink:show="replace" text:style-name="Internet_20_link" text:visited-style-name="Visited_20_Internet_20_Link"><text:span text:style-name="T3">211,211,211</text:span></text:a></text:p>
          </table:table-cell>
        </table:table-row>
        <table:table-row table:style-name="Table7.39">
          <table:table-cell table:style-name="Table7.A40" office:value-type="string">
            <text:p text:style-name="Table_20_Contents"><text:a xlink:type="simple" xlink:href="https://www.quackit.com/html/html_editors/scratchpad/?app=color_tester&amp;colorName=LightGrey" office:target-frame-name="color-scheme" xlink:show="replace" text:style-name="Internet_20_link" text:visited-style-name="Visited_20_Internet_20_Link"><text:span text:style-name="T3">LightGrey</text:span></text:a></text:p>
          </table:table-cell>
          <table:table-cell table:style-name="Table7.B40" office:value-type="string">
            <text:p text:style-name="Table_20_Contents"><text:a xlink:type="simple" xlink:href="https://www.quackit.com/html/html_editors/scratchpad/?app=color_tester&amp;hexColor=D3D3D3" office:target-frame-name="color-scheme" xlink:show="replace" text:style-name="Internet_20_link" text:visited-style-name="Visited_20_Internet_20_Link"><text:span text:style-name="T3">D3D3D3</text:span></text:a></text:p>
          </table:table-cell>
          <table:table-cell table:style-name="Table7.C40" office:value-type="string">
            <text:p text:style-name="Table_20_Contents"><text:a xlink:type="simple" xlink:href="https://www.quackit.com/html/html_editors/scratchpad/?app=color_tester&amp;rgbColor=211,211,211" office:target-frame-name="color-scheme" xlink:show="replace" text:style-name="Internet_20_link" text:visited-style-name="Visited_20_Internet_20_Link"><text:span text:style-name="T3">211,211,211</text:span></text:a></text:p>
          </table:table-cell>
        </table:table-row>
        <table:table-row table:style-name="Table7.41">
          <table:table-cell table:style-name="Table7.A41" office:value-type="string">
            <text:p text:style-name="Table_20_Contents"><text:a xlink:type="simple" xlink:href="https://www.quackit.com/html/html_editors/scratchpad/?app=color_tester&amp;colorName=Silver" office:target-frame-name="color-scheme" xlink:show="replace" text:style-name="Internet_20_link" text:visited-style-name="Visited_20_Internet_20_Link"><text:span text:style-name="T3">Silver</text:span></text:a></text:p>
          </table:table-cell>
          <table:table-cell table:style-name="Table7.B41" office:value-type="string">
            <text:p text:style-name="Table_20_Contents"><text:a xlink:type="simple" xlink:href="https://www.quackit.com/html/html_editors/scratchpad/?app=color_tester&amp;hexColor=C0C0C0" office:target-frame-name="color-scheme" xlink:show="replace" text:style-name="Internet_20_link" text:visited-style-name="Visited_20_Internet_20_Link"><text:span text:style-name="T3">C0C0C0</text:span></text:a></text:p>
          </table:table-cell>
          <table:table-cell table:style-name="Table7.C41" office:value-type="string">
            <text:p text:style-name="Table_20_Contents"><text:a xlink:type="simple" xlink:href="https://www.quackit.com/html/html_editors/scratchpad/?app=color_tester&amp;rgbColor=192,192,192" office:target-frame-name="color-scheme" xlink:show="replace" text:style-name="Internet_20_link" text:visited-style-name="Visited_20_Internet_20_Link"><text:span text:style-name="T3">192,192,192</text:span></text:a></text:p>
          </table:table-cell>
        </table:table-row>
        <table:table-row table:style-name="Table7.42">
          <table:table-cell table:style-name="Table7.A42" office:value-type="string">
            <text:p text:style-name="Table_20_Contents"><text:a xlink:type="simple" xlink:href="https://www.quackit.com/html/html_editors/scratchpad/?app=color_tester&amp;colorName=DarkGray" office:target-frame-name="color-scheme" xlink:show="replace" text:style-name="Internet_20_link" text:visited-style-name="Visited_20_Internet_20_Link"><text:span text:style-name="T3">DarkGray</text:span></text:a></text:p>
          </table:table-cell>
          <table:table-cell table:style-name="Table7.B42" office:value-type="string">
            <text:p text:style-name="Table_20_Contents"><text:a xlink:type="simple" xlink:href="https://www.quackit.com/html/html_editors/scratchpad/?app=color_tester&amp;hexColor=A9A9A9" office:target-frame-name="color-scheme" xlink:show="replace" text:style-name="Internet_20_link" text:visited-style-name="Visited_20_Internet_20_Link"><text:span text:style-name="T3">A9A9A9</text:span></text:a></text:p>
          </table:table-cell>
          <table:table-cell table:style-name="Table7.C42" office:value-type="string">
            <text:p text:style-name="Table_20_Contents"><text:a xlink:type="simple" xlink:href="https://www.quackit.com/html/html_editors/scratchpad/?app=color_tester&amp;rgbColor=169,169,169" office:target-frame-name="color-scheme" xlink:show="replace" text:style-name="Internet_20_link" text:visited-style-name="Visited_20_Internet_20_Link"><text:span text:style-name="T3">169,169,169</text:span></text:a></text:p>
          </table:table-cell>
        </table:table-row>
        <table:table-row>
          <table:table-cell table:style-name="Table7.A43" office:value-type="string">
            <text:p text:style-name="Table_20_Contents"><text:a xlink:type="simple" xlink:href="https://www.quackit.com/html/html_editors/scratchpad/?app=color_tester&amp;colorName=DarkGrey" office:target-frame-name="color-scheme" xlink:show="replace" text:style-name="Internet_20_link" text:visited-style-name="Visited_20_Internet_20_Link"><text:span text:style-name="T3">DarkGrey</text:span></text:a></text:p>
          </table:table-cell>
          <table:table-cell table:style-name="Table7.B43" office:value-type="string">
            <text:p text:style-name="Table_20_Contents"><text:a xlink:type="simple" xlink:href="https://www.quackit.com/html/html_editors/scratchpad/?app=color_tester&amp;hexColor=A9A9A9" office:target-frame-name="color-scheme" xlink:show="replace" text:style-name="Internet_20_link" text:visited-style-name="Visited_20_Internet_20_Link"><text:span text:style-name="T3">A9A9A9</text:span></text:a></text:p>
          </table:table-cell>
          <table:table-cell table:style-name="Table7.C43" office:value-type="string">
            <text:p text:style-name="Table_20_Contents"><text:a xlink:type="simple" xlink:href="https://www.quackit.com/html/html_editors/scratchpad/?app=color_tester&amp;rgbColor=169,169,169" office:target-frame-name="color-scheme" xlink:show="replace" text:style-name="Internet_20_link" text:visited-style-name="Visited_20_Internet_20_Link"><text:span text:style-name="T3">169,169,169</text:span></text:a></text:p>
          </table:table-cell>
        </table:table-row>
        <table:table-row table:style-name="Table7.44">
          <table:table-cell table:style-name="Table7.A44" office:value-type="string">
            <text:p text:style-name="Table_20_Contents"><text:a xlink:type="simple" xlink:href="https://www.quackit.com/html/html_editors/scratchpad/?app=color_tester&amp;colorName=Gray" office:target-frame-name="color-scheme" xlink:show="replace" text:style-name="Internet_20_link" text:visited-style-name="Visited_20_Internet_20_Link"><text:span text:style-name="T3">Gray</text:span></text:a></text:p>
          </table:table-cell>
          <table:table-cell table:style-name="Table7.B44" office:value-type="string">
            <text:p text:style-name="Table_20_Contents"><text:a xlink:type="simple" xlink:href="https://www.quackit.com/html/html_editors/scratchpad/?app=color_tester&amp;hexColor=808080" office:target-frame-name="color-scheme" xlink:show="replace" text:style-name="Internet_20_link" text:visited-style-name="Visited_20_Internet_20_Link"><text:span text:style-name="T3">808080</text:span></text:a></text:p>
          </table:table-cell>
          <table:table-cell table:style-name="Table7.C44" office:value-type="string">
            <text:p text:style-name="Table_20_Contents"><text:a xlink:type="simple" xlink:href="https://www.quackit.com/html/html_editors/scratchpad/?app=color_tester&amp;rgbColor=128,128,128" office:target-frame-name="color-scheme" xlink:show="replace" text:style-name="Internet_20_link" text:visited-style-name="Visited_20_Internet_20_Link"><text:span text:style-name="T3">128,128,128</text:span></text:a></text:p>
          </table:table-cell>
        </table:table-row>
        <table:table-row>
          <table:table-cell table:style-name="Table7.A45" office:value-type="string">
            <text:p text:style-name="Table_20_Contents"><text:a xlink:type="simple" xlink:href="https://www.quackit.com/html/html_editors/scratchpad/?app=color_tester&amp;colorName=Grey" office:target-frame-name="color-scheme" xlink:show="replace" text:style-name="Internet_20_link" text:visited-style-name="Visited_20_Internet_20_Link"><text:span text:style-name="T3">Grey</text:span></text:a></text:p>
          </table:table-cell>
          <table:table-cell table:style-name="Table7.B45" office:value-type="string">
            <text:p text:style-name="Table_20_Contents"><text:a xlink:type="simple" xlink:href="https://www.quackit.com/html/html_editors/scratchpad/?app=color_tester&amp;hexColor=808080" office:target-frame-name="color-scheme" xlink:show="replace" text:style-name="Internet_20_link" text:visited-style-name="Visited_20_Internet_20_Link"><text:span text:style-name="T3">808080</text:span></text:a></text:p>
          </table:table-cell>
          <table:table-cell table:style-name="Table7.C45" office:value-type="string">
            <text:p text:style-name="Table_20_Contents"><text:a xlink:type="simple" xlink:href="https://www.quackit.com/html/html_editors/scratchpad/?app=color_tester&amp;rgbColor=128,128,128" office:target-frame-name="color-scheme" xlink:show="replace" text:style-name="Internet_20_link" text:visited-style-name="Visited_20_Internet_20_Link"><text:span text:style-name="T3">128,128,128</text:span></text:a></text:p>
          </table:table-cell>
        </table:table-row>
        <table:table-row table:style-name="Table7.46">
          <table:table-cell table:style-name="Table7.A46" office:value-type="string">
            <text:p text:style-name="Table_20_Contents"><text:a xlink:type="simple" xlink:href="https://www.quackit.com/html/html_editors/scratchpad/?app=color_tester&amp;colorName=DimGray" office:target-frame-name="color-scheme" xlink:show="replace" text:style-name="Internet_20_link" text:visited-style-name="Visited_20_Internet_20_Link"><text:span text:style-name="T1">DimGray</text:span></text:a></text:p>
          </table:table-cell>
          <table:table-cell table:style-name="Table7.B46" office:value-type="string">
            <text:p text:style-name="Table_20_Contents"><text:a xlink:type="simple" xlink:href="https://www.quackit.com/html/html_editors/scratchpad/?app=color_tester&amp;hexColor=696969" office:target-frame-name="color-scheme" xlink:show="replace" text:style-name="Internet_20_link" text:visited-style-name="Visited_20_Internet_20_Link"><text:span text:style-name="T1">696969</text:span></text:a></text:p>
          </table:table-cell>
          <table:table-cell table:style-name="Table7.C46" office:value-type="string">
            <text:p text:style-name="Table_20_Contents"><text:a xlink:type="simple" xlink:href="https://www.quackit.com/html/html_editors/scratchpad/?app=color_tester&amp;rgbColor=105,105,105" office:target-frame-name="color-scheme" xlink:show="replace" text:style-name="Internet_20_link" text:visited-style-name="Visited_20_Internet_20_Link"><text:span text:style-name="T1">105,105,105</text:span></text:a></text:p>
          </table:table-cell>
        </table:table-row>
        <table:table-row>
          <table:table-cell table:style-name="Table7.A47" office:value-type="string">
            <text:p text:style-name="P5"><text:span text:style-name="T6"/></text:p>
          </table:table-cell>
          <table:table-cell table:style-name="Table7.B47" office:value-type="string">
            <text:p text:style-name="P6"><text:span text:style-name="T7"/></text:p>
          </table:table-cell>
          <table:table-cell table:style-name="Table7.C47" office:value-type="string">
            <text:p text:style-name="P7"><text:a xlink:type="simple" xlink:href="https://www.quackit.com/html/html_editors/scratchpad/?app=color_tester&amp;rgbColor=119,136,153" office:target-frame-name="color-scheme" xlink:show="replace" text:style-name="Internet_20_link" text:visited-style-name="Visited_20_Internet_20_Link"><text:line-break/></text:a><text:span text:style-name="T6"> </text:span></text:p>
          </table:table-cell>
        </table:table-row>
        <table:table-row table:style-name="Table7.48">
          <table:table-cell table:style-name="Table7.A48" office:value-type="string">
            <text:p text:style-name="Table_20_Contents"><text:a xlink:type="simple" xlink:href="https://www.quackit.com/html/html_editors/scratchpad/?app=color_tester&amp;colorName=LightSlateGray" office:target-frame-name="color-scheme" xlink:show="replace" text:style-name="Internet_20_link" text:visited-style-name="Visited_20_Internet_20_Link"><text:span text:style-name="T1">LightSlateGray</text:span></text:a></text:p>
          </table:table-cell>
          <table:table-cell table:style-name="Table7.B48" office:value-type="string">
            <text:p text:style-name="Table_20_Contents"><text:a xlink:type="simple" xlink:href="https://www.quackit.com/html/html_editors/scratchpad/?app=color_tester&amp;hexColor=778899" office:target-frame-name="color-scheme" xlink:show="replace" text:style-name="Internet_20_link" text:visited-style-name="Visited_20_Internet_20_Link"><text:span text:style-name="T1">778899</text:span></text:a></text:p>
          </table:table-cell>
          <table:table-cell table:style-name="Table7.C48" office:value-type="string">
            <text:p text:style-name="Table_20_Contents"><text:a xlink:type="simple" xlink:href="https://www.quackit.com/html/html_editors/scratchpad/?app=color_tester&amp;rgbColor=119,136,153" office:target-frame-name="color-scheme" xlink:show="replace" text:style-name="Internet_20_link" text:visited-style-name="Visited_20_Internet_20_Link"><text:span text:style-name="T1">119,136,153</text:span></text:a></text:p>
          </table:table-cell>
        </table:table-row>
        <table:table-row>
          <table:table-cell table:style-name="Table7.A49" office:value-type="string">
            <text:p text:style-name="P6"><text:span text:style-name="T6"/></text:p>
          </table:table-cell>
          <table:table-cell table:style-name="Table7.B49" office:value-type="string">
            <text:p text:style-name="Table_20_Contents"><text:span text:style-name="T1"/></text:p>
          </table:table-cell>
          <table:table-cell table:style-name="Table7.C49" office:value-type="string">
            <text:p text:style-name="Table_20_Contents"><text:span text:style-name="T1"/></text:p>
          </table:table-cell>
        </table:table-row>
        <table:table-row table:style-name="Table7.50">
          <table:table-cell table:style-name="Table7.A50" office:value-type="string">
            <text:p text:style-name="Table_20_Contents"><text:a xlink:type="simple" xlink:href="https://www.quackit.com/html/html_editors/scratchpad/?app=color_tester&amp;colorName=SlateGray" office:target-frame-name="color-scheme" xlink:show="replace" text:style-name="Internet_20_link" text:visited-style-name="Visited_20_Internet_20_Link"><text:span text:style-name="T1">SlateGray</text:span></text:a></text:p>
          </table:table-cell>
          <table:table-cell table:style-name="Table7.B50" office:value-type="string">
            <text:p text:style-name="Table_20_Contents"><text:a xlink:type="simple" xlink:href="https://www.quackit.com/html/html_editors/scratchpad/?app=color_tester&amp;hexColor=708090" office:target-frame-name="color-scheme" xlink:show="replace" text:style-name="Internet_20_link" text:visited-style-name="Visited_20_Internet_20_Link"><text:span text:style-name="T1">708090</text:span></text:a></text:p>
          </table:table-cell>
          <table:table-cell table:style-name="Table7.C50" office:value-type="string">
            <text:p text:style-name="Table_20_Contents"><text:a xlink:type="simple" xlink:href="https://www.quackit.com/html/html_editors/scratchpad/?app=color_tester&amp;rgbColor=112,128,144" office:target-frame-name="color-scheme" xlink:show="replace" text:style-name="Internet_20_link" text:visited-style-name="Visited_20_Internet_20_Link"><text:span text:style-name="T1">112,128,144</text:span></text:a></text:p>
          </table:table-cell>
        </table:table-row>
        <table:table-row>
          <table:table-cell table:style-name="Table7.A51" office:value-type="string">
            <text:p text:style-name="Table_20_Contents"><text:span text:style-name="T1"/></text:p>
          </table:table-cell>
          <table:table-cell table:style-name="Table7.B51" office:value-type="string">
            <text:p text:style-name="Table_20_Contents"><text:span text:style-name="T1"/></text:p>
          </table:table-cell>
          <table:table-cell table:style-name="Table7.C51" office:value-type="string">
            <text:p text:style-name="Table_20_Contents"><text:span text:style-name="T1"/></text:p>
          </table:table-cell>
        </table:table-row>
        <table:table-row table:style-name="Table7.52">
          <table:table-cell table:style-name="Table7.A52" office:value-type="string">
            <text:p text:style-name="Table_20_Contents"><text:a xlink:type="simple" xlink:href="https://www.quackit.com/html/html_editors/scratchpad/?app=color_tester&amp;colorName=DarkSlateGray" office:target-frame-name="color-scheme" xlink:show="replace" text:style-name="Internet_20_link" text:visited-style-name="Visited_20_Internet_20_Link"><text:span text:style-name="T1">DarkSlateGray</text:span></text:a></text:p>
          </table:table-cell>
          <table:table-cell table:style-name="Table7.B52" office:value-type="string">
            <text:p text:style-name="Table_20_Contents"><text:a xlink:type="simple" xlink:href="https://www.quackit.com/html/html_editors/scratchpad/?app=color_tester&amp;hexColor=2F4F4F" office:target-frame-name="color-scheme" xlink:show="replace" text:style-name="Internet_20_link" text:visited-style-name="Visited_20_Internet_20_Link"><text:span text:style-name="T1">2F4F4F</text:span></text:a></text:p>
          </table:table-cell>
          <table:table-cell table:style-name="Table7.C52" office:value-type="string">
            <text:p text:style-name="Table_20_Contents"><text:a xlink:type="simple" xlink:href="https://www.quackit.com/html/html_editors/scratchpad/?app=color_tester&amp;rgbColor=47,79,79" office:target-frame-name="color-scheme" xlink:show="replace" text:style-name="Internet_20_link" text:visited-style-name="Visited_20_Internet_20_Link"><text:span text:style-name="T1">47,79,79</text:span></text:a></text:p>
          </table:table-cell>
        </table:table-row>
        <table:table-row>
          <table:table-cell table:style-name="Table7.A53" office:value-type="string">
            <text:p text:style-name="Table_20_Contents"><text:span text:style-name="T1"/></text:p>
          </table:table-cell>
          <table:table-cell table:style-name="Table7.B53" office:value-type="string">
            <text:p text:style-name="Table_20_Contents"><text:span text:style-name="T1"/></text:p>
          </table:table-cell>
          <table:table-cell table:style-name="Table7.C53" office:value-type="string">
            <text:p text:style-name="Table_20_Contents"><text:span text:style-name="T1"/></text:p>
          </table:table-cell>
        </table:table-row>
        <table:table-row table:style-name="Table7.54">
          <table:table-cell table:style-name="Table7.A54" office:value-type="string">
            <text:p text:style-name="Table_20_Contents"><text:a xlink:type="simple" xlink:href="https://www.quackit.com/html/html_editors/scratchpad/?app=color_tester&amp;colorName=Black" office:target-frame-name="color-scheme" xlink:show="replace" text:style-name="Internet_20_link" text:visited-style-name="Visited_20_Internet_20_Link"><text:span text:style-name="T1">Black</text:span></text:a></text:p>
          </table:table-cell>
          <table:table-cell table:style-name="Table7.B54" office:value-type="string">
            <text:p text:style-name="Table_20_Contents"><text:a xlink:type="simple" xlink:href="https://www.quackit.com/html/html_editors/scratchpad/?app=color_tester&amp;hexColor=000000" office:target-frame-name="color-scheme" xlink:show="replace" text:style-name="Internet_20_link" text:visited-style-name="Visited_20_Internet_20_Link"><text:span text:style-name="T1">000000</text:span></text:a></text:p>
          </table:table-cell>
          <table:table-cell table:style-name="Table7.C54" office:value-type="string">
            <text:p text:style-name="Table_20_Contents"><text:a xlink:type="simple" xlink:href="https://www.quackit.com/html/html_editors/scratchpad/?app=color_tester&amp;rgbColor=0,0,0" office:target-frame-name="color-scheme" xlink:show="replace" text:style-name="Internet_20_link" text:visited-style-name="Visited_20_Internet_20_Link"><text:span text:style-name="T1">0,0,0</text:span>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2T20:15:22.156000000</meta:creation-date>
    <dc:date>2021-12-12T20:35:14.288000000</dc:date>
    <meta:editing-duration>PT8M46S</meta:editing-duration>
    <meta:editing-cycles>1</meta:editing-cycles>
    <meta:document-statistic meta:table-count="7" meta:image-count="0" meta:object-count="0" meta:page-count="5" meta:paragraph-count="448" meta:word-count="455" meta:character-count="3813" meta:non-whitespace-character-count="3696"/>
    <meta:generator>Real_Office/6.2.3.2$Windows_x86 LibreOffice_project/b40a93cffb3080b9876e40c60e03703e9bd35612</meta:generator>
  </office:meta>
</office:document-meta>
</file>